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/>
      <style:text-properties fo:font-size="14pt" fo:language="en" fo:country="US" fo:font-weight="bold" officeooo:rsid="00716e93" officeooo:paragraph-rsid="00837629" style:font-size-asian="14pt" style:font-weight-asian="bold"/>
    </style:style>
    <style:style style:name="P2" style:family="paragraph" style:parent-style-name="List_20_Paragraph" style:list-style-name="WWNum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26cc2" officeooo:paragraph-rsid="00126cc2" style:font-size-asian="14pt" style:font-weight-asian="bold"/>
    </style:style>
    <style:style style:name="P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2bbb0" officeooo:paragraph-rsid="0012bbb0" style:font-size-asian="14pt" style:font-weight-asian="bold"/>
    </style:style>
    <style:style style:name="P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37c80" officeooo:paragraph-rsid="00137c80" style:font-size-asian="14pt" style:font-weight-asian="bold"/>
    </style:style>
    <style:style style:name="P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43a46" officeooo:paragraph-rsid="00143a46" style:font-size-asian="14pt" style:font-weight-asian="bold"/>
    </style:style>
    <style:style style:name="P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53708" officeooo:paragraph-rsid="00153708" style:font-size-asian="14pt" style:font-weight-asian="bold"/>
    </style:style>
    <style:style style:name="P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66242" officeooo:paragraph-rsid="00166242" style:font-size-asian="14pt" style:font-weight-asian="bold"/>
    </style:style>
    <style:style style:name="P1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8319c" officeooo:paragraph-rsid="0018319c" style:font-size-asian="14pt" style:font-weight-asian="bold"/>
    </style:style>
    <style:style style:name="P1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9a512" officeooo:paragraph-rsid="0019a512" style:font-size-asian="14pt" style:font-weight-asian="bold"/>
    </style:style>
    <style:style style:name="P1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b0f83" officeooo:paragraph-rsid="001b0f83" style:font-size-asian="14pt" style:font-weight-asian="bold"/>
    </style:style>
    <style:style style:name="P1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c6538" officeooo:paragraph-rsid="001c6538" style:font-size-asian="14pt" style:font-weight-asian="bold"/>
    </style:style>
    <style:style style:name="P1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d9e74" officeooo:paragraph-rsid="001d9e74" style:font-size-asian="14pt" style:font-weight-asian="bold"/>
    </style:style>
    <style:style style:name="P1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ea1c6" officeooo:paragraph-rsid="001ea1c6" style:font-size-asian="14pt" style:font-weight-asian="bold"/>
    </style:style>
    <style:style style:name="P1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f0f75" officeooo:paragraph-rsid="001f0f75" style:font-size-asian="14pt" style:font-weight-asian="bold"/>
    </style:style>
    <style:style style:name="P1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ff039" officeooo:paragraph-rsid="001ff039" style:font-size-asian="14pt" style:font-weight-asian="bold"/>
    </style:style>
    <style:style style:name="P1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0712b" officeooo:paragraph-rsid="0020712b" style:font-size-asian="14pt" style:font-weight-asian="bold"/>
    </style:style>
    <style:style style:name="P1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1f7c3" officeooo:paragraph-rsid="0021f7c3" style:font-size-asian="14pt" style:font-weight-asian="bold"/>
    </style:style>
    <style:style style:name="P2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1495" officeooo:paragraph-rsid="00221495" style:font-size-asian="14pt" style:font-weight-asian="bold"/>
    </style:style>
    <style:style style:name="P2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1495" officeooo:paragraph-rsid="00222cb9" style:font-size-asian="14pt" style:font-weight-asian="bold"/>
    </style:style>
    <style:style style:name="P2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2cb9" officeooo:paragraph-rsid="00222cb9" style:font-size-asian="14pt" style:font-weight-asian="bold"/>
    </style:style>
    <style:style style:name="P2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2d9b" officeooo:paragraph-rsid="00222d9b" style:font-size-asian="14pt" style:font-weight-asian="bold"/>
    </style:style>
    <style:style style:name="P2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68f3e" officeooo:paragraph-rsid="00268f3e" style:font-size-asian="14pt" style:font-weight-asian="bold"/>
    </style:style>
    <style:style style:name="P2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6e0e9" officeooo:paragraph-rsid="0026e0e9" style:font-size-asian="14pt" style:font-weight-asian="bold"/>
    </style:style>
    <style:style style:name="P2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7d75d" officeooo:paragraph-rsid="0027d75d" style:font-size-asian="14pt" style:font-weight-asian="bold"/>
    </style:style>
    <style:style style:name="P2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9cbb8" officeooo:paragraph-rsid="0029cbb8" style:font-size-asian="14pt" style:font-weight-asian="bold"/>
    </style:style>
    <style:style style:name="P2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9de0e" officeooo:paragraph-rsid="0029de0e" style:font-size-asian="14pt" style:font-weight-asian="bold"/>
    </style:style>
    <style:style style:name="P2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b5f55" officeooo:paragraph-rsid="002b5f55" style:font-size-asian="14pt" style:font-weight-asian="bold"/>
    </style:style>
    <style:style style:name="P3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d1879" officeooo:paragraph-rsid="002d1879" style:font-size-asian="14pt" style:font-weight-asian="bold"/>
    </style:style>
    <style:style style:name="P3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ed024" officeooo:paragraph-rsid="002ed024" style:font-size-asian="14pt" style:font-weight-asian="bold"/>
    </style:style>
    <style:style style:name="P3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0a003" officeooo:paragraph-rsid="0030a003" style:font-size-asian="14pt" style:font-weight-asian="bold"/>
    </style:style>
    <style:style style:name="P3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0c2b3" officeooo:paragraph-rsid="0030c2b3" style:font-size-asian="14pt" style:font-weight-asian="bold"/>
    </style:style>
    <style:style style:name="P3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102d5" officeooo:paragraph-rsid="003102d5" style:font-size-asian="14pt" style:font-weight-asian="bold"/>
    </style:style>
    <style:style style:name="P3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1f22c" officeooo:paragraph-rsid="0031f22c" style:font-size-asian="14pt" style:font-weight-asian="bold"/>
    </style:style>
    <style:style style:name="P3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2b2e2" officeooo:paragraph-rsid="0032b2e2" style:font-size-asian="14pt" style:font-weight-asian="bold"/>
    </style:style>
    <style:style style:name="P3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36074" officeooo:paragraph-rsid="00336074" style:font-size-asian="14pt" style:font-weight-asian="bold"/>
    </style:style>
    <style:style style:name="P3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3fd4f" officeooo:paragraph-rsid="0033fd4f" style:font-size-asian="14pt" style:font-weight-asian="bold"/>
    </style:style>
    <style:style style:name="P3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441b1" officeooo:paragraph-rsid="003441b1" style:font-size-asian="14pt" style:font-weight-asian="bold"/>
    </style:style>
    <style:style style:name="P4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64299" officeooo:paragraph-rsid="00364299" style:font-size-asian="14pt" style:font-weight-asian="bold"/>
    </style:style>
    <style:style style:name="P4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6a186" officeooo:paragraph-rsid="0036a186" style:font-size-asian="14pt" style:font-weight-asian="bold"/>
    </style:style>
    <style:style style:name="P4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81a16" officeooo:paragraph-rsid="00381a16" style:font-size-asian="14pt" style:font-weight-asian="bold"/>
    </style:style>
    <style:style style:name="P4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95749" officeooo:paragraph-rsid="00395749" style:font-size-asian="14pt" style:font-weight-asian="bold"/>
    </style:style>
    <style:style style:name="P4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a56a5" officeooo:paragraph-rsid="003a56a5" style:font-size-asian="14pt" style:font-weight-asian="bold"/>
    </style:style>
    <style:style style:name="P4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3dc0" officeooo:paragraph-rsid="003c3dc0" style:font-size-asian="14pt" style:font-weight-asian="bold"/>
    </style:style>
    <style:style style:name="P4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52ac" officeooo:paragraph-rsid="003c52ac" style:font-size-asian="14pt" style:font-weight-asian="bold"/>
    </style:style>
    <style:style style:name="P4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9295" officeooo:paragraph-rsid="003c9295" style:font-size-asian="14pt" style:font-weight-asian="bold"/>
    </style:style>
    <style:style style:name="P4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e8d93" officeooo:paragraph-rsid="003e8d93" style:font-size-asian="14pt" style:font-weight-asian="bold"/>
    </style:style>
    <style:style style:name="P4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e9338" officeooo:paragraph-rsid="003e9338" style:font-size-asian="14pt" style:font-weight-asian="bold"/>
    </style:style>
    <style:style style:name="P5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fbb74" officeooo:paragraph-rsid="003fbb74" style:font-size-asian="14pt" style:font-weight-asian="bold"/>
    </style:style>
    <style:style style:name="P5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12995" officeooo:paragraph-rsid="00412995" style:font-size-asian="14pt" style:font-weight-asian="bold"/>
    </style:style>
    <style:style style:name="P5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2147c" officeooo:paragraph-rsid="0042147c" style:font-size-asian="14pt" style:font-weight-asian="bold"/>
    </style:style>
    <style:style style:name="P5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29d83" officeooo:paragraph-rsid="00429d83" style:font-size-asian="14pt" style:font-weight-asian="bold"/>
    </style:style>
    <style:style style:name="P5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34f6a" officeooo:paragraph-rsid="00434f6a" style:font-size-asian="14pt" style:font-weight-asian="bold"/>
    </style:style>
    <style:style style:name="P5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54094" officeooo:paragraph-rsid="00454094" style:font-size-asian="14pt" style:font-weight-asian="bold"/>
    </style:style>
    <style:style style:name="P5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66772" officeooo:paragraph-rsid="00466772" style:font-size-asian="14pt" style:font-weight-asian="bold"/>
    </style:style>
    <style:style style:name="P5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793b5" officeooo:paragraph-rsid="004793b5" style:font-size-asian="14pt" style:font-weight-asian="bold"/>
    </style:style>
    <style:style style:name="P5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9336c" officeooo:paragraph-rsid="0049336c" style:font-size-asian="14pt" style:font-weight-asian="bold"/>
    </style:style>
    <style:style style:name="P5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a0495" officeooo:paragraph-rsid="004a0495" style:font-size-asian="14pt" style:font-weight-asian="bold"/>
    </style:style>
    <style:style style:name="P6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b3d06" officeooo:paragraph-rsid="004b3d06" style:font-size-asian="14pt" style:font-weight-asian="bold"/>
    </style:style>
    <style:style style:name="P6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cd89d" officeooo:paragraph-rsid="004cd89d" style:font-size-asian="14pt" style:font-weight-asian="bold"/>
    </style:style>
    <style:style style:name="P6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e56d7" officeooo:paragraph-rsid="004e56d7" style:font-size-asian="14pt" style:font-weight-asian="bold"/>
    </style:style>
    <style:style style:name="P6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efeb8" officeooo:paragraph-rsid="004efeb8" style:font-size-asian="14pt" style:font-weight-asian="bold"/>
    </style:style>
    <style:style style:name="P6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0b6d2" officeooo:paragraph-rsid="0050b6d2" style:font-size-asian="14pt" style:font-weight-asian="bold"/>
    </style:style>
    <style:style style:name="P6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1ed7c" officeooo:paragraph-rsid="0051ed7c" style:font-size-asian="14pt" style:font-weight-asian="bold"/>
    </style:style>
    <style:style style:name="P6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4feb4" officeooo:paragraph-rsid="0054feb4" style:font-size-asian="14pt" style:font-weight-asian="bold"/>
    </style:style>
    <style:style style:name="P6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59f47" officeooo:paragraph-rsid="00559f47" style:font-size-asian="14pt" style:font-weight-asian="bold"/>
    </style:style>
    <style:style style:name="P6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5fcc" officeooo:paragraph-rsid="00565fcc" style:font-size-asian="14pt" style:font-weight-asian="bold"/>
    </style:style>
    <style:style style:name="P6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a864" officeooo:paragraph-rsid="0056a864" style:font-size-asian="14pt" style:font-weight-asian="bold"/>
    </style:style>
    <style:style style:name="P7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c0af" officeooo:paragraph-rsid="0056c0af" style:font-size-asian="14pt" style:font-weight-asian="bold"/>
    </style:style>
    <style:style style:name="P7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7d751" officeooo:paragraph-rsid="0057d751" style:font-size-asian="14pt" style:font-weight-asian="bold"/>
    </style:style>
    <style:style style:name="P7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6918" officeooo:paragraph-rsid="00596918" style:font-size-asian="14pt" style:font-weight-asian="bold"/>
    </style:style>
    <style:style style:name="P7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6918" officeooo:paragraph-rsid="0059cfbc" style:font-size-asian="14pt" style:font-weight-asian="bold"/>
    </style:style>
    <style:style style:name="P7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cfbc" officeooo:paragraph-rsid="0059cfbc" style:font-size-asian="14pt" style:font-weight-asian="bold"/>
    </style:style>
    <style:style style:name="P7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d3f7" officeooo:paragraph-rsid="0059d3f7" style:font-size-asian="14pt" style:font-weight-asian="bold"/>
    </style:style>
    <style:style style:name="P7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06ac" officeooo:paragraph-rsid="005b06ac" style:font-size-asian="14pt" style:font-weight-asian="bold"/>
    </style:style>
    <style:style style:name="P7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6ec2" officeooo:paragraph-rsid="005b6ec2" style:font-size-asian="14pt" style:font-weight-asian="bold"/>
    </style:style>
    <style:style style:name="P7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b155" officeooo:paragraph-rsid="005bb155" style:font-size-asian="14pt" style:font-weight-asian="bold"/>
    </style:style>
    <style:style style:name="P7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c54c3" officeooo:paragraph-rsid="005bb155" style:font-size-asian="14pt" style:font-weight-asian="bold"/>
    </style:style>
    <style:style style:name="P8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c54c3" officeooo:paragraph-rsid="005c54c3" style:font-size-asian="14pt" style:font-weight-asian="bold"/>
    </style:style>
    <style:style style:name="P8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dc85d" officeooo:paragraph-rsid="005dc85d" style:font-size-asian="14pt" style:font-weight-asian="bold"/>
    </style:style>
    <style:style style:name="P8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ea961" officeooo:paragraph-rsid="005ea961" style:font-size-asian="14pt" style:font-weight-asian="bold"/>
    </style:style>
    <style:style style:name="P8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ee7d4" officeooo:paragraph-rsid="005ee7d4" style:font-size-asian="14pt" style:font-weight-asian="bold"/>
    </style:style>
    <style:style style:name="P8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f633f" officeooo:paragraph-rsid="005f633f" style:font-size-asian="14pt" style:font-weight-asian="bold"/>
    </style:style>
    <style:style style:name="P8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032e0" officeooo:paragraph-rsid="006032e0" style:font-size-asian="14pt" style:font-weight-asian="bold"/>
    </style:style>
    <style:style style:name="P8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0f3f0" officeooo:paragraph-rsid="0060f3f0" style:font-size-asian="14pt" style:font-weight-asian="bold"/>
    </style:style>
    <style:style style:name="P8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1698e" officeooo:paragraph-rsid="0061698e" style:font-size-asian="14pt" style:font-weight-asian="bold"/>
    </style:style>
    <style:style style:name="P8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794e" officeooo:paragraph-rsid="0062794e" style:font-size-asian="14pt" style:font-weight-asian="bold"/>
    </style:style>
    <style:style style:name="P8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ace9" officeooo:paragraph-rsid="0062ace9" style:font-size-asian="14pt" style:font-weight-asian="bold"/>
    </style:style>
    <style:style style:name="P9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f265" officeooo:paragraph-rsid="0062f265" style:font-size-asian="14pt" style:font-weight-asian="bold"/>
    </style:style>
    <style:style style:name="P9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3c25c" officeooo:paragraph-rsid="0063c25c" style:font-size-asian="14pt" style:font-weight-asian="bold"/>
    </style:style>
    <style:style style:name="P9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54a86" officeooo:paragraph-rsid="00654a86" style:font-size-asian="14pt" style:font-weight-asian="bold"/>
    </style:style>
    <style:style style:name="P9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6a26f" officeooo:paragraph-rsid="0066a26f" style:font-size-asian="14pt" style:font-weight-asian="bold"/>
    </style:style>
    <style:style style:name="P9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778de" officeooo:paragraph-rsid="006778de" style:font-size-asian="14pt" style:font-weight-asian="bold"/>
    </style:style>
    <style:style style:name="P9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8f340" officeooo:paragraph-rsid="0068f340" style:font-size-asian="14pt" style:font-weight-asian="bold"/>
    </style:style>
    <style:style style:name="P9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a00d6" officeooo:paragraph-rsid="006a00d6" style:font-size-asian="14pt" style:font-weight-asian="bold"/>
    </style:style>
    <style:style style:name="P9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ae29d" officeooo:paragraph-rsid="006ae29d" style:font-size-asian="14pt" style:font-weight-asian="bold"/>
    </style:style>
    <style:style style:name="P9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c8f8e" officeooo:paragraph-rsid="006c8f8e" style:font-size-asian="14pt" style:font-weight-asian="bold"/>
    </style:style>
    <style:style style:name="P9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d22f4" officeooo:paragraph-rsid="006d22f4" style:font-size-asian="14pt" style:font-weight-asian="bold"/>
    </style:style>
    <style:style style:name="P10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d5abe" officeooo:paragraph-rsid="006d5abe" style:font-size-asian="14pt" style:font-weight-asian="bold"/>
    </style:style>
    <style:style style:name="P10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e3562" officeooo:paragraph-rsid="006e3562" style:font-size-asian="14pt" style:font-weight-asian="bold"/>
    </style:style>
    <style:style style:name="P10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e3562" officeooo:paragraph-rsid="006f0ef7" style:font-size-asian="14pt" style:font-weight-asian="bold"/>
    </style:style>
    <style:style style:name="P10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0ef7" officeooo:paragraph-rsid="006f0ef7" style:font-size-asian="14pt" style:font-weight-asian="bold"/>
    </style:style>
    <style:style style:name="P10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33b8" officeooo:paragraph-rsid="006f33b8" style:font-size-asian="14pt" style:font-weight-asian="bold"/>
    </style:style>
    <style:style style:name="P10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33b8" officeooo:paragraph-rsid="0070dac8" style:font-size-asian="14pt" style:font-weight-asian="bold"/>
    </style:style>
    <style:style style:name="P10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0dac8" officeooo:paragraph-rsid="0070dac8" style:font-size-asian="14pt" style:font-weight-asian="bold"/>
    </style:style>
    <style:style style:name="P10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0f95c" officeooo:paragraph-rsid="0070f95c" style:font-size-asian="14pt" style:font-weight-asian="bold"/>
    </style:style>
    <style:style style:name="P10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16e93" officeooo:paragraph-rsid="00716e93" style:font-size-asian="14pt" style:font-weight-asian="bold"/>
    </style:style>
    <style:style style:name="P10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30611" officeooo:paragraph-rsid="00730611" style:font-size-asian="14pt" style:font-weight-asian="bold"/>
    </style:style>
    <style:style style:name="P11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4eae1" officeooo:paragraph-rsid="0074eae1" style:font-size-asian="14pt" style:font-weight-asian="bold"/>
    </style:style>
    <style:style style:name="P11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696ca" officeooo:paragraph-rsid="007696ca" style:font-size-asian="14pt" style:font-weight-asian="bold"/>
    </style:style>
    <style:style style:name="P11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6cab2" officeooo:paragraph-rsid="0076cab2" style:font-size-asian="14pt" style:font-weight-asian="bold"/>
    </style:style>
    <style:style style:name="P11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88e52" officeooo:paragraph-rsid="00788e52" style:font-size-asian="14pt" style:font-weight-asian="bold"/>
    </style:style>
    <style:style style:name="P11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b94a1" officeooo:paragraph-rsid="007b94a1" style:font-size-asian="14pt" style:font-weight-asian="bold"/>
    </style:style>
    <style:style style:name="P11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d2dc5" officeooo:paragraph-rsid="007d2dc5" style:font-size-asian="14pt" style:font-weight-asian="bold"/>
    </style:style>
    <style:style style:name="P11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e4c70" officeooo:paragraph-rsid="007e4c70" style:font-size-asian="14pt" style:font-weight-asian="bold"/>
    </style:style>
    <style:style style:name="P11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ee5b2" officeooo:paragraph-rsid="007ee5b2" style:font-size-asian="14pt" style:font-weight-asian="bold"/>
    </style:style>
    <style:style style:name="P11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0c338" officeooo:paragraph-rsid="0080c338" style:font-size-asian="14pt" style:font-weight-asian="bold"/>
    </style:style>
    <style:style style:name="P11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1cd31" officeooo:paragraph-rsid="0081cd31" style:font-size-asian="14pt" style:font-weight-asian="bold"/>
    </style:style>
    <style:style style:name="P12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2dfb0" officeooo:paragraph-rsid="0082dfb0" style:font-size-asian="14pt" style:font-weight-asian="bold"/>
    </style:style>
    <style:style style:name="P12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37629" officeooo:paragraph-rsid="00837629" style:font-size-asian="14pt" style:font-weight-asian="bold"/>
    </style:style>
    <style:style style:name="P12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805e8" officeooo:paragraph-rsid="008805e8" style:font-size-asian="14pt" style:font-weight-asian="bold"/>
    </style:style>
    <style:style style:name="P12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9c002" officeooo:paragraph-rsid="0089c002" style:font-size-asian="14pt" style:font-weight-asian="bold"/>
    </style:style>
    <style:style style:name="P12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af5d8" officeooo:paragraph-rsid="008af5d8" style:font-size-asian="14pt" style:font-weight-asian="bold"/>
    </style:style>
    <style:style style:name="P12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b43e9" officeooo:paragraph-rsid="008b43e9" style:font-size-asian="14pt" style:font-weight-asian="bold"/>
    </style:style>
    <style:style style:name="P12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c0fc6" officeooo:paragraph-rsid="008c0fc6" style:font-size-asian="14pt" style:font-weight-asian="bold"/>
    </style:style>
    <style:style style:name="P127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/>
      <style:text-properties fo:font-size="14pt" fo:language="en" fo:country="US" fo:font-weight="bold" officeooo:rsid="0059cfbc" officeooo:paragraph-rsid="0059cfbc" style:font-size-asian="14pt" style:font-weight-asian="bold"/>
    </style:style>
    <style:style style:name="P128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/>
      <style:text-properties officeooo:paragraph-rsid="0059cfbc"/>
    </style:style>
    <style:style style:name="T1" style:family="text">
      <style:text-properties officeooo:rsid="00153708"/>
    </style:style>
    <style:style style:name="T2" style:family="text">
      <style:text-properties officeooo:rsid="0018319c"/>
    </style:style>
    <style:style style:name="T3" style:family="text">
      <style:text-properties officeooo:rsid="001e8d2c"/>
    </style:style>
    <style:style style:name="T4" style:family="text">
      <style:text-properties officeooo:rsid="00222cb9"/>
    </style:style>
    <style:style style:name="T5" style:family="text">
      <style:text-properties officeooo:rsid="00353ba2"/>
    </style:style>
    <style:style style:name="T6" style:family="text">
      <style:text-properties officeooo:rsid="00395749"/>
    </style:style>
    <style:style style:name="T7" style:family="text">
      <style:text-properties officeooo:rsid="003e8d93"/>
    </style:style>
    <style:style style:name="T8" style:family="text">
      <style:text-properties officeooo:rsid="0059cfbc"/>
    </style:style>
    <style:style style:name="T9" style:family="text">
      <style:text-properties officeooo:rsid="0059cfbc" style:font-weight-complex="bold"/>
    </style:style>
    <style:style style:name="T10" style:family="text">
      <style:text-properties officeooo:rsid="005b6ec2"/>
    </style:style>
    <style:style style:name="T11" style:family="text">
      <style:text-properties officeooo:rsid="00654a86"/>
    </style:style>
    <style:style style:name="T12" style:family="text">
      <style:text-properties officeooo:rsid="006ae29d"/>
    </style:style>
    <style:style style:name="T13" style:family="text">
      <style:text-properties officeooo:rsid="006f0ef7"/>
    </style:style>
    <style:style style:name="T14" style:family="text">
      <style:text-properties officeooo:rsid="0070dac8"/>
    </style:style>
    <style:style style:name="T15" style:family="text">
      <style:text-properties officeooo:rsid="0080c338"/>
    </style:style>
    <style:style style:name="T16" style:family="text">
      <style:text-properties officeooo:rsid="008b43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23254065" text:style-name="WWNum1">
        <text:list-item>
          <text:p text:style-name="P2">It’ll be a standard procedure </text:p>
        </text:list-item>
        <text:list-item>
          <text:p text:style-name="P3">I wore a belt </text:p>
        </text:list-item>
        <text:list-item>
          <text:p text:style-name="P3">What would you do in this situation <text:s/></text:p>
        </text:list-item>
        <text:list-item>
          <text:p text:style-name="P3">I read it in this article </text:p>
        </text:list-item>
        <text:list-item>
          <text:p text:style-name="P3">I should lean English more intensively </text:p>
        </text:list-item>
        <text:list-item>
          <text:p text:style-name="P3">It’ll your last chance </text:p>
        </text:list-item>
        <text:list-item>
          <text:p text:style-name="P3">they controlled it </text:p>
        </text:list-item>
        <text:list-item>
          <text:p text:style-name="P3">was it a serious crisis?</text:p>
        </text:list-item>
        <text:list-item>
          <text:p text:style-name="P3">he thinks so</text:p>
        </text:list-item>
        <text:list-item>
          <text:p text:style-name="P3">how controls it</text:p>
        </text:list-item>
        <text:list-item>
          <text:p text:style-name="P3">i usually do it</text:p>
        </text:list-item>
        <text:list-item>
          <text:p text:style-name="P3">she calculated it incorrectly </text:p>
        </text:list-item>
        <text:list-item>
          <text:p text:style-name="P3">I need to call their employees </text:p>
        </text:list-item>
        <text:list-item>
          <text:p text:style-name="P3">is she from Italy?</text:p>
        </text:list-item>
        <text:list-item>
          <text:p text:style-name="P3">Will the temperature be below zero?</text:p>
        </text:list-item>
        <text:list-item>
          <text:p text:style-name="P3">The teacher explained it to us </text:p>
        </text:list-item>
        <text:list-item>
          <text:p text:style-name="P3">How long is it?</text:p>
        </text:list-item>
        <text:list-item>
          <text:p text:style-name="P3">I spoke only English </text:p>
        </text:list-item>
        <text:list-item>
          <text:p text:style-name="P3">This video is much longer </text:p>
        </text:list-item>
        <text:list-item>
          <text:p text:style-name="P3">It’s so effective </text:p>
        </text:list-item>
        <text:list-item>
          <text:p text:style-name="P3">I’ll manage to enter this university </text:p>
        </text:list-item>
        <text:list-item>
          <text:p text:style-name="P3">The students guessed the correct answer </text:p>
        </text:list-item>
        <text:list-item>
          <text:p text:style-name="P3">I answered the following questions </text:p>
        </text:list-item>
        <text:list-item>
          <text:p text:style-name="P3">As for ‘usually’, we put it in the middle <text:s/></text:p>
        </text:list-item>
        <text:list-item>
          <text:p text:style-name="P3">I like swimming <text:s text:c="2"/></text:p>
        </text:list-item>
        <text:list-item>
          <text:p text:style-name="P3">I mentioned different things including this thing</text:p>
        </text:list-item>
        <text:list-item>
          <text:p text:style-name="P3">We took his offer </text:p>
        </text:list-item>
        <text:list-item>
          <text:p text:style-name="P3">It’s inconvenient for me </text:p>
        </text:list-item>
        <text:list-item>
          <text:p text:style-name="P3">He suggests going to the cinema </text:p>
        </text:list-item>
        <text:list-item>
          <text:p text:style-name="P3">He tries to help me </text:p>
        </text:list-item>
        <text:list-item>
          <text:p text:style-name="P3">She’s so clever </text:p>
        </text:list-item>
        <text:list-item>
          <text:p text:style-name="P3">He wasted time </text:p>
        </text:list-item>
        <text:list-item>
          <text:p text:style-name="P3">He has an offer </text:p>
        </text:list-item>
        <text:list-item>
          <text:p text:style-name="P3">My progress is so big </text:p>
        </text:list-item>
        <text:list-item>
          <text:p text:style-name="P3">It won’t bring you more money</text:p>
        </text:list-item>
        <text:list-item>
          <text:p text:style-name="P3">Do you support him?</text:p>
        </text:list-item>
        <text:list-item>
          <text:p text:style-name="P3">Will it change their attitude to health?</text:p>
        </text:list-item>
        <text:list-item>
          <text:p text:style-name="P3"><text:soft-page-break/>They burnt the village </text:p>
        </text:list-item>
        <text:list-item>
          <text:p text:style-name="P3">We chose the first answer </text:p>
        </text:list-item>
        <text:list-item>
          <text:p text:style-name="P3">I’m sure knowledge is power</text:p>
        </text:list-item>
        <text:list-item>
          <text:p text:style-name="P3">They feel really worried </text:p>
        </text:list-item>
        <text:list-item>
          <text:p text:style-name="P3">Did it last for more than two hours?</text:p>
        </text:list-item>
        <text:list-item>
          <text:p text:style-name="P3">It’s an important thing </text:p>
        </text:list-item>
        <text:list-item>
          <text:p text:style-name="P3">He has a company </text:p>
        </text:list-item>
        <text:list-item>
          <text:p text:style-name="P3">Its profit is so big </text:p>
        </text:list-item>
        <text:list-item>
          <text:p text:style-name="P3">This chair isn’t comfortable </text:p>
        </text:list-item>
        <text:list-item>
          <text:p text:style-name="P3">We live in this place</text:p>
        </text:list-item>
        <text:list-item>
          <text:p text:style-name="P3">These lessons are so effective </text:p>
        </text:list-item>
        <text:list-item>
          <text:p text:style-name="P3">He wosn’t the only owner <text:s/></text:p>
        </text:list-item>
        <text:list-item>
          <text:p text:style-name="P3">What does this word mean?</text:p>
        </text:list-item>
        <text:list-item>
          <text:p text:style-name="P3">It’s better </text:p>
        </text:list-item>
        <text:list-item>
          <text:p text:style-name="P3">I’m thirty one </text:p>
        </text:list-item>
        <text:list-item>
          <text:p text:style-name="P3">Where did you express your point of view?</text:p>
        </text:list-item>
        <text:list-item>
          <text:p text:style-name="P3">He has few enemies <text:s/></text:p>
        </text:list-item>
        <text:list-item>
          <text:p text:style-name="P3">I’m bored with that method </text:p>
        </text:list-item>
        <text:list-item>
          <text:p text:style-name="P3">I’ll try not to spend all the money </text:p>
        </text:list-item>
        <text:list-item>
          <text:p text:style-name="P3">He bought a new car </text:p>
        </text:list-item>
        <text:list-item>
          <text:p text:style-name="P3">She won’t deny that fact </text:p>
        </text:list-item>
        <text:list-item>
          <text:p text:style-name="P3">He gets so many emails every day </text:p>
        </text:list-item>
        <text:list-item>
          <text:p text:style-name="P3">It developed my professional skills </text:p>
        </text:list-item>
        <text:list-item>
          <text:p text:style-name="P3">We’re near </text:p>
        </text:list-item>
        <text:list-item>
          <text:p text:style-name="P3">I communicate with different people </text:p>
        </text:list-item>
        <text:list-item>
          <text:p text:style-name="P3">She misses you</text:p>
        </text:list-item>
        <text:list-item>
          <text:p text:style-name="P3">He deserved it</text:p>
        </text:list-item>
        <text:list-item>
          <text:p text:style-name="P3">Is the result very good?</text:p>
        </text:list-item>
        <text:list-item>
          <text:p text:style-name="P3">How are these exercises?</text:p>
        </text:list-item>
        <text:list-item>
          <text:p text:style-name="P3">He’s single </text:p>
        </text:list-item>
        <text:list-item>
          <text:p text:style-name="P3">He had a very spacious house </text:p>
        </text:list-item>
        <text:list-item>
          <text:p text:style-name="P3">How regularly will the employees make this kind of reports </text:p>
        </text:list-item>
        <text:list-item>
          <text:p text:style-name="P3">My business partner will lend him this sum of money </text:p>
        </text:list-item>
        <text:list-item>
          <text:p text:style-name="P3">She fed the cat </text:p>
        </text:list-item>
        <text:list-item>
          <text:p text:style-name="P3">Our boss insisted on doing it </text:p>
        </text:list-item>
        <text:list-item>
          <text:p text:style-name="P3">Who will it shock?</text:p>
        </text:list-item>
        <text:list-item>
          <text:p text:style-name="P3">The boys weren’t weak</text:p>
        </text:list-item>
        <text:list-item>
          <text:p text:style-name="P3"><text:soft-page-break/>She lost her keys </text:p>
        </text:list-item>
        <text:list-item>
          <text:p text:style-name="P3">How difficult is the test</text:p>
        </text:list-item>
        <text:list-item>
          <text:p text:style-name="P3">I managed to do it </text:p>
        </text:list-item>
        <text:list-item>
          <text:p text:style-name="P3">Will it last for more than two years?</text:p>
        </text:list-item>
        <text:list-item>
          <text:p text:style-name="P3">Who was there?</text:p>
        </text:list-item>
        <text:list-item>
          <text:p text:style-name="P3">We understand you</text:p>
        </text:list-item>
        <text:list-item>
          <text:p text:style-name="P3">I need this information </text:p>
        </text:list-item>
        <text:list-item>
          <text:p text:style-name="P3">Do you play the piano?</text:p>
        </text:list-item>
        <text:list-item>
          <text:p text:style-name="P3">I compared these two methods </text:p>
        </text:list-item>
        <text:list-item>
          <text:p text:style-name="P3">Is it cold here?</text:p>
        </text:list-item>
        <text:list-item>
          <text:p text:style-name="P3">You can count on me </text:p>
        </text:list-item>
        <text:list-item>
          <text:p text:style-name="P3">We tried to double our sales </text:p>
        </text:list-item>
        <text:list-item>
          <text:p text:style-name="P3">Your help very is important </text:p>
        </text:list-item>
        <text:list-item>
          <text:p text:style-name="P3">He’s a young man </text:p>
        </text:list-item>
        <text:list-item>
          <text:p text:style-name="P3">The house belonged to them </text:p>
        </text:list-item>
        <text:list-item>
          <text:p text:style-name="P3">I’m impressed by the beauty of this place </text:p>
        </text:list-item>
        <text:list-item>
          <text:p text:style-name="P3">How much money do you earn?</text:p>
        </text:list-item>
        <text:list-item>
          <text:p text:style-name="P3">We aren’t crazy</text:p>
        </text:list-item>
        <text:list-item>
          <text:p text:style-name="P3">I deleted this comment </text:p>
        </text:list-item>
        <text:list-item>
          <text:p text:style-name="P3">He withdrew all the money </text:p>
        </text:list-item>
        <text:list-item>
          <text:p text:style-name="P3">She redid this exercise <text:s/></text:p>
        </text:list-item>
        <text:list-item>
          <text:p text:style-name="P3">It seems unimportant </text:p>
        </text:list-item>
        <text:list-item>
          <text:p text:style-name="P3">I’ll do my best to get this job</text:p>
        </text:list-item>
        <text:list-item>
          <text:p text:style-name="P3">He spent all his life on it </text:p>
        </text:list-item>
        <text:list-item>
          <text:p text:style-name="P3">Did I ask it correctly? Did I say it incorrectly?</text:p>
        </text:list-item>
        <text:list-item>
          <text:p text:style-name="P3">I’m sure our hard work will lead us to success </text:p>
        </text:list-item>
        <text:list-item>
          <text:p text:style-name="P3">He really thinks so</text:p>
        </text:list-item>
        <text:list-item>
          <text:p text:style-name="P3">How often did you try to do it <text:s/></text:p>
        </text:list-item>
        <text:list-item>
          <text:p text:style-name="P3">I’ll manage to do it (in spite of / despite) all these difficulties <text:s text:c="2"/></text:p>
        </text:list-item>
        <text:list-item>
          <text:p text:style-name="P3">How old is your brother </text:p>
        </text:list-item>
        <text:list-item>
          <text:p text:style-name="P3">This company is very rich </text:p>
        </text:list-item>
        <text:list-item>
          <text:p text:style-name="P3">How interesting is it?</text:p>
        </text:list-item>
        <text:list-item>
          <text:p text:style-name="P3">How did you solve this problem?</text:p>
        </text:list-item>
        <text:list-item>
          <text:p text:style-name="P3">I finished working on that project</text:p>
        </text:list-item>
        <text:list-item>
          <text:p text:style-name="P3">She’s very poor</text:p>
        </text:list-item>
        <text:list-item>
          <text:p text:style-name="P3">You spend too much time on it</text:p>
        </text:list-item>
        <text:list-item>
          <text:p text:style-name="P3"><text:soft-page-break/>Who will be interested?</text:p>
        </text:list-item>
        <text:list-item>
          <text:p text:style-name="P3">She cut the meat </text:p>
        </text:list-item>
        <text:list-item>
          <text:p text:style-name="P3">I’ll be able to do it in spire of such serious problems <text:tab/></text:p>
        </text:list-item>
        <text:list-item>
          <text:p text:style-name="P3">I go to work</text:p>
        </text:list-item>
        <text:list-item>
          <text:p text:style-name="P3">It surprised is greatly </text:p>
        </text:list-item>
        <text:list-item>
          <text:p text:style-name="P3">Will she close her eyes on it?</text:p>
        </text:list-item>
        <text:list-item>
          <text:p text:style-name="P3">This measures won’t be radical enough </text:p>
        </text:list-item>
        <text:list-item>
          <text:p text:style-name="P3">Where did you find it?</text:p>
        </text:list-item>
        <text:list-item>
          <text:p text:style-name="P3">Do they support this decision?</text:p>
        </text:list-item>
        <text:list-item>
          <text:p text:style-name="P3">We share your point of view </text:p>
        </text:list-item>
        <text:list-item>
          <text:p text:style-name="P3">My father will leave home soon </text:p>
        </text:list-item>
        <text:list-item>
          <text:p text:style-name="P3">I prepared for the exam</text:p>
        </text:list-item>
        <text:list-item>
          <text:p text:style-name="P3">He doesn’t try to find a good job</text:p>
        </text:list-item>
        <text:list-item>
          <text:p text:style-name="P3">How is it? How much does it cost?</text:p>
        </text:list-item>
        <text:list-item>
          <text:p text:style-name="P3">We have lots of inspiration <text:s/></text:p>
        </text:list-item>
        <text:list-item>
          <text:p text:style-name="P3">My best friend recommended this channel to me</text:p>
        </text:list-item>
        <text:list-item>
          <text:p text:style-name="P3">I enjoy learning English </text:p>
        </text:list-item>
        <text:list-item>
          <text:p text:style-name="P3">What channels were really interesting?</text:p>
        </text:list-item>
        <text:list-item>
          <text:p text:style-name="P3">That offer wasn’t attractive <text:s/></text:p>
        </text:list-item>
        <text:list-item>
          <text:p text:style-name="P3">What seems important?</text:p>
        </text:list-item>
        <text:list-item>
          <text:p text:style-name="P3">He won’t solve this task so easily </text:p>
        </text:list-item>
        <text:list-item>
          <text:p text:style-name="P3">He prefers this strategy <text:s/></text:p>
        </text:list-item>
        <text:list-item>
          <text:p text:style-name="P3">He lit the light </text:p>
        </text:list-item>
        <text:list-item>
          <text:p text:style-name="P3">I admire you </text:p>
        </text:list-item>
        <text:list-item>
          <text:p text:style-name="P3">It didn’t impress us </text:p>
        </text:list-item>
        <text:list-item>
          <text:p text:style-name="P3">How do you usually get to that place?</text:p>
        </text:list-item>
        <text:list-item>
          <text:p text:style-name="P3">It’s necessary to learn these words </text:p>
        </text:list-item>
        <text:list-item>
          <text:p text:style-name="P3">I want to have a good car</text:p>
        </text:list-item>
        <text:list-item>
          <text:p text:style-name="P3">You have a choice </text:p>
        </text:list-item>
        <text:list-item>
          <text:p text:style-name="P3">It cost more than he thinks </text:p>
        </text:list-item>
        <text:list-item>
          <text:p text:style-name="P3">This is my wife </text:p>
        </text:list-item>
        <text:list-item>
          <text:p text:style-name="P3">Who paid for them?</text:p>
        </text:list-item>
        <text:list-item>
          <text:p text:style-name="P3">I live in the same place</text:p>
        </text:list-item>
        <text:list-item>
          <text:p text:style-name="P3">His offer sounded really strange </text:p>
        </text:list-item>
        <text:list-item>
          <text:p text:style-name="P3">It cost three million dollars </text:p>
        </text:list-item>
        <text:list-item>
          <text:p text:style-name="P3">I think we don’t need to reinvent the wheel </text:p>
        </text:list-item>
        <text:list-item>
          <text:p text:style-name="P3">Why was he so pessimistic?</text:p>
        </text:list-item>
        <text:list-item>
          <text:p text:style-name="P3"><text:soft-page-break/>I try to adapt to this conditions </text:p>
        </text:list-item>
        <text:list-item>
          <text:p text:style-name="P3">Is it a very big problem?</text:p>
        </text:list-item>
        <text:list-item>
          <text:p text:style-name="P3">Who laughed at you?</text:p>
        </text:list-item>
        <text:list-item>
          <text:p text:style-name="P3">I started learning English by myself <text:s/></text:p>
        </text:list-item>
        <text:list-item>
          <text:p text:style-name="P3">Will it be a waste of time?</text:p>
        </text:list-item>
        <text:list-item>
          <text:p text:style-name="P3">He feels really worried</text:p>
        </text:list-item>
        <text:list-item>
          <text:p text:style-name="P3">Who laughed at him?</text:p>
        </text:list-item>
        <text:list-item>
          <text:p text:style-name="P3">We considered it really important </text:p>
        </text:list-item>
        <text:list-item>
          <text:p text:style-name="P3">I see he really likes it </text:p>
        </text:list-item>
        <text:list-item>
          <text:p text:style-name="P3">When is she free?</text:p>
        </text:list-item>
        <text:list-item>
          <text:p text:style-name="P3">Is he their client?</text:p>
        </text:list-item>
        <text:list-item>
          <text:p text:style-name="P3">The workers won’t support this initiative </text:p>
        </text:list-item>
        <text:list-item>
          <text:p text:style-name="P3">Is it an important detail?</text:p>
        </text:list-item>
        <text:list-item>
          <text:p text:style-name="P3">It was possible in the end </text:p>
        </text:list-item>
        <text:list-item>
          <text:p text:style-name="P3">It wasn’t his achievement </text:p>
        </text:list-item>
        <text:list-item>
          <text:p text:style-name="P3">Will the directer say it soon?</text:p>
        </text:list-item>
        <text:list-item>
          <text:p text:style-name="P3">It required much more professionalism </text:p>
        </text:list-item>
        <text:list-item>
          <text:p text:style-name="P3">It isn’t rainy. It’s sunny </text:p>
        </text:list-item>
        <text:list-item>
          <text:p text:style-name="P3">We overcame different difficulties </text:p>
        </text:list-item>
        <text:list-item>
          <text:p text:style-name="P3">When does he feel happy?</text:p>
        </text:list-item>
        <text:list-item>
          <text:p text:style-name="P3">She was there instead of him</text:p>
        </text:list-item>
        <text:list-item>
          <text:p text:style-name="P3">I know I have a good sense of humor </text:p>
        </text:list-item>
        <text:list-item>
          <text:p text:style-name="P3">We were there instead of them </text:p>
        </text:list-item>
        <text:list-item>
          <text:p text:style-name="P3">This worker will get tired soon <text:s/></text:p>
        </text:list-item>
        <text:list-item>
          <text:p text:style-name="P3">He apologized for his rude behavior </text:p>
        </text:list-item>
        <text:list-item>
          <text:p text:style-name="P3">I really like this playlist</text:p>
        </text:list-item>
        <text:list-item>
          <text:p text:style-name="P3">The news impressed him </text:p>
        </text:list-item>
        <text:list-item>
          <text:p text:style-name="P3">I’ll try not to spend so much money <text:s/></text:p>
        </text:list-item>
        <text:list-item>
          <text:p text:style-name="P3">Is it your size?</text:p>
        </text:list-item>
        <text:list-item>
          <text:p text:style-name="P3">He experienced so many difficulties </text:p>
        </text:list-item>
        <text:list-item>
          <text:p text:style-name="P3">We’ll minimize the costs </text:p>
        </text:list-item>
        <text:list-item>
          <text:p text:style-name="P3">What kind of person was he?</text:p>
        </text:list-item>
        <text:list-item>
          <text:p text:style-name="P3">She found a better place </text:p>
        </text:list-item>
        <text:list-item>
          <text:p text:style-name="P3">Is this boy his younger brother?</text:p>
        </text:list-item>
        <text:list-item>
          <text:p text:style-name="P3">You’ll be satisfied with your result</text:p>
        </text:list-item>
        <text:list-item>
          <text:p text:style-name="P3">I’ll do my best to speak English fluently </text:p>
        </text:list-item>
        <text:list-item>
          <text:p text:style-name="P3">I put it on the table </text:p>
        </text:list-item>
        <text:list-item>
          <text:p text:style-name="P3"><text:soft-page-break/>He showed his dissatisfaction </text:p>
        </text:list-item>
        <text:list-item>
          <text:p text:style-name="P3">We’re full of energy </text:p>
        </text:list-item>
        <text:list-item>
          <text:p text:style-name="P3">You know it</text:p>
        </text:list-item>
        <text:list-item>
          <text:p text:style-name="P3">When will you start translating it from Russia into English?</text:p>
        </text:list-item>
        <text:list-item>
          <text:p text:style-name="P3">You’ll see it at the end of the presentation </text:p>
        </text:list-item>
        <text:list-item>
          <text:p text:style-name="P3">They produced very expensive goods</text:p>
        </text:list-item>
        <text:list-item>
          <text:p text:style-name="P3">I started preparing for my exams </text:p>
        </text:list-item>
        <text:list-item>
          <text:p text:style-name="P3">We heard it at the end of the video</text:p>
        </text:list-item>
        <text:list-item>
          <text:p text:style-name="P3">This is my car </text:p>
        </text:list-item>
        <text:list-item>
          <text:p text:style-name="P3">I think I’ll learn English in two years </text:p>
        </text:list-item>
        <text:list-item>
          <text:p text:style-name="P3">He’s bad at dancing </text:p>
        </text:list-item>
        <text:list-item>
          <text:p text:style-name="P3">I did my best to study better <text:s/></text:p>
        </text:list-item>
        <text:list-item>
          <text:p text:style-name="P3">Health was in the first place for her </text:p>
        </text:list-item>
        <text:list-item>
          <text:p text:style-name="P3">He usually gets several e-mails a day </text:p>
        </text:list-item>
        <text:list-item>
          <text:p text:style-name="P3">It’s very loud </text:p>
        </text:list-item>
        <text:list-item>
          <text:p text:style-name="P3">He entered the building </text:p>
        </text:list-item>
        <text:list-item>
          <text:p text:style-name="P3">I want to speak English better </text:p>
        </text:list-item>
        <text:list-item>
          <text:p text:style-name="P3">You should pay attention to it</text:p>
        </text:list-item>
        <text:list-item>
          <text:p text:style-name="P3">She’s bad at dancing</text:p>
        </text:list-item>
        <text:list-item>
          <text:p text:style-name="P3">It was necessary to translate this sentence </text:p>
        </text:list-item>
        <text:list-item>
          <text:p text:style-name="P3">He was on the other side </text:p>
        </text:list-item>
        <text:list-item>
          <text:p text:style-name="P3">His income wasn’t enough </text:p>
        </text:list-item>
        <text:list-item>
          <text:p text:style-name="P3">Her mother is in the kitchen </text:p>
        </text:list-item>
        <text:list-item>
          <text:p text:style-name="P3">I’ll take this offer with great pleasure </text:p>
        </text:list-item>
        <text:list-item>
          <text:p text:style-name="P3">How regularly were your meetings?</text:p>
        </text:list-item>
        <text:list-item>
          <text:p text:style-name="P3">Where do you work?</text:p>
        </text:list-item>
        <text:list-item>
          <text:p text:style-name="P3">I’d like to understand native speakers </text:p>
        </text:list-item>
        <text:list-item>
          <text:p text:style-name="P3">What do they want to tell you?</text:p>
        </text:list-item>
        <text:list-item>
          <text:p text:style-name="P3">Who will know it?</text:p>
        </text:list-item>
        <text:list-item>
          <text:p text:style-name="P3">Did she explain this thing to them?</text:p>
        </text:list-item>
        <text:list-item>
          <text:p text:style-name="P3">Her results were quite satisfactory </text:p>
        </text:list-item>
        <text:list-item>
          <text:p text:style-name="P3">I managed to do it in spite of that difficulty </text:p>
        </text:list-item>
        <text:list-item>
          <text:p text:style-name="P3">His recommendation wasn’t useful </text:p>
        </text:list-item>
        <text:list-item>
          <text:p text:style-name="P3">Do they think the same?</text:p>
        </text:list-item>
        <text:list-item>
          <text:p text:style-name="P3">He ignored their questions </text:p>
        </text:list-item>
        <text:list-item>
          <text:p text:style-name="P3">We also need to consider various economic problems </text:p>
        </text:list-item>
        <text:list-item>
          <text:p text:style-name="P3">What time did this thing happen?</text:p>
        </text:list-item>
        <text:list-item>
          <text:p text:style-name="P3"><text:soft-page-break/>Was I on the right way? <text:tab/></text:p>
        </text:list-item>
        <text:list-item>
          <text:p text:style-name="P3">I followed your advice </text:p>
        </text:list-item>
        <text:list-item>
          <text:p text:style-name="P3">I looked at that advertisement</text:p>
        </text:list-item>
        <text:list-item>
          <text:p text:style-name="P3">He smoked quite rarely / seldom </text:p>
        </text:list-item>
        <text:list-item>
          <text:p text:style-name="P3">Others didn’t know it </text:p>
        </text:list-item>
        <text:list-item>
          <text:p text:style-name="P3">This playlist really helped me realize my mistakes </text:p>
        </text:list-item>
        <text:list-item>
          <text:p text:style-name="P3">I threw it away </text:p>
        </text:list-item>
        <text:list-item>
          <text:p text:style-name="P3">Will you explain it to me?</text:p>
        </text:list-item>
        <text:list-item>
          <text:p text:style-name="P3">We also need to consider various economic factors </text:p>
        </text:list-item>
        <text:list-item>
          <text:p text:style-name="P3">It may / might happen</text:p>
        </text:list-item>
        <text:list-item>
          <text:p text:style-name="P3">She ran very fast</text:p>
        </text:list-item>
        <text:list-item>
          <text:p text:style-name="P3">The price was low</text:p>
        </text:list-item>
        <text:list-item>
          <text:p text:style-name="P3">He’ll put on a worm coat </text:p>
        </text:list-item>
        <text:list-item>
          <text:p text:style-name="P3">Everyone will look happy </text:p>
        </text:list-item>
        <text:list-item>
          <text:p text:style-name="P3">She goes abroad every year </text:p>
        </text:list-item>
        <text:list-item>
          <text:p text:style-name="P3">I’ll try to make a good presentation </text:p>
        </text:list-item>
        <text:list-item>
          <text:p text:style-name="P3">It was obvious for him </text:p>
        </text:list-item>
        <text:list-item>
          <text:p text:style-name="P3">Does she teach English?</text:p>
        </text:list-item>
        <text:list-item>
          <text:p text:style-name="P3">What’s strange?</text:p>
        </text:list-item>
        <text:list-item>
          <text:p text:style-name="P3">Were aren’t colleagues <text:s text:c="2"/></text:p>
        </text:list-item>
        <text:list-item>
          <text:p text:style-name="P3">He won’t communicate with him anymore </text:p>
        </text:list-item>
        <text:list-item>
          <text:p text:style-name="P3">Does he work too slowly?</text:p>
        </text:list-item>
        <text:list-item>
          <text:p text:style-name="P3">We were glad to see her</text:p>
        </text:list-item>
        <text:list-item>
          <text:p text:style-name="P3">They stayed at home the day before yesterday <text:s/></text:p>
        </text:list-item>
        <text:list-item>
          <text:p text:style-name="P3">Is she in Italy now?</text:p>
        </text:list-item>
        <text:list-item>
          <text:p text:style-name="P3">Where was it?</text:p>
        </text:list-item>
        <text:list-item>
          <text:p text:style-name="P3">Does his girlfriend understand it?</text:p>
        </text:list-item>
        <text:list-item>
          <text:p text:style-name="P3">I disapprove of this choice <text:s/></text:p>
        </text:list-item>
        <text:list-item>
          <text:p text:style-name="P3">I saved money </text:p>
        </text:list-item>
        <text:list-item>
          <text:p text:style-name="P3">I don’t need to analyze all the date </text:p>
        </text:list-item>
        <text:list-item>
          <text:p text:style-name="P3">She tried to do it </text:p>
        </text:list-item>
        <text:list-item>
          <text:p text:style-name="P3">He gave this thing to me </text:p>
        </text:list-item>
        <text:list-item>
          <text:p text:style-name="P3">She has such a big choice </text:p>
        </text:list-item>
        <text:list-item>
          <text:p text:style-name="P3">I finished watching this video </text:p>
        </text:list-item>
        <text:list-item>
          <text:p text:style-name="P3">How difficult are these exercises </text:p>
        </text:list-item>
        <text:list-item>
          <text:p text:style-name="P3">He’s a very poo person</text:p>
        </text:list-item>
        <text:list-item>
          <text:p text:style-name="P3">We’ll eat fresh fruit and vegetables there </text:p>
        </text:list-item>
        <text:list-item>
          <text:p text:style-name="P3"><text:soft-page-break/>She tore the papers </text:p>
        </text:list-item>
        <text:list-item>
          <text:p text:style-name="P3">I saw it in the end <text:s/></text:p>
        </text:list-item>
        <text:list-item>
          <text:p text:style-name="P3">My pronunciation will became better </text:p>
        </text:list-item>
        <text:list-item>
          <text:p text:style-name="P3">I also like this idea </text:p>
        </text:list-item>
        <text:list-item>
          <text:p text:style-name="P3">We try not to mention it </text:p>
        </text:list-item>
        <text:list-item>
          <text:p text:style-name="P3">Does he like it?</text:p>
        </text:list-item>
        <text:list-item>
          <text:p text:style-name="P3">Money is unimportant </text:p>
        </text:list-item>
        <text:list-item>
          <text:p text:style-name="P3">I see you preferred not to mention it</text:p>
        </text:list-item>
        <text:list-item>
          <text:p text:style-name="P3">Why does she usually try to change it </text:p>
        </text:list-item>
        <text:list-item>
          <text:p text:style-name="P3">I don’t agree with you</text:p>
        </text:list-item>
        <text:list-item>
          <text:p text:style-name="P3">It was such an innovative approach </text:p>
        </text:list-item>
        <text:list-item>
          <text:p text:style-name="P3">I tried no to say it</text:p>
        </text:list-item>
        <text:list-item>
          <text:p text:style-name="P3">How will they behave?</text:p>
        </text:list-item>
        <text:list-item>
          <text:p text:style-name="P3">Who was in the same group?</text:p>
        </text:list-item>
        <text:list-item>
          <text:p text:style-name="P3">She kept her money in this bank </text:p>
        </text:list-item>
        <text:list-item>
          <text:p text:style-name="P3">How will you solve your financial problems?</text:p>
        </text:list-item>
        <text:list-item>
          <text:p text:style-name="P3">Is it your final decision?</text:p>
        </text:list-item>
        <text:list-item>
          <text:p text:style-name="P3">I succeeded in finding better suppliers </text:p>
        </text:list-item>
        <text:list-item>
          <text:p text:style-name="P3">Do we show goo results? </text:p>
        </text:list-item>
        <text:list-item>
          <text:p text:style-name="P3">I’ll be able to improve my knowledge significantly </text:p>
        </text:list-item>
        <text:list-item>
          <text:p text:style-name="P3">What music do you prefer?</text:p>
        </text:list-item>
        <text:list-item>
          <text:p text:style-name="P3">He often laughs at it</text:p>
        </text:list-item>
        <text:list-item>
          <text:p text:style-name="P4">They noticed our absence</text:p>
        </text:list-item>
        <text:list-item>
          <text:p text:style-name="P4">His attempts weren’t successful </text:p>
        </text:list-item>
        <text:list-item>
          <text:p text:style-name="P4">Did she decide not to do it?</text:p>
        </text:list-item>
        <text:list-item>
          <text:p text:style-name="P5">How will you translate this expression? </text:p>
        </text:list-item>
        <text:list-item>
          <text:p text:style-name="P5">It’s too easy </text:p>
        </text:list-item>
        <text:list-item>
          <text:p text:style-name="P5">I managed to improve my grammar greatly </text:p>
        </text:list-item>
        <text:list-item>
          <text:p text:style-name="P5">Are you from the United States?</text:p>
        </text:list-item>
        <text:list-item>
          <text:p text:style-name="P5">They broke the window </text:p>
        </text:list-item>
        <text:list-item>
          <text:p text:style-name="P5">I wanted to devout more free time to my health </text:p>
        </text:list-item>
        <text:list-item>
          <text:p text:style-name="P5">We did it in spite of (despite) her words </text:p>
        </text:list-item>
        <text:list-item>
          <text:p text:style-name="P5">Who is she?</text:p>
        </text:list-item>
        <text:list-item>
          <text:p text:style-name="P5">It cost much more than she thinks</text:p>
        </text:list-item>
        <text:list-item>
          <text:p text:style-name="P5">I’ll speak English without any mistakes at all </text:p>
        </text:list-item>
        <text:list-item>
          <text:p text:style-name="P6">Whose advice will you take into account / consideration?</text:p>
        </text:list-item>
        <text:list-item>
          <text:p text:style-name="P6">Who was in the last place?</text:p>
        </text:list-item>
        <text:list-item>
          <text:p text:style-name="P6"><text:soft-page-break/>It’s too expensive <text:s/></text:p>
        </text:list-item>
        <text:list-item>
          <text:p text:style-name="P6">Can you play badminton?</text:p>
        </text:list-item>
        <text:list-item>
          <text:p text:style-name="P6">We wanted to devote more free time to our health </text:p>
        </text:list-item>
        <text:list-item>
          <text:p text:style-name="P6">We did it despite his words </text:p>
        </text:list-item>
        <text:list-item>
          <text:p text:style-name="P6">We were really shocked </text:p>
        </text:list-item>
        <text:list-item>
          <text:p text:style-name="P6">We need to minimize the costs </text:p>
        </text:list-item>
        <text:list-item>
          <text:p text:style-name="P6">She’ll be available tomorrow </text:p>
        </text:list-item>
        <text:list-item>
          <text:p text:style-name="P6">He gave up smoking <text:s/></text:p>
        </text:list-item>
        <text:list-item>
          <text:p text:style-name="P7">I insisted on doing it </text:p>
        </text:list-item>
        <text:list-item>
          <text:p text:style-name="P7">They gave us a very formal answer (reply) </text:p>
        </text:list-item>
        <text:list-item>
          <text:p text:style-name="P7">Can you play tennis?</text:p>
        </text:list-item>
        <text:list-item>
          <text:p text:style-name="P7">They discovered this continent <text:s/></text:p>
        </text:list-item>
        <text:list-item>
          <text:p text:style-name="P7">He’s fond of traveling <text:s/></text:p>
        </text:list-item>
        <text:list-item>
          <text:p text:style-name="P7">How was it?</text:p>
        </text:list-item>
        <text:list-item>
          <text:p text:style-name="P7">It was my big dream </text:p>
        </text:list-item>
        <text:list-item>
          <text:p text:style-name="P7">It was a brilliant result </text:p>
        </text:list-item>
        <text:list-item>
          <text:p text:style-name="P7">Is he often late?</text:p>
        </text:list-item>
        <text:list-item>
          <text:p text:style-name="P7">It won’t be the best choice </text:p>
        </text:list-item>
        <text:list-item>
          <text:p text:style-name="P7">I’m ready </text:p>
        </text:list-item>
        <text:list-item>
          <text:p text:style-name="P7">I really liked this idea</text:p>
        </text:list-item>
        <text:list-item>
          <text:p text:style-name="P7"><text:span text:style-name="T1">Will it be possible in the beginning? </text:span><text:s/></text:p>
        </text:list-item>
        <text:list-item>
          <text:p text:style-name="P8">To what extend did he agree?</text:p>
        </text:list-item>
        <text:list-item>
          <text:p text:style-name="P9">Will it happen? Not necessarily </text:p>
        </text:list-item>
        <text:list-item>
          <text:p text:style-name="P9">Is this method new?</text:p>
        </text:list-item>
        <text:list-item>
          <text:p text:style-name="P9">I was born on the ninth of September </text:p>
        </text:list-item>
        <text:list-item>
          <text:p text:style-name="P9">He’s very busy at the moment </text:p>
        </text:list-item>
        <text:list-item>
          <text:p text:style-name="P9">He got two thousand dollars monthly </text:p>
        </text:list-item>
        <text:list-item>
          <text:p text:style-name="P9">What books will you buy?</text:p>
        </text:list-item>
        <text:list-item>
          <text:p text:style-name="P9">We practiced speaking English </text:p>
        </text:list-item>
        <text:list-item>
          <text:p text:style-name="P9">I like your decision </text:p>
        </text:list-item>
        <text:list-item>
          <text:p text:style-name="P9">I wouldn’t tell him this thing </text:p>
        </text:list-item>
        <text:list-item>
          <text:p text:style-name="P9">She started learning English three years ago <text:s text:c="2"/></text:p>
        </text:list-item>
        <text:list-item>
          <text:p text:style-name="P9">What did you want to know?</text:p>
        </text:list-item>
        <text:list-item>
          <text:p text:style-name="P9">The men are in this room </text:p>
        </text:list-item>
        <text:list-item>
          <text:p text:style-name="P9">I’ll do my best to <text:span text:style-name="T2">take the first place </text:span></text:p>
        </text:list-item>
        <text:list-item>
          <text:p text:style-name="P10">She forgot everything </text:p>
        </text:list-item>
        <text:list-item>
          <text:p text:style-name="P10">They won’t get divorced this year </text:p>
        </text:list-item>
        <text:list-item>
          <text:p text:style-name="P10"><text:soft-page-break/>I managed to improve my pronunciation significantly </text:p>
        </text:list-item>
        <text:list-item>
          <text:p text:style-name="P10">He preferred not to do it </text:p>
        </text:list-item>
        <text:list-item>
          <text:p text:style-name="P10">You’re right </text:p>
        </text:list-item>
        <text:list-item>
          <text:p text:style-name="P10">I’ll try not to make mistakes </text:p>
        </text:list-item>
        <text:list-item>
          <text:p text:style-name="P10">They’ll be able to resolve this conflict </text:p>
        </text:list-item>
        <text:list-item>
          <text:p text:style-name="P10">He said it again </text:p>
        </text:list-item>
        <text:list-item>
          <text:p text:style-name="P10">What’s your best friend’s name?</text:p>
        </text:list-item>
        <text:list-item>
          <text:p text:style-name="P10">It’s hot </text:p>
        </text:list-item>
        <text:list-item>
          <text:p text:style-name="P10">Are you tired?</text:p>
        </text:list-item>
        <text:list-item>
          <text:p text:style-name="P10">I foresaw this situation </text:p>
        </text:list-item>
        <text:list-item>
          <text:p text:style-name="P10">I work there</text:p>
        </text:list-item>
        <text:list-item>
          <text:p text:style-name="P10">I revised these videos </text:p>
        </text:list-item>
        <text:list-item>
          <text:p text:style-name="P10">How many friends do you have?</text:p>
        </text:list-item>
        <text:list-item>
          <text:p text:style-name="P11">They understood it much late </text:p>
        </text:list-item>
        <text:list-item>
          <text:p text:style-name="P11">I’ll spend so much money on it </text:p>
        </text:list-item>
        <text:list-item>
          <text:p text:style-name="P11">It’s the best playlist </text:p>
        </text:list-item>
        <text:list-item>
          <text:p text:style-name="P11">He drove home </text:p>
        </text:list-item>
        <text:list-item>
          <text:p text:style-name="P11">She always does it with great pleasure </text:p>
        </text:list-item>
        <text:list-item>
          <text:p text:style-name="P11">It’s such an important meeting </text:p>
        </text:list-item>
        <text:list-item>
          <text:p text:style-name="P11">He went to school </text:p>
        </text:list-item>
        <text:list-item>
          <text:p text:style-name="P11">This level enough to speak English fluently and correctly </text:p>
        </text:list-item>
        <text:list-item>
          <text:p text:style-name="P11">She often listened to classical music </text:p>
        </text:list-item>
        <text:list-item>
          <text:p text:style-name="P11">It’s necessary to work on our writing skills </text:p>
        </text:list-item>
        <text:list-item>
          <text:p text:style-name="P11">Her results were satisfactory </text:p>
        </text:list-item>
        <text:list-item>
          <text:p text:style-name="P11">I sometimes overpaid </text:p>
        </text:list-item>
        <text:list-item>
          <text:p text:style-name="P12">I’ll try not to talk about it </text:p>
        </text:list-item>
        <text:list-item>
          <text:p text:style-name="P12">It isn’t so </text:p>
        </text:list-item>
        <text:list-item>
          <text:p text:style-name="P12">They looked at her</text:p>
        </text:list-item>
        <text:list-item>
          <text:p text:style-name="P13">Is he abroad?</text:p>
        </text:list-item>
        <text:list-item>
          <text:p text:style-name="P13">I hope you won’t confuse these phrases anymore </text:p>
        </text:list-item>
        <text:list-item>
          <text:p text:style-name="P13">You need to compare these results</text:p>
        </text:list-item>
        <text:list-item>
          <text:p text:style-name="P13">They often laugh at it </text:p>
        </text:list-item>
        <text:list-item>
          <text:p text:style-name="P13">It’s necessary to do these exercises <text:s text:c="2"/></text:p>
        </text:list-item>
        <text:list-item>
          <text:p text:style-name="P13">I want this thing </text:p>
        </text:list-item>
        <text:list-item>
          <text:p text:style-name="P13">They had a great time together </text:p>
        </text:list-item>
        <text:list-item>
          <text:p text:style-name="P13">I did it despite their words </text:p>
        </text:list-item>
        <text:list-item>
          <text:p text:style-name="P13">I like this channel, too </text:p>
        </text:list-item>
        <text:list-item>
          <text:p text:style-name="P13"><text:soft-page-break/>I like this subject </text:p>
        </text:list-item>
        <text:list-item>
          <text:p text:style-name="P13">When will she join us?</text:p>
        </text:list-item>
        <text:list-item>
          <text:p text:style-name="P13">My elder brother and I were here</text:p>
        </text:list-item>
        <text:list-item>
          <text:p text:style-name="P13">These lessons helped us speak English more correctly </text:p>
        </text:list-item>
        <text:list-item>
          <text:p text:style-name="P14">They accused her of a very serious crime</text:p>
        </text:list-item>
        <text:list-item>
          <text:p text:style-name="P14">We liked the simplicity of these videos <text:s/></text:p>
        </text:list-item>
        <text:list-item>
          <text:p text:style-name="P14">Is this song very popular </text:p>
        </text:list-item>
        <text:list-item>
          <text:p text:style-name="P14">I really want to speak English fluently </text:p>
        </text:list-item>
        <text:list-item>
          <text:p text:style-name="P14">He wore very poor clothes </text:p>
        </text:list-item>
        <text:list-item>
          <text:p text:style-name="P14">How often will it be? </text:p>
        </text:list-item>
        <text:list-item>
          <text:p text:style-name="P14">He feels very surprised </text:p>
        </text:list-item>
        <text:list-item>
          <text:p text:style-name="P14">Who feels tired? </text:p>
        </text:list-item>
        <text:list-item>
          <text:p text:style-name="P14">It isn’t the best course. I like this course more </text:p>
        </text:list-item>
        <text:list-item>
          <text:p text:style-name="P14">All the girls are there</text:p>
        </text:list-item>
        <text:list-item>
          <text:p text:style-name="P14">I had free time for it </text:p>
        </text:list-item>
        <text:list-item>
          <text:p text:style-name="P14">Were you <text:span text:style-name="T3">so busy?</text:span></text:p>
        </text:list-item>
        <text:list-item>
          <text:p text:style-name="P15">They’re really tired of it </text:p>
        </text:list-item>
        <text:list-item>
          <text:p text:style-name="P15">I love you</text:p>
        </text:list-item>
        <text:list-item>
          <text:p text:style-name="P15">Do they often talk about it?</text:p>
        </text:list-item>
        <text:list-item>
          <text:p text:style-name="P15">I learnt so many new words </text:p>
        </text:list-item>
        <text:list-item>
          <text:p text:style-name="P15">She gave up smoking </text:p>
        </text:list-item>
        <text:list-item>
          <text:p text:style-name="P15">You’ll like this idea</text:p>
        </text:list-item>
        <text:list-item>
          <text:p text:style-name="P15">I’d like to do it </text:p>
        </text:list-item>
        <text:list-item>
          <text:p text:style-name="P15">Can you play the piano?</text:p>
        </text:list-item>
        <text:list-item>
          <text:p text:style-name="P15">It’ll happen on a regular basis <text:s/></text:p>
        </text:list-item>
        <text:list-item>
          <text:p text:style-name="P15">It’s so cheap </text:p>
        </text:list-item>
        <text:list-item>
          <text:p text:style-name="P15">When will you start preparing for this exam?</text:p>
        </text:list-item>
        <text:list-item>
          <text:p text:style-name="P16">They’re at work</text:p>
        </text:list-item>
        <text:list-item>
          <text:p text:style-name="P16">Does your son want to train on a regular basis?</text:p>
        </text:list-item>
        <text:list-item>
          <text:p text:style-name="P16">I arrived at the airport <text:s/></text:p>
        </text:list-item>
        <text:list-item>
          <text:p text:style-name="P16">I’m used / accustomed to doing it on a regular basis </text:p>
        </text:list-item>
        <text:list-item>
          <text:p text:style-name="P16">He works very hard </text:p>
        </text:list-item>
        <text:list-item>
          <text:p text:style-name="P16">He sold his business </text:p>
        </text:list-item>
        <text:list-item>
          <text:p text:style-name="P16">He’s away. He’s in another city </text:p>
        </text:list-item>
        <text:list-item>
          <text:p text:style-name="P16">He wished me good luck </text:p>
        </text:list-item>
        <text:list-item>
          <text:p text:style-name="P16">Will it be a standard procedure? </text:p>
        </text:list-item>
        <text:list-item>
          <text:p text:style-name="P16">You’ll improve your English significantly / considerably </text:p>
        </text:list-item>
        <text:list-item>
          <text:p text:style-name="P17"><text:soft-page-break/>I was so tired</text:p>
        </text:list-item>
        <text:list-item>
          <text:p text:style-name="P17">It’s a very low level </text:p>
        </text:list-item>
        <text:list-item>
          <text:p text:style-name="P17">When do have more free time?</text:p>
        </text:list-item>
        <text:list-item>
          <text:p text:style-name="P17">Will this information be useful for him?</text:p>
        </text:list-item>
        <text:list-item>
          <text:p text:style-name="P17">What’s the reason for such a strange answer?</text:p>
        </text:list-item>
        <text:list-item>
          <text:p text:style-name="P17">She likes classical music</text:p>
        </text:list-item>
        <text:list-item>
          <text:p text:style-name="P17">Why were you so pessimistic? <text:s/></text:p>
        </text:list-item>
        <text:list-item>
          <text:p text:style-name="P18">You won’t influence him </text:p>
        </text:list-item>
        <text:list-item>
          <text:p text:style-name="P18">I didn’t know how to answer those questions </text:p>
        </text:list-item>
        <text:list-item>
          <text:p text:style-name="P18">Who did they invite to their wedding?</text:p>
        </text:list-item>
        <text:list-item>
          <text:p text:style-name="P18">He checked my work</text:p>
        </text:list-item>
        <text:list-item>
          <text:p text:style-name="P18">They weren’t tired at all</text:p>
        </text:list-item>
        <text:list-item>
          <text:p text:style-name="P18">She’s a very beautiful girl </text:p>
        </text:list-item>
        <text:list-item>
          <text:p text:style-name="P18">He’s such a talented boy</text:p>
        </text:list-item>
        <text:list-item>
          <text:p text:style-name="P19">You can get tired soon </text:p>
        </text:list-item>
        <text:list-item>
          <text:p text:style-name="P19">She looks very thoughtful </text:p>
        </text:list-item>
        <text:list-item>
          <text:p text:style-name="P19">He accused her of a very serious crime</text:p>
        </text:list-item>
        <text:list-item>
          <text:p text:style-name="P19">She drew a very beautiful picture </text:p>
        </text:list-item>
        <text:list-item>
          <text:p text:style-name="P19">Will our level be Advanced?</text:p>
        </text:list-item>
        <text:list-item>
          <text:p text:style-name="P19">I hope you remember it </text:p>
        </text:list-item>
        <text:list-item>
          <text:p text:style-name="P19">It ‘ll shock you </text:p>
        </text:list-item>
        <text:list-item>
          <text:p text:style-name="P19">Does she need more support?</text:p>
        </text:list-item>
        <text:list-item>
          <text:p text:style-name="P19">He apologized for his rude behavior </text:p>
        </text:list-item>
        <text:list-item>
          <text:p text:style-name="P19">He considered it unimportant </text:p>
        </text:list-item>
        <text:list-item>
          <text:p text:style-name="P20">It’s important </text:p>
        </text:list-item>
        <text:list-item>
          <text:p text:style-name="P20">You’re a good teacher </text:p>
        </text:list-item>
        <text:list-item>
          <text:p text:style-name="P20">What’s your mother’s job?</text:p>
        </text:list-item>
        <text:list-item>
          <text:p text:style-name="P20">You need to think it over more thoroughly</text:p>
        </text:list-item>
        <text:list-item>
          <text:p text:style-name="P20">These lessons will be more than enough </text:p>
        </text:list-item>
        <text:list-item>
          <text:p text:style-name="P20">I analyzed this report</text:p>
        </text:list-item>
        <text:list-item>
          <text:p text:style-name="P20">Is the new important </text:p>
        </text:list-item>
        <text:list-item>
          <text:p text:style-name="P20">What kind of examples does his teacher give?</text:p>
        </text:list-item>
        <text:list-item>
          <text:p text:style-name="P20">Will you pay for this insurance? </text:p>
        </text:list-item>
        <text:list-item>
          <text:p text:style-name="P22">She feels interested in it </text:p>
        </text:list-item>
        <text:list-item>
          <text:p text:style-name="P22">Why are so pessimistic?</text:p>
        </text:list-item>
        <text:list-item>
          <text:p text:style-name="P22">My teacher advised me to do it</text:p>
        </text:list-item>
        <text:list-item>
          <text:p text:style-name="P22">We’ll be grateful to you for it </text:p>
        </text:list-item>
        <text:list-item>
          <text:p text:style-name="P22"><text:soft-page-break/>She thinks she’ll learn English by her self / on her own</text:p>
        </text:list-item>
        <text:list-item>
          <text:p text:style-name="P21"><text:span text:style-name="T4">When will the teacher continue doing it?</text:span> </text:p>
        </text:list-item>
        <text:list-item>
          <text:p text:style-name="P22">The police arrested this thief </text:p>
        </text:list-item>
        <text:list-item>
          <text:p text:style-name="P22">He realized it only later </text:p>
        </text:list-item>
        <text:list-item>
          <text:p text:style-name="P22">He’s a doctor </text:p>
        </text:list-item>
        <text:list-item>
          <text:p text:style-name="P23">I could learn English really enjoying it </text:p>
        </text:list-item>
        <text:list-item>
          <text:p text:style-name="P23">It’s a real sensation </text:p>
        </text:list-item>
        <text:list-item>
          <text:p text:style-name="P23">The news shocked everyone </text:p>
        </text:list-item>
        <text:list-item>
          <text:p text:style-name="P23">They won’t prove it</text:p>
        </text:list-item>
        <text:list-item>
          <text:p text:style-name="P23">Is it a simple exercise? </text:p>
        </text:list-item>
        <text:list-item>
          <text:p text:style-name="P23">Her daughter is in the park</text:p>
        </text:list-item>
        <text:list-item>
          <text:p text:style-name="P23">He sometimes wants to do it</text:p>
        </text:list-item>
        <text:list-item>
          <text:p text:style-name="P24">He smiled at her</text:p>
        </text:list-item>
        <text:list-item>
          <text:p text:style-name="P24">Their hard work led them to success </text:p>
        </text:list-item>
        <text:list-item>
          <text:p text:style-name="P24">I stopped to look at this thing</text:p>
        </text:list-item>
        <text:list-item>
          <text:p text:style-name="P24">I’m fond of this channel thanks to such a positive atmosphere </text:p>
        </text:list-item>
        <text:list-item>
          <text:p text:style-name="P24">I won’t interrupt him </text:p>
        </text:list-item>
        <text:list-item>
          <text:p text:style-name="P24">How do you usually get here?</text:p>
        </text:list-item>
        <text:list-item>
          <text:p text:style-name="P24">My boss isn’t surprised at all</text:p>
        </text:list-item>
        <text:list-item>
          <text:p text:style-name="P24">She explains all these things very well</text:p>
        </text:list-item>
        <text:list-item>
          <text:p text:style-name="P24">We controlled the workers </text:p>
        </text:list-item>
        <text:list-item>
          <text:p text:style-name="P24">I think so</text:p>
        </text:list-item>
        <text:list-item>
          <text:p text:style-name="P24">He didn’t say it loudly enough </text:p>
        </text:list-item>
        <text:list-item>
          <text:p text:style-name="P24">Will the temperature be above zero? </text:p>
        </text:list-item>
        <text:list-item>
          <text:p text:style-name="P24">It doesn’t seem useful</text:p>
        </text:list-item>
        <text:list-item>
          <text:p text:style-name="P24">I learn English to find a better job</text:p>
        </text:list-item>
        <text:list-item>
          <text:p text:style-name="P24">He wasn’t used / accustomed to it </text:p>
        </text:list-item>
        <text:list-item>
          <text:p text:style-name="P24">How long will your parents be away?</text:p>
        </text:list-item>
        <text:list-item>
          <text:p text:style-name="P24">It’s a very good decision </text:p>
        </text:list-item>
        <text:list-item>
          <text:p text:style-name="P24">This result impressed him</text:p>
        </text:list-item>
        <text:list-item>
          <text:p text:style-name="P25">What salary does she have? What’s her salary?</text:p>
        </text:list-item>
        <text:list-item>
          <text:p text:style-name="P25">Who will be against it?</text:p>
        </text:list-item>
        <text:list-item>
          <text:p text:style-name="P25">I’m fond of this channel thanks to our teacher</text:p>
        </text:list-item>
        <text:list-item>
          <text:p text:style-name="P25">Is their father a businessman? </text:p>
        </text:list-item>
        <text:list-item>
          <text:p text:style-name="P25">Is it so ineffective?</text:p>
        </text:list-item>
        <text:list-item>
          <text:p text:style-name="P25">When will you be free?</text:p>
        </text:list-item>
        <text:list-item>
          <text:p text:style-name="P25"><text:soft-page-break/>How much is that dress?</text:p>
        </text:list-item>
        <text:list-item>
          <text:p text:style-name="P25">He sang really well</text:p>
        </text:list-item>
        <text:list-item>
          <text:p text:style-name="P25">We want to know English </text:p>
        </text:list-item>
        <text:list-item>
          <text:p text:style-name="P25">English is easy </text:p>
        </text:list-item>
        <text:list-item>
          <text:p text:style-name="P25">I forgot to say it</text:p>
        </text:list-item>
        <text:list-item>
          <text:p text:style-name="P25">I have lots of inspirations </text:p>
        </text:list-item>
        <text:list-item>
          <text:p text:style-name="P25">He invested too little money </text:p>
        </text:list-item>
        <text:list-item>
          <text:p text:style-name="P25">I started learning English very intensively </text:p>
        </text:list-item>
        <text:list-item>
          <text:p text:style-name="P25">He watched this lesson </text:p>
        </text:list-item>
        <text:list-item>
          <text:p text:style-name="P25">I wasn’t sure</text:p>
        </text:list-item>
        <text:list-item>
          <text:p text:style-name="P25">This money was too little </text:p>
        </text:list-item>
        <text:list-item>
          <text:p text:style-name="P26">How will the students be able to improve their results?</text:p>
        </text:list-item>
        <text:list-item>
          <text:p text:style-name="P26">I did it to earn more money </text:p>
        </text:list-item>
        <text:list-item>
          <text:p text:style-name="P26">Was he on holiday last week?</text:p>
        </text:list-item>
        <text:list-item>
          <text:p text:style-name="P26">Will they invest this money?</text:p>
        </text:list-item>
        <text:list-item>
          <text:p text:style-name="P26">Who’s in the room?</text:p>
        </text:list-item>
        <text:list-item>
          <text:p text:style-name="P26">This project will have a commercial success </text:p>
        </text:list-item>
        <text:list-item>
          <text:p text:style-name="P26">Your lessons really help </text:p>
        </text:list-item>
        <text:list-item>
          <text:p text:style-name="P26">What’s your sister’s name?</text:p>
        </text:list-item>
        <text:list-item>
          <text:p text:style-name="P26">He’s proud of his outstanding achievements </text:p>
        </text:list-item>
        <text:list-item>
          <text:p text:style-name="P26">He calls him quite seldom / rarely </text:p>
        </text:list-item>
        <text:list-item>
          <text:p text:style-name="P26">When did you finish doing it?</text:p>
        </text:list-item>
        <text:list-item>
          <text:p text:style-name="P26">Is it a global problem?</text:p>
        </text:list-item>
        <text:list-item>
          <text:p text:style-name="P26">Do you think the same?</text:p>
        </text:list-item>
        <text:list-item>
          <text:p text:style-name="P26">I want to buy a new flat</text:p>
        </text:list-item>
        <text:list-item>
          <text:p text:style-name="P26">Can you play basketball?</text:p>
        </text:list-item>
        <text:list-item>
          <text:p text:style-name="P26">They got married at the end of the year </text:p>
        </text:list-item>
        <text:list-item>
          <text:p text:style-name="P26">Does she feel tired?</text:p>
        </text:list-item>
        <text:list-item>
          <text:p text:style-name="P26">How often does he test their knowledge?</text:p>
        </text:list-item>
        <text:list-item>
          <text:p text:style-name="P26">He was born on the twenty second of February <text:s/></text:p>
        </text:list-item>
        <text:list-item>
          <text:p text:style-name="P27">He built a very big house </text:p>
        </text:list-item>
        <text:list-item>
          <text:p text:style-name="P27">He jumped high </text:p>
        </text:list-item>
        <text:list-item>
          <text:p text:style-name="P27">I learnt this text by hart</text:p>
        </text:list-item>
        <text:list-item>
          <text:p text:style-name="P27">The meeting began fifteen minutes later </text:p>
        </text:list-item>
        <text:list-item>
          <text:p text:style-name="P27">She didn’t get married last year </text:p>
        </text:list-item>
        <text:list-item>
          <text:p text:style-name="P27">Is it your decision?</text:p>
        </text:list-item>
        <text:list-item>
          <text:p text:style-name="P27">She sometimes waits for it </text:p>
        </text:list-item>
        <text:list-item>
          <text:p text:style-name="P27"><text:soft-page-break/>It was necessary to check it one more time </text:p>
        </text:list-item>
        <text:list-item>
          <text:p text:style-name="P27">What will they be able to do?</text:p>
        </text:list-item>
        <text:list-item>
          <text:p text:style-name="P27">It’s the same video</text:p>
        </text:list-item>
        <text:list-item>
          <text:p text:style-name="P27">These students show brilliant results</text:p>
        </text:list-item>
        <text:list-item>
          <text:p text:style-name="P27">We finished discussing this project</text:p>
        </text:list-item>
        <text:list-item>
          <text:p text:style-name="P27">I often confused these phrases </text:p>
        </text:list-item>
        <text:list-item>
          <text:p text:style-name="P27">Does your sister live alone?</text:p>
        </text:list-item>
        <text:list-item>
          <text:p text:style-name="P27">He didn’t notice this advertisement </text:p>
        </text:list-item>
        <text:list-item>
          <text:p text:style-name="P28">I’m subscribed to this channel </text:p>
        </text:list-item>
        <text:list-item>
          <text:p text:style-name="P29">He pointed at my mistakes </text:p>
        </text:list-item>
        <text:list-item>
          <text:p text:style-name="P29">My cousin regretted it</text:p>
        </text:list-item>
        <text:list-item>
          <text:p text:style-name="P29">She’s interested in it</text:p>
        </text:list-item>
        <text:list-item>
          <text:p text:style-name="P29">Do we have enough knowledge?</text:p>
        </text:list-item>
        <text:list-item>
          <text:p text:style-name="P30">What time is it now? What’s the time now?</text:p>
        </text:list-item>
        <text:list-item>
          <text:p text:style-name="P30">I needed to get in touch with them</text:p>
        </text:list-item>
        <text:list-item>
          <text:p text:style-name="P30">It was the best result</text:p>
        </text:list-item>
        <text:list-item>
          <text:p text:style-name="P30">I enjoy learning English when I see my progress </text:p>
        </text:list-item>
        <text:list-item>
          <text:p text:style-name="P30">I don’t want to play computer games </text:p>
        </text:list-item>
        <text:list-item>
          <text:p text:style-name="P30">Will it be a huge success?</text:p>
        </text:list-item>
        <text:list-item>
          <text:p text:style-name="P30">How old is your mother?</text:p>
        </text:list-item>
        <text:list-item>
          <text:p text:style-name="P30">I created this channel two years ago</text:p>
        </text:list-item>
        <text:list-item>
          <text:p text:style-name="P30">I must learn English </text:p>
        </text:list-item>
        <text:list-item>
          <text:p text:style-name="P30">It isn’t obvious </text:p>
        </text:list-item>
        <text:list-item>
          <text:p text:style-name="P30">I’ll live in the same place </text:p>
        </text:list-item>
        <text:list-item>
          <text:p text:style-name="P31">What will influenced you most of all?</text:p>
        </text:list-item>
        <text:list-item>
          <text:p text:style-name="P31">He supported this decision </text:p>
        </text:list-item>
        <text:list-item>
          <text:p text:style-name="P31">I’ll manage to do it in spite (despite) of my problems </text:p>
        </text:list-item>
        <text:list-item>
          <text:p text:style-name="P31">It really happens </text:p>
        </text:list-item>
        <text:list-item>
          <text:p text:style-name="P31">I saw it at the end of the meeting </text:p>
        </text:list-item>
        <text:list-item>
          <text:p text:style-name="P32">She won’t sigh this agreement </text:p>
        </text:list-item>
        <text:list-item>
          <text:p text:style-name="P32">It seems to me it’ll be the only right decision </text:p>
        </text:list-item>
        <text:list-item>
          <text:p text:style-name="P32">I’ll send him a letter </text:p>
        </text:list-item>
        <text:list-item>
          <text:p text:style-name="P32">What does she usually tell him?</text:p>
        </text:list-item>
        <text:list-item>
          <text:p text:style-name="P32">Is she a poor woman?</text:p>
        </text:list-item>
        <text:list-item>
          <text:p text:style-name="P32">This method is very simple </text:p>
        </text:list-item>
        <text:list-item>
          <text:p text:style-name="P32">I want to go there again </text:p>
        </text:list-item>
        <text:list-item>
          <text:p text:style-name="P32"><text:soft-page-break/>How many English words will I need to know to pass this exam?</text:p>
        </text:list-item>
        <text:list-item>
          <text:p text:style-name="P32">How long was it?</text:p>
        </text:list-item>
        <text:list-item>
          <text:p text:style-name="P32">What does it mean?</text:p>
        </text:list-item>
        <text:list-item>
          <text:p text:style-name="P32">I divided it into three parts </text:p>
        </text:list-item>
        <text:list-item>
          <text:p text:style-name="P32">We have another alternative </text:p>
        </text:list-item>
        <text:list-item>
          <text:p text:style-name="P32">The police arrested this thief </text:p>
        </text:list-item>
        <text:list-item>
          <text:p text:style-name="P32">My parents know it</text:p>
        </text:list-item>
        <text:list-item>
          <text:p text:style-name="P32">She’s so kind</text:p>
        </text:list-item>
        <text:list-item>
          <text:p text:style-name="P33">I need more time </text:p>
        </text:list-item>
        <text:list-item>
          <text:p text:style-name="P33">They caught this criminal</text:p>
        </text:list-item>
        <text:list-item>
          <text:p text:style-name="P33">I’ll be busy tomorrow morning </text:p>
        </text:list-item>
        <text:list-item>
          <text:p text:style-name="P33">She was so frightened </text:p>
        </text:list-item>
        <text:list-item>
          <text:p text:style-name="P33">Your parents will be very surprised </text:p>
        </text:list-item>
        <text:list-item>
          <text:p text:style-name="P33">They have a very serious financial problems </text:p>
        </text:list-item>
        <text:list-item>
          <text:p text:style-name="P33">I’ll do my best to speak English correctly </text:p>
        </text:list-item>
        <text:list-item>
          <text:p text:style-name="P33">She can point at your mistakes </text:p>
        </text:list-item>
        <text:list-item>
          <text:p text:style-name="P33">It usually happens in autumn</text:p>
        </text:list-item>
        <text:list-item>
          <text:p text:style-name="P33">It’ll often happen <text:s text:c="2"/></text:p>
        </text:list-item>
        <text:list-item>
          <text:p text:style-name="P34">These things are very important </text:p>
        </text:list-item>
        <text:list-item>
          <text:p text:style-name="P34">My best friend was too optimistic. My best wasn’t realistic </text:p>
        </text:list-item>
        <text:list-item>
          <text:p text:style-name="P34">This solder fought very courageously</text:p>
        </text:list-item>
        <text:list-item>
          <text:p text:style-name="P34">It may change his opinion </text:p>
        </text:list-item>
        <text:list-item>
          <text:p text:style-name="P34">Everyone will be shocked </text:p>
        </text:list-item>
        <text:list-item>
          <text:p text:style-name="P34">I’ll look up this phrase in a dictionary <text:s/></text:p>
        </text:list-item>
        <text:list-item>
          <text:p text:style-name="P34">This student shows brilliant results </text:p>
        </text:list-item>
        <text:list-item>
          <text:p text:style-name="P34">Do they live separately?</text:p>
        </text:list-item>
        <text:list-item>
          <text:p text:style-name="P34">What helps you?</text:p>
        </text:list-item>
        <text:list-item>
          <text:p text:style-name="P34">I revised these lessons one more time </text:p>
        </text:list-item>
        <text:list-item>
          <text:p text:style-name="P34">Does she have a large family? </text:p>
        </text:list-item>
        <text:list-item>
          <text:p text:style-name="P34">I’m afraid it’s too difficult </text:p>
        </text:list-item>
        <text:list-item>
          <text:p text:style-name="P34">Does it frighten you?</text:p>
        </text:list-item>
        <text:list-item>
          <text:p text:style-name="P34">Why is he angry?</text:p>
        </text:list-item>
        <text:list-item>
          <text:p text:style-name="P34">It wasn’t a joke </text:p>
        </text:list-item>
        <text:list-item>
          <text:p text:style-name="P34">My friend advised me no to do it </text:p>
        </text:list-item>
        <text:list-item>
          <text:p text:style-name="P34">She perfectly understands it </text:p>
        </text:list-item>
        <text:list-item>
          <text:p text:style-name="P34">I need to study harder </text:p>
        </text:list-item>
        <text:list-item>
          <text:p text:style-name="P34"><text:soft-page-break/>What’s the reason for it?</text:p>
        </text:list-item>
        <text:list-item>
          <text:p text:style-name="P34">I pay taxes</text:p>
        </text:list-item>
        <text:list-item>
          <text:p text:style-name="P35">The answer is right </text:p>
        </text:list-item>
        <text:list-item>
          <text:p text:style-name="P35">I enjoy learning English listening to this playlist</text:p>
        </text:list-item>
        <text:list-item>
          <text:p text:style-name="P35">I really want it </text:p>
        </text:list-item>
        <text:list-item>
          <text:p text:style-name="P35">He failed his last exam </text:p>
        </text:list-item>
        <text:list-item>
          <text:p text:style-name="P35">Why do your parents disagree with you?</text:p>
        </text:list-item>
        <text:list-item>
          <text:p text:style-name="P36">Do they know each other?</text:p>
        </text:list-item>
        <text:list-item>
          <text:p text:style-name="P36">I think It’s the main problem </text:p>
        </text:list-item>
        <text:list-item>
          <text:p text:style-name="P36">She really liked this place</text:p>
        </text:list-item>
        <text:list-item>
          <text:p text:style-name="P36">I’ll do my best to speak English without any mistakes at all</text:p>
        </text:list-item>
        <text:list-item>
          <text:p text:style-name="P36">It’s so cheap </text:p>
        </text:list-item>
        <text:list-item>
          <text:p text:style-name="P36">We faced some serious problems </text:p>
        </text:list-item>
        <text:list-item>
          <text:p text:style-name="P36">Is the information useful?</text:p>
        </text:list-item>
        <text:list-item>
          <text:p text:style-name="P36">Where is he from? He’s from the United States </text:p>
        </text:list-item>
        <text:list-item>
          <text:p text:style-name="P36">You know English like a native speaker </text:p>
        </text:list-item>
        <text:list-item>
          <text:p text:style-name="P36">How will you find a solution to this problem?</text:p>
        </text:list-item>
        <text:list-item>
          <text:p text:style-name="P36">I’ll be able to do it in spite of such a serious problem </text:p>
        </text:list-item>
        <text:list-item>
          <text:p text:style-name="P36">What will seem so important?</text:p>
        </text:list-item>
        <text:list-item>
          <text:p text:style-name="P36">It’s our last chance </text:p>
        </text:list-item>
        <text:list-item>
          <text:p text:style-name="P36">Is the article really so interesting </text:p>
        </text:list-item>
        <text:list-item>
          <text:p text:style-name="P36">It’s such an informative lesson </text:p>
        </text:list-item>
        <text:list-item>
          <text:p text:style-name="P36">Are the problems so big?</text:p>
        </text:list-item>
        <text:list-item>
          <text:p text:style-name="P36">Where is it?</text:p>
        </text:list-item>
        <text:list-item>
          <text:p text:style-name="P36">I don’t have much free time </text:p>
        </text:list-item>
        <text:list-item>
          <text:p text:style-name="P36">I think this musician won’t become popular </text:p>
        </text:list-item>
        <text:list-item>
          <text:p text:style-name="P36">Is it a big problem?</text:p>
        </text:list-item>
        <text:list-item>
          <text:p text:style-name="P37">It’s an important factor </text:p>
        </text:list-item>
        <text:list-item>
          <text:p text:style-name="P37">Why is he at work now?</text:p>
        </text:list-item>
        <text:list-item>
          <text:p text:style-name="P37">Is he a lazy boy?</text:p>
        </text:list-item>
        <text:list-item>
          <text:p text:style-name="P37">What time does she leave home?</text:p>
        </text:list-item>
        <text:list-item>
          <text:p text:style-name="P37">I’ll have other alternatives </text:p>
        </text:list-item>
        <text:list-item>
          <text:p text:style-name="P37">I enjoy this channel </text:p>
        </text:list-item>
        <text:list-item>
          <text:p text:style-name="P37">He won’t record short and uninformative videos </text:p>
        </text:list-item>
        <text:list-item>
          <text:p text:style-name="P37">Is he often tired?</text:p>
        </text:list-item>
        <text:list-item>
          <text:p text:style-name="P37">I start living there to save money </text:p>
        </text:list-item>
        <text:list-item>
          <text:p text:style-name="P37">The school isn’t good enough </text:p>
        </text:list-item>
        <text:list-item>
          <text:p text:style-name="P37"><text:soft-page-break/>Those measures stimulated our sales </text:p>
        </text:list-item>
        <text:list-item>
          <text:p text:style-name="P37">Is she tired?</text:p>
        </text:list-item>
        <text:list-item>
          <text:p text:style-name="P37">It was a sunny day </text:p>
        </text:list-item>
        <text:list-item>
          <text:p text:style-name="P37">His attempt wasn’t successful</text:p>
        </text:list-item>
        <text:list-item>
          <text:p text:style-name="P37">I live in this city </text:p>
        </text:list-item>
        <text:list-item>
          <text:p text:style-name="P37">My boyfriend is twenty-four </text:p>
        </text:list-item>
        <text:list-item>
          <text:p text:style-name="P37">It was last summer </text:p>
        </text:list-item>
        <text:list-item>
          <text:p text:style-name="P37">It’s rainy </text:p>
        </text:list-item>
        <text:list-item>
          <text:p text:style-name="P37">Will you express your opinion?</text:p>
        </text:list-item>
        <text:list-item>
          <text:p text:style-name="P37">He owned this house </text:p>
        </text:list-item>
        <text:list-item>
          <text:p text:style-name="P37">He fed his cat </text:p>
        </text:list-item>
        <text:list-item>
          <text:p text:style-name="P37">I started learning English several months ago</text:p>
        </text:list-item>
        <text:list-item>
          <text:p text:style-name="P37">This company delivered it yesterday <text:s text:c="3"/></text:p>
        </text:list-item>
        <text:list-item>
          <text:p text:style-name="P37">I left India </text:p>
        </text:list-item>
        <text:list-item>
          <text:p text:style-name="P37">I’ll be able to resolve this conflict </text:p>
        </text:list-item>
        <text:list-item>
          <text:p text:style-name="P38">They offered me a well-paid job </text:p>
        </text:list-item>
        <text:list-item>
          <text:p text:style-name="P38">It isn’t such a difficult exercise </text:p>
        </text:list-item>
        <text:list-item>
          <text:p text:style-name="P38">Other people didn’t know it</text:p>
        </text:list-item>
        <text:list-item>
          <text:p text:style-name="P38">Was I right?</text:p>
        </text:list-item>
        <text:list-item>
          <text:p text:style-name="P38">The food is really tasty </text:p>
        </text:list-item>
        <text:list-item>
          <text:p text:style-name="P38">Was that time convenient?</text:p>
        </text:list-item>
        <text:list-item>
          <text:p text:style-name="P38">What seems inconvenient?</text:p>
        </text:list-item>
        <text:list-item>
          <text:p text:style-name="P38">It looks strange </text:p>
        </text:list-item>
        <text:list-item>
          <text:p text:style-name="P38">She owned this flat </text:p>
        </text:list-item>
        <text:list-item>
          <text:p text:style-name="P38">It was necessary to do these exercises </text:p>
        </text:list-item>
        <text:list-item>
          <text:p text:style-name="P38">I participated in this tournament </text:p>
        </text:list-item>
        <text:list-item>
          <text:p text:style-name="P38">She was born on the twenty second of July</text:p>
        </text:list-item>
        <text:list-item>
          <text:p text:style-name="P38">She woke up much later than usual </text:p>
        </text:list-item>
        <text:list-item>
          <text:p text:style-name="P39">She’s his wife </text:p>
        </text:list-item>
        <text:list-item>
          <text:p text:style-name="P39">They got married at the beginning of the year </text:p>
        </text:list-item>
        <text:list-item>
          <text:p text:style-name="P39">It doesn’t necessarily mean that he’ll become a professional sportsman </text:p>
        </text:list-item>
        <text:list-item>
          <text:p text:style-name="P39">I usually get up early </text:p>
        </text:list-item>
        <text:list-item>
          <text:p text:style-name="P39">They go to school </text:p>
        </text:list-item>
        <text:list-item>
          <text:p text:style-name="P39">They live unhappily </text:p>
        </text:list-item>
        <text:list-item>
          <text:p text:style-name="P39">He believed her</text:p>
        </text:list-item>
        <text:list-item>
          <text:p text:style-name="P39">I went on a business trip last week</text:p>
        </text:list-item>
        <text:list-item>
          <text:p text:style-name="P39"><text:soft-page-break/>Why do you friends disagree with you?</text:p>
        </text:list-item>
        <text:list-item>
          <text:p text:style-name="P39">I think I’ll miss the bus </text:p>
        </text:list-item>
        <text:list-item>
          <text:p text:style-name="P39">I saw it at the beginning of the meeting</text:p>
        </text:list-item>
        <text:list-item>
          <text:p text:style-name="P39">We <text:span text:style-name="T5">competed with a very famous company </text:span></text:p>
        </text:list-item>
        <text:list-item>
          <text:p text:style-name="P40">How will you be able to solve this problem?</text:p>
        </text:list-item>
        <text:list-item>
          <text:p text:style-name="P40">I see this result impressed you </text:p>
        </text:list-item>
        <text:list-item>
          <text:p text:style-name="P40">I dealt with different clients </text:p>
        </text:list-item>
        <text:list-item>
          <text:p text:style-name="P40">Will the police catch them?</text:p>
        </text:list-item>
        <text:list-item>
          <text:p text:style-name="P40">The news is really strange </text:p>
        </text:list-item>
        <text:list-item>
          <text:p text:style-name="P40">He won’t put on a warm coat </text:p>
        </text:list-item>
        <text:list-item>
          <text:p text:style-name="P40">She dreamt about a career in music </text:p>
        </text:list-item>
        <text:list-item>
          <text:p text:style-name="P40">Do you often go there?</text:p>
        </text:list-item>
        <text:list-item>
          <text:p text:style-name="P40">She lied to me </text:p>
        </text:list-item>
        <text:list-item>
          <text:p text:style-name="P40">Where were you yesterday?</text:p>
        </text:list-item>
        <text:list-item>
          <text:p text:style-name="P41">Her husband is at home</text:p>
        </text:list-item>
        <text:list-item>
          <text:p text:style-name="P41">As for ‘always’, we put it in the middle </text:p>
        </text:list-item>
        <text:list-item>
          <text:p text:style-name="P41">He’s afraid of it </text:p>
        </text:list-item>
        <text:list-item>
          <text:p text:style-name="P41">It changed their attitude to these things </text:p>
        </text:list-item>
        <text:list-item>
          <text:p text:style-name="P41">How do you find these lessons?</text:p>
        </text:list-item>
        <text:list-item>
          <text:p text:style-name="P41">Everyone feels interested in it </text:p>
        </text:list-item>
        <text:list-item>
          <text:p text:style-name="P41">What ‘s in the photo?</text:p>
        </text:list-item>
        <text:list-item>
          <text:p text:style-name="P41">It’ll be our achievement </text:p>
        </text:list-item>
        <text:list-item>
          <text:p text:style-name="P41">it’s so important </text:p>
        </text:list-item>
        <text:list-item>
          <text:p text:style-name="P41">You didn’t tell me the second thing</text:p>
        </text:list-item>
        <text:list-item>
          <text:p text:style-name="P41">He always believed her </text:p>
        </text:list-item>
        <text:list-item>
          <text:p text:style-name="P41">He needs much more money</text:p>
        </text:list-item>
        <text:list-item>
          <text:p text:style-name="P41">I have lots of enthusiasm </text:p>
        </text:list-item>
        <text:list-item>
          <text:p text:style-name="P41">I did it despite the crises </text:p>
        </text:list-item>
        <text:list-item>
          <text:p text:style-name="P41">She foresaw these problems </text:p>
        </text:list-item>
        <text:list-item>
          <text:p text:style-name="P41">This man is very rich </text:p>
        </text:list-item>
        <text:list-item>
          <text:p text:style-name="P41">She often asks these questions </text:p>
        </text:list-item>
        <text:list-item>
          <text:p text:style-name="P41">Were you in trouble?</text:p>
        </text:list-item>
        <text:list-item>
          <text:p text:style-name="P41">I see the advantages and disadvantages of this approach </text:p>
        </text:list-item>
        <text:list-item>
          <text:p text:style-name="P41">He likes this dress</text:p>
        </text:list-item>
        <text:list-item>
          <text:p text:style-name="P42">He checks all the information </text:p>
        </text:list-item>
        <text:list-item>
          <text:p text:style-name="P42">His behavior is very strange </text:p>
        </text:list-item>
        <text:list-item>
          <text:p text:style-name="P42">It’s too difficult </text:p>
        </text:list-item>
        <text:list-item>
          <text:p text:style-name="P42"><text:soft-page-break/>I see it in this picture </text:p>
        </text:list-item>
        <text:list-item>
          <text:p text:style-name="P42">He owned this flat </text:p>
        </text:list-item>
        <text:list-item>
          <text:p text:style-name="P42">The boys are at home </text:p>
        </text:list-item>
        <text:list-item>
          <text:p text:style-name="P42">How much time did you spend on learning English?</text:p>
        </text:list-item>
        <text:list-item>
          <text:p text:style-name="P42">How does he get home?</text:p>
        </text:list-item>
        <text:list-item>
          <text:p text:style-name="P42">I’ll be more careful </text:p>
        </text:list-item>
        <text:list-item>
          <text:p text:style-name="P42">I didn’t want to spend time on it </text:p>
        </text:list-item>
        <text:list-item>
          <text:p text:style-name="P42">I often listen to the radio </text:p>
        </text:list-item>
        <text:list-item>
          <text:p text:style-name="P42">He hit the door </text:p>
        </text:list-item>
        <text:list-item>
          <text:p text:style-name="P42">I was in that place quite often </text:p>
        </text:list-item>
        <text:list-item>
          <text:p text:style-name="P42">We’re full of energy </text:p>
        </text:list-item>
        <text:list-item>
          <text:p text:style-name="P42">Other people can think about it, too </text:p>
        </text:list-item>
        <text:list-item>
          <text:p text:style-name="P42">I packed this parcel </text:p>
        </text:list-item>
        <text:list-item>
          <text:p text:style-name="P42">It’ll happen in winter </text:p>
        </text:list-item>
        <text:list-item>
          <text:p text:style-name="P42">We played football together </text:p>
        </text:list-item>
        <text:list-item>
          <text:p text:style-name="P42">It’s worse </text:p>
        </text:list-item>
        <text:list-item>
          <text:p text:style-name="P42">What did you eat there?</text:p>
        </text:list-item>
        <text:list-item>
          <text:p text:style-name="P42">The days weren’t cloudy</text:p>
        </text:list-item>
        <text:list-item>
          <text:p text:style-name="P42">Everyone wou<text:span text:style-name="T6">ld like it </text:span></text:p>
        </text:list-item>
        <text:list-item>
          <text:p text:style-name="P43">Were you abroad last month?</text:p>
        </text:list-item>
        <text:list-item>
          <text:p text:style-name="P43">How much money does she pay?</text:p>
        </text:list-item>
        <text:list-item>
          <text:p text:style-name="P43">Do you go to work?</text:p>
        </text:list-item>
        <text:list-item>
          <text:p text:style-name="P43">All people do it</text:p>
        </text:list-item>
        <text:list-item>
          <text:p text:style-name="P43">I’d like to know English very well</text:p>
        </text:list-item>
        <text:list-item>
          <text:p text:style-name="P43">I’m sure my pronunciation was better and better </text:p>
        </text:list-item>
        <text:list-item>
          <text:p text:style-name="P43">How did it happen?</text:p>
        </text:list-item>
        <text:list-item>
          <text:p text:style-name="P43">The teacher continued recording new lessons </text:p>
        </text:list-item>
        <text:list-item>
          <text:p text:style-name="P43">The girl passed that exam at last </text:p>
        </text:list-item>
        <text:list-item>
          <text:p text:style-name="P43">My friend needs help </text:p>
        </text:list-item>
        <text:list-item>
          <text:p text:style-name="P43">Their results were quite satisfactory </text:p>
        </text:list-item>
        <text:list-item>
          <text:p text:style-name="P43">He can point at your mistakes </text:p>
        </text:list-item>
        <text:list-item>
          <text:p text:style-name="P43">It’s a cold day </text:p>
        </text:list-item>
        <text:list-item>
          <text:p text:style-name="P43">Everyone knows it</text:p>
        </text:list-item>
        <text:list-item>
          <text:p text:style-name="P43">Which video do you admire more?</text:p>
        </text:list-item>
        <text:list-item>
          <text:p text:style-name="P43">His father needs money </text:p>
        </text:list-item>
        <text:list-item>
          <text:p text:style-name="P43">This time didn’t suit us </text:p>
        </text:list-item>
        <text:list-item>
          <text:p text:style-name="P43">Who payed for him?</text:p>
        </text:list-item>
        <text:list-item>
          <text:p text:style-name="P44"><text:soft-page-break/>We need to think it over </text:p>
        </text:list-item>
        <text:list-item>
          <text:p text:style-name="P44">I devoted more free time to my education </text:p>
        </text:list-item>
        <text:list-item>
          <text:p text:style-name="P44">He wears a belt </text:p>
        </text:list-item>
        <text:list-item>
          <text:p text:style-name="P44">What does she need to do?</text:p>
        </text:list-item>
        <text:list-item>
          <text:p text:style-name="P44">He was born on the sixteenth of June</text:p>
        </text:list-item>
        <text:list-item>
          <text:p text:style-name="P44">You weren’t with them</text:p>
        </text:list-item>
        <text:list-item>
          <text:p text:style-name="P44">Time is money </text:p>
        </text:list-item>
        <text:list-item>
          <text:p text:style-name="P44">I thought we didn’t need to reinvent the wheel </text:p>
        </text:list-item>
        <text:list-item>
          <text:p text:style-name="P44">He isn’t with them </text:p>
        </text:list-item>
        <text:list-item>
          <text:p text:style-name="P44">I approve of this choice </text:p>
        </text:list-item>
        <text:list-item>
          <text:p text:style-name="P44">I’ll show it to you </text:p>
        </text:list-item>
        <text:list-item>
          <text:p text:style-name="P44">I speak English </text:p>
        </text:list-item>
        <text:list-item>
          <text:p text:style-name="P44">I think I’ll learn English in a year </text:p>
        </text:list-item>
        <text:list-item>
          <text:p text:style-name="P44">When is he at work?</text:p>
        </text:list-item>
        <text:list-item>
          <text:p text:style-name="P44">They noticed your absence </text:p>
        </text:list-item>
        <text:list-item>
          <text:p text:style-name="P44">What does she want to add?</text:p>
        </text:list-item>
        <text:list-item>
          <text:p text:style-name="P44">They didn’t show us that report</text:p>
        </text:list-item>
        <text:list-item>
          <text:p text:style-name="P44">How old is he?</text:p>
        </text:list-item>
        <text:list-item>
          <text:p text:style-name="P44">Life taught her a lesson </text:p>
        </text:list-item>
        <text:list-item>
          <text:p text:style-name="P45">I wanted to correct my mistakes </text:p>
        </text:list-item>
        <text:list-item>
          <text:p text:style-name="P45">His wife insisted on it </text:p>
        </text:list-item>
        <text:list-item>
          <text:p text:style-name="P45">I decided to devote more free time to English </text:p>
        </text:list-item>
        <text:list-item>
          <text:p text:style-name="P45">I forgot everything </text:p>
        </text:list-item>
        <text:list-item>
          <text:p text:style-name="P45">I didn’t park my car there</text:p>
        </text:list-item>
        <text:list-item>
          <text:p text:style-name="P45">The police caught these thieves </text:p>
        </text:list-item>
        <text:list-item>
          <text:p text:style-name="P45">I could do my homework listening to this playlist </text:p>
        </text:list-item>
        <text:list-item>
          <text:p text:style-name="P45">What’s the problem?</text:p>
        </text:list-item>
        <text:list-item>
          <text:p text:style-name="P45">He’ll repair it </text:p>
        </text:list-item>
        <text:list-item>
          <text:p text:style-name="P45">I knew she had a low salary </text:p>
        </text:list-item>
        <text:list-item>
          <text:p text:style-name="P45">He didn’t cancel / (call off) the meeting </text:p>
        </text:list-item>
        <text:list-item>
          <text:p text:style-name="P45">He changed his point of view </text:p>
        </text:list-item>
        <text:list-item>
          <text:p text:style-name="P45">They aren’t used to such conditions </text:p>
        </text:list-item>
        <text:list-item>
          <text:p text:style-name="P45">She likes cooking </text:p>
        </text:list-item>
        <text:list-item>
          <text:p text:style-name="P45">The boy is very lazy</text:p>
        </text:list-item>
        <text:list-item>
          <text:p text:style-name="P45">It’s such a boring story </text:p>
        </text:list-item>
        <text:list-item>
          <text:p text:style-name="P46">I often wait for him </text:p>
        </text:list-item>
        <text:list-item>
          <text:p text:style-name="P46">He tried to analyze everything very thoroughly </text:p>
        </text:list-item>
        <text:list-item>
          <text:p text:style-name="P46"><text:soft-page-break/>It was everywhere </text:p>
        </text:list-item>
        <text:list-item>
          <text:p text:style-name="P46">I sat down </text:p>
        </text:list-item>
        <text:list-item>
          <text:p text:style-name="P46">I think this answer is incorrect </text:p>
        </text:list-item>
        <text:list-item>
          <text:p text:style-name="P46">Do you understand? </text:p>
        </text:list-item>
        <text:list-item>
          <text:p text:style-name="P46">We practiced speaking English on a regular basis </text:p>
        </text:list-item>
        <text:list-item>
          <text:p text:style-name="P46">She refused to do it </text:p>
        </text:list-item>
        <text:list-item>
          <text:p text:style-name="P46">Who’s at home?</text:p>
        </text:list-item>
        <text:list-item>
          <text:p text:style-name="P46">How does he spend his free time?</text:p>
        </text:list-item>
        <text:list-item>
          <text:p text:style-name="P46">My friend and I will join them</text:p>
        </text:list-item>
        <text:list-item>
          <text:p text:style-name="P46">She’s beautiful </text:p>
        </text:list-item>
        <text:list-item>
          <text:p text:style-name="P46">You can prove it if you want </text:p>
        </text:list-item>
        <text:list-item>
          <text:p text:style-name="P46">Whose offer will you take?</text:p>
        </text:list-item>
        <text:list-item>
          <text:p text:style-name="P46">I know she’d like to become a designer </text:p>
        </text:list-item>
        <text:list-item>
          <text:p text:style-name="P46">Who paid for you?</text:p>
        </text:list-item>
        <text:list-item>
          <text:p text:style-name="P46">She feels happy </text:p>
        </text:list-item>
        <text:list-item>
          <text:p text:style-name="P46">The clinic isn’t good enough </text:p>
        </text:list-item>
        <text:list-item>
          <text:p text:style-name="P46">It wasn’t the only right recommendation </text:p>
        </text:list-item>
        <text:list-item>
          <text:p text:style-name="P47">Is this information enough?</text:p>
        </text:list-item>
        <text:list-item>
          <text:p text:style-name="P47">It’s so surprising for us</text:p>
        </text:list-item>
        <text:list-item>
          <text:p text:style-name="P47">Did you explain it to me?</text:p>
        </text:list-item>
        <text:list-item>
          <text:p text:style-name="P47">We want to know the advantages and disadvantages of this approach </text:p>
        </text:list-item>
        <text:list-item>
          <text:p text:style-name="P47">I could pay for it </text:p>
        </text:list-item>
        <text:list-item>
          <text:p text:style-name="P47">I did my best to get that job</text:p>
        </text:list-item>
        <text:list-item>
          <text:p text:style-name="P47">Where is the girl?</text:p>
        </text:list-item>
        <text:list-item>
          <text:p text:style-name="P47">Where does he work?</text:p>
        </text:list-item>
        <text:list-item>
          <text:p text:style-name="P47">We meet on a regular basis</text:p>
        </text:list-item>
        <text:list-item>
          <text:p text:style-name="P47">They spoke Chinese </text:p>
        </text:list-item>
        <text:list-item>
          <text:p text:style-name="P47">We met three days ago</text:p>
        </text:list-item>
        <text:list-item>
          <text:p text:style-name="P47">I heard it only yesterday </text:p>
        </text:list-item>
        <text:list-item>
          <text:p text:style-name="P47">He considers it unimportant </text:p>
        </text:list-item>
        <text:list-item>
          <text:p text:style-name="P47">I got an e-mail from her </text:p>
        </text:list-item>
        <text:list-item>
          <text:p text:style-name="P47">It doesn’t help <text:span text:style-name="T7">you at all</text:span></text:p>
        </text:list-item>
        <text:list-item>
          <text:p text:style-name="P48">They help me </text:p>
        </text:list-item>
        <text:list-item>
          <text:p text:style-name="P48">As you know, it happens</text:p>
        </text:list-item>
        <text:list-item>
          <text:p text:style-name="P48">What’s your attitude to sport?</text:p>
        </text:list-item>
        <text:list-item>
          <text:p text:style-name="P48">I’ll spend too much money on it </text:p>
        </text:list-item>
        <text:list-item>
          <text:p text:style-name="P48"><text:soft-page-break/>I perfectly realize it </text:p>
        </text:list-item>
        <text:list-item>
          <text:p text:style-name="P48">I think everyone will be afraid of it </text:p>
        </text:list-item>
        <text:list-item>
          <text:p text:style-name="P48">She deserved this result </text:p>
        </text:list-item>
        <text:list-item>
          <text:p text:style-name="P48">I really like this channel</text:p>
        </text:list-item>
        <text:list-item>
          <text:p text:style-name="P48">The sun rose (went up)</text:p>
        </text:list-item>
        <text:list-item>
          <text:p text:style-name="P48">He wrote such an interesting book </text:p>
        </text:list-item>
        <text:list-item>
          <text:p text:style-name="P48">She felt so tired </text:p>
        </text:list-item>
        <text:list-item>
          <text:p text:style-name="P48">This example inspired me </text:p>
        </text:list-item>
        <text:list-item>
          <text:p text:style-name="P48">It isn’t the same</text:p>
        </text:list-item>
        <text:list-item>
          <text:p text:style-name="P48">This knowledge was enough </text:p>
        </text:list-item>
        <text:list-item>
          <text:p text:style-name="P48">I revised his last videos </text:p>
        </text:list-item>
        <text:list-item>
          <text:p text:style-name="P48">Will you have another alternative?</text:p>
        </text:list-item>
        <text:list-item>
          <text:p text:style-name="P48">I didn’t change my attitude to these things </text:p>
        </text:list-item>
        <text:list-item>
          <text:p text:style-name="P49">What does she want to add?</text:p>
        </text:list-item>
        <text:list-item>
          <text:p text:style-name="P49">Is it a very useful video?</text:p>
        </text:list-item>
        <text:list-item>
          <text:p text:style-name="P49">I don’t want to live in that city</text:p>
        </text:list-item>
        <text:list-item>
          <text:p text:style-name="P49">That knowledge<text:tab/> was enough to pass this exam </text:p>
        </text:list-item>
        <text:list-item>
          <text:p text:style-name="P49">As for ‘sometimes’, we can put it at the end of the sentence </text:p>
        </text:list-item>
        <text:list-item>
          <text:p text:style-name="P49">I remembered what to say</text:p>
        </text:list-item>
        <text:list-item>
          <text:p text:style-name="P49">The news was shocking </text:p>
        </text:list-item>
        <text:list-item>
          <text:p text:style-name="P49">You think You’ll learn English by yourself / on your own</text:p>
        </text:list-item>
        <text:list-item>
          <text:p text:style-name="P49">I’ll send him a letter next week</text:p>
        </text:list-item>
        <text:list-item>
          <text:p text:style-name="P49">When do you have free time?</text:p>
        </text:list-item>
        <text:list-item>
          <text:p text:style-name="P49">They weren’t used to such conditions </text:p>
        </text:list-item>
        <text:list-item>
          <text:p text:style-name="P49">I lit the candle </text:p>
        </text:list-item>
        <text:list-item>
          <text:p text:style-name="P49">I don’t like advertising </text:p>
        </text:list-item>
        <text:list-item>
          <text:p text:style-name="P49">Does it sometimes happen?</text:p>
        </text:list-item>
        <text:list-item>
          <text:p text:style-name="P50">Is the article in English?</text:p>
        </text:list-item>
        <text:list-item>
          <text:p text:style-name="P50">Why did you spend so much money on it?</text:p>
        </text:list-item>
        <text:list-item>
          <text:p text:style-name="P50">I need to adapt to these conditions </text:p>
        </text:list-item>
        <text:list-item>
          <text:p text:style-name="P50">It’s a very interesting offer</text:p>
        </text:list-item>
        <text:list-item>
          <text:p text:style-name="P50">Does his brother behave strangely?</text:p>
        </text:list-item>
        <text:list-item>
          <text:p text:style-name="P51">They provided very good conditions </text:p>
        </text:list-item>
        <text:list-item>
          <text:p text:style-name="P51">He avoids talking about it</text:p>
        </text:list-item>
        <text:list-item>
          <text:p text:style-name="P51">What was a potential threat?</text:p>
        </text:list-item>
        <text:list-item>
          <text:p text:style-name="P51">I’m sure my pronunciation is better and better</text:p>
        </text:list-item>
        <text:list-item>
          <text:p text:style-name="P51"><text:soft-page-break/>He suggested going there</text:p>
        </text:list-item>
        <text:list-item>
          <text:p text:style-name="P51">He’d like to order it online </text:p>
        </text:list-item>
        <text:list-item>
          <text:p text:style-name="P51">Did you acquaintance follow her advice?</text:p>
        </text:list-item>
        <text:list-item>
          <text:p text:style-name="P51">Health will always be in the first place for him</text:p>
        </text:list-item>
        <text:list-item>
          <text:p text:style-name="P51">My friend wants to live abroad </text:p>
        </text:list-item>
        <text:list-item>
          <text:p text:style-name="P52">Does that lesson seem boring?</text:p>
        </text:list-item>
        <text:list-item>
          <text:p text:style-name="P52">I want to learn English step by step</text:p>
        </text:list-item>
        <text:list-item>
          <text:p text:style-name="P52">Do you often speak English?</text:p>
        </text:list-item>
        <text:list-item>
          <text:p text:style-name="P52">He teaches English </text:p>
        </text:list-item>
        <text:list-item>
          <text:p text:style-name="P52">His parents didn’t like such a strange decision </text:p>
        </text:list-item>
        <text:list-item>
          <text:p text:style-name="P52">My elder brother and I are there </text:p>
        </text:list-item>
        <text:list-item>
          <text:p text:style-name="P52">It’s so easy </text:p>
        </text:list-item>
        <text:list-item>
          <text:p text:style-name="P52">I understood you immediately / at once </text:p>
        </text:list-item>
        <text:list-item>
          <text:p text:style-name="P52">The criminals disappeared </text:p>
        </text:list-item>
        <text:list-item>
          <text:p text:style-name="P52">He thinks the same </text:p>
        </text:list-item>
        <text:list-item>
          <text:p text:style-name="P52">She’s a teacher </text:p>
        </text:list-item>
        <text:list-item>
          <text:p text:style-name="P52">I found the keys there</text:p>
        </text:list-item>
        <text:list-item>
          <text:p text:style-name="P52">He drowned </text:p>
        </text:list-item>
        <text:list-item>
          <text:p text:style-name="P52">He lives in this country </text:p>
        </text:list-item>
        <text:list-item>
          <text:p text:style-name="P52">As for ‘sometimes’ we can put it at the beginning of the sentence </text:p>
        </text:list-item>
        <text:list-item>
          <text:p text:style-name="P52">This profit will be enough </text:p>
        </text:list-item>
        <text:list-item>
          <text:p text:style-name="P52">His attempts weren’t successful </text:p>
        </text:list-item>
        <text:list-item>
          <text:p text:style-name="P52">It smelt bad </text:p>
        </text:list-item>
        <text:list-item>
          <text:p text:style-name="P52">Did your acquaintance follow your advice? </text:p>
        </text:list-item>
        <text:list-item>
          <text:p text:style-name="P53">Did I withdraw enough money? </text:p>
        </text:list-item>
        <text:list-item>
          <text:p text:style-name="P53">He influenced me significantly / considerably </text:p>
        </text:list-item>
        <text:list-item>
          <text:p text:style-name="P53">He kept this secret </text:p>
        </text:list-item>
        <text:list-item>
          <text:p text:style-name="P53">I overslept yesterday </text:p>
        </text:list-item>
        <text:list-item>
          <text:p text:style-name="P53">I need to learn English </text:p>
        </text:list-item>
        <text:list-item>
          <text:p text:style-name="P53">You must tell him this thing directly </text:p>
        </text:list-item>
        <text:list-item>
          <text:p text:style-name="P53">He also works here</text:p>
        </text:list-item>
        <text:list-item>
          <text:p text:style-name="P54">Will you have other alternatives?</text:p>
        </text:list-item>
        <text:list-item>
          <text:p text:style-name="P54">She preferred not to mention it</text:p>
        </text:list-item>
        <text:list-item>
          <text:p text:style-name="P54">I want to go there one more there</text:p>
        </text:list-item>
        <text:list-item>
          <text:p text:style-name="P54">When will you start translating it into English?</text:p>
        </text:list-item>
        <text:list-item>
          <text:p text:style-name="P54">She forgot about this payment </text:p>
        </text:list-item>
        <text:list-item>
          <text:p text:style-name="P54"><text:soft-page-break/>They danced professionally </text:p>
        </text:list-item>
        <text:list-item>
          <text:p text:style-name="P54">This level is enough to speak English like a native speaker </text:p>
        </text:list-item>
        <text:list-item>
          <text:p text:style-name="P54">It won’t be in the final version </text:p>
        </text:list-item>
        <text:list-item>
          <text:p text:style-name="P54">When did she join them?</text:p>
        </text:list-item>
        <text:list-item>
          <text:p text:style-name="P54">They finished working </text:p>
        </text:list-item>
        <text:list-item>
          <text:p text:style-name="P54">She gets/receives so many e-mails every day</text:p>
        </text:list-item>
        <text:list-item>
          <text:p text:style-name="P54">That book is much more interesting </text:p>
        </text:list-item>
        <text:list-item>
          <text:p text:style-name="P54">His boss often underpaid him </text:p>
        </text:list-item>
        <text:list-item>
          <text:p text:style-name="P54">I held it in my arms </text:p>
        </text:list-item>
        <text:list-item>
          <text:p text:style-name="P54">They’re poor</text:p>
        </text:list-item>
        <text:list-item>
          <text:p text:style-name="P54">What’s your wife’s job?</text:p>
        </text:list-item>
        <text:list-item>
          <text:p text:style-name="P54">I need to finish it as soon as possible </text:p>
        </text:list-item>
        <text:list-item>
          <text:p text:style-name="P55">I’ll finish working on this project soon</text:p>
        </text:list-item>
        <text:list-item>
          <text:p text:style-name="P55">Why were they interested in it </text:p>
        </text:list-item>
        <text:list-item>
          <text:p text:style-name="P55">Her results was quite satisfactory </text:p>
        </text:list-item>
        <text:list-item>
          <text:p text:style-name="P55">It’ll depend on some other factors </text:p>
        </text:list-item>
        <text:list-item>
          <text:p text:style-name="P55">She fought for her rights </text:p>
        </text:list-item>
        <text:list-item>
          <text:p text:style-name="P55">I crossed the street there </text:p>
        </text:list-item>
        <text:list-item>
          <text:p text:style-name="P56">I see it in this photo</text:p>
        </text:list-item>
        <text:list-item>
          <text:p text:style-name="P56">We finished working on this project </text:p>
        </text:list-item>
        <text:list-item>
          <text:p text:style-name="P56">I solved such a difficult task</text:p>
        </text:list-item>
        <text:list-item>
          <text:p text:style-name="P56">You explained everything very well</text:p>
        </text:list-item>
        <text:list-item>
          <text:p text:style-name="P56">I did it to have more free time </text:p>
        </text:list-item>
        <text:list-item>
          <text:p text:style-name="P56">I started working on my grammar </text:p>
        </text:list-item>
        <text:list-item>
          <text:p text:style-name="P56">I remained calm <text:s text:c="2"/></text:p>
        </text:list-item>
        <text:list-item>
          <text:p text:style-name="P56">It really changed her attitude to these things </text:p>
        </text:list-item>
        <text:list-item>
          <text:p text:style-name="P56">He didn’t change his point of view</text:p>
        </text:list-item>
        <text:list-item>
          <text:p text:style-name="P56">I really like this place</text:p>
        </text:list-item>
        <text:list-item>
          <text:p text:style-name="P56">I’ll try to create a very positive atmosphere </text:p>
        </text:list-item>
        <text:list-item>
          <text:p text:style-name="P56">Where do you go?</text:p>
        </text:list-item>
        <text:list-item>
          <text:p text:style-name="P57">We checked in at 3 o’clock in the afternoon </text:p>
        </text:list-item>
        <text:list-item>
          <text:p text:style-name="P57">The teacher pointed at out mistakes </text:p>
        </text:list-item>
        <text:list-item>
          <text:p text:style-name="P57">We communicated with each other form time to time </text:p>
        </text:list-item>
        <text:list-item>
          <text:p text:style-name="P57">We need to solve this problem </text:p>
        </text:list-item>
        <text:list-item>
          <text:p text:style-name="P57">We can do it </text:p>
        </text:list-item>
        <text:list-item>
          <text:p text:style-name="P57">The students are ready</text:p>
        </text:list-item>
        <text:list-item>
          <text:p text:style-name="P57">They broke the rules</text:p>
        </text:list-item>
        <text:list-item>
          <text:p text:style-name="P57"><text:soft-page-break/>This method doesn’t seem new </text:p>
        </text:list-item>
        <text:list-item>
          <text:p text:style-name="P57">He became very rich </text:p>
        </text:list-item>
        <text:list-item>
          <text:p text:style-name="P57">I saw it at the end of the presentation </text:p>
        </text:list-item>
        <text:list-item>
          <text:p text:style-name="P57">The temperature is ten degrees below zero </text:p>
        </text:list-item>
        <text:list-item>
          <text:p text:style-name="P57">Did his wife recover?</text:p>
        </text:list-item>
        <text:list-item>
          <text:p text:style-name="P57">I want to speak English fluently and correctly <text:s/></text:p>
        </text:list-item>
        <text:list-item>
          <text:p text:style-name="P58">I liked all these examples </text:p>
        </text:list-item>
        <text:list-item>
          <text:p text:style-name="P58">It developed our abilities </text:p>
        </text:list-item>
        <text:list-item>
          <text:p text:style-name="P58">I suppose It’ll happen next year </text:p>
        </text:list-item>
        <text:list-item>
          <text:p text:style-name="P58">What will be necessary to do it?</text:p>
        </text:list-item>
        <text:list-item>
          <text:p text:style-name="P58">She often changes her point of view </text:p>
        </text:list-item>
        <text:list-item>
          <text:p text:style-name="P58">That flat belonged to him </text:p>
        </text:list-item>
        <text:list-item>
          <text:p text:style-name="P58">I think I’ll learn English in a couple of <text:s/>years <text:s/></text:p>
        </text:list-item>
        <text:list-item>
          <text:p text:style-name="P58">Is this thing better? </text:p>
        </text:list-item>
        <text:list-item>
          <text:p text:style-name="P58">It seemed so interesting </text:p>
        </text:list-item>
        <text:list-item>
          <text:p text:style-name="P58">There are five chapters in this book </text:p>
        </text:list-item>
        <text:list-item>
          <text:p text:style-name="P58">Is the idea brilliant?</text:p>
        </text:list-item>
        <text:list-item>
          <text:p text:style-name="P58">It’s necessary to do it now </text:p>
        </text:list-item>
        <text:list-item>
          <text:p text:style-name="P58">He does it every day </text:p>
        </text:list-item>
        <text:list-item>
          <text:p text:style-name="P59">Our teacher is very hard working </text:p>
        </text:list-item>
        <text:list-item>
          <text:p text:style-name="P59">Will he win? Not necessarily </text:p>
        </text:list-item>
        <text:list-item>
          <text:p text:style-name="P59">What is in your pocket?</text:p>
        </text:list-item>
        <text:list-item>
          <text:p text:style-name="P59">Will they repair it easily?</text:p>
        </text:list-item>
        <text:list-item>
          <text:p text:style-name="P59">How did you know it?</text:p>
        </text:list-item>
        <text:list-item>
          <text:p text:style-name="P59">Everything remained the same</text:p>
        </text:list-item>
        <text:list-item>
          <text:p text:style-name="P59">He saw his mistakes at last </text:p>
        </text:list-item>
        <text:list-item>
          <text:p text:style-name="P59">She always criticizes him </text:p>
        </text:list-item>
        <text:list-item>
          <text:p text:style-name="P59">Will his girlfriend miss him?</text:p>
        </text:list-item>
        <text:list-item>
          <text:p text:style-name="P60">He owned this firm</text:p>
        </text:list-item>
        <text:list-item>
          <text:p text:style-name="P60">I heard it in the news</text:p>
        </text:list-item>
        <text:list-item>
          <text:p text:style-name="P60">We preferred not to mention it </text:p>
        </text:list-item>
        <text:list-item>
          <text:p text:style-name="P60">It isn’t the only right decision </text:p>
        </text:list-item>
        <text:list-item>
          <text:p text:style-name="P60">I subscribed to this channel</text:p>
        </text:list-item>
        <text:list-item>
          <text:p text:style-name="P60">He kept his money in a bank </text:p>
        </text:list-item>
        <text:list-item>
          <text:p text:style-name="P60">She isn’t a specialist in this area </text:p>
        </text:list-item>
        <text:list-item>
          <text:p text:style-name="P60">Is he young? </text:p>
        </text:list-item>
        <text:list-item>
          <text:p text:style-name="P60">Why are those lessons so ineffective?</text:p>
        </text:list-item>
        <text:list-item>
          <text:p text:style-name="P60"><text:soft-page-break/>She withdrew all the money from her account </text:p>
        </text:list-item>
        <text:list-item>
          <text:p text:style-name="P60">It won’t help her at all</text:p>
        </text:list-item>
        <text:list-item>
          <text:p text:style-name="P60">They’ll eat fresh fruit and vegetables </text:p>
        </text:list-item>
        <text:list-item>
          <text:p text:style-name="P60">She’s subscribed to this channel</text:p>
        </text:list-item>
        <text:list-item>
          <text:p text:style-name="P60">Two things worried me </text:p>
        </text:list-item>
        <text:list-item>
          <text:p text:style-name="P60">I work very hard </text:p>
        </text:list-item>
        <text:list-item>
          <text:p text:style-name="P60">She washed herself <text:s/></text:p>
        </text:list-item>
        <text:list-item>
          <text:p text:style-name="P60">I remembered how to say it better </text:p>
        </text:list-item>
        <text:list-item>
          <text:p text:style-name="P60">You’ll like the lessons </text:p>
        </text:list-item>
        <text:list-item>
          <text:p text:style-name="P60">We trained these skills </text:p>
        </text:list-item>
        <text:list-item>
          <text:p text:style-name="P60">He also remembers it </text:p>
        </text:list-item>
        <text:list-item>
          <text:p text:style-name="P61">He doesn’t share your point of view </text:p>
        </text:list-item>
        <text:list-item>
          <text:p text:style-name="P61">It depended only on him </text:p>
        </text:list-item>
        <text:list-item>
          <text:p text:style-name="P61">I grew up in the capital of our country </text:p>
        </text:list-item>
        <text:list-item>
          <text:p text:style-name="P61">My birthday isn’t today/ It’s tomorrow </text:p>
        </text:list-item>
        <text:list-item>
          <text:p text:style-name="P61">The keys aren’t on the table </text:p>
        </text:list-item>
        <text:list-item>
          <text:p text:style-name="P61">I do physical exercises every day </text:p>
        </text:list-item>
        <text:list-item>
          <text:p text:style-name="P61">I really need to know it</text:p>
        </text:list-item>
        <text:list-item>
          <text:p text:style-name="P61">Will you manage to do it instead of me?</text:p>
        </text:list-item>
        <text:list-item>
          <text:p text:style-name="P61">What’s your friend’s name?</text:p>
        </text:list-item>
        <text:list-item>
          <text:p text:style-name="P61">You need to remember this rule</text:p>
        </text:list-item>
        <text:list-item>
          <text:p text:style-name="P61">Our boss was very surprised</text:p>
        </text:list-item>
        <text:list-item>
          <text:p text:style-name="P61">He divided us into three groups </text:p>
        </text:list-item>
        <text:list-item>
          <text:p text:style-name="P61">I could do it</text:p>
        </text:list-item>
        <text:list-item>
          <text:p text:style-name="P61">He missed such a unique opportunity </text:p>
        </text:list-item>
        <text:list-item>
          <text:p text:style-name="P61">What kind of materials does she need?</text:p>
        </text:list-item>
        <text:list-item>
          <text:p text:style-name="P62">Will it last for about two hours?</text:p>
        </text:list-item>
        <text:list-item>
          <text:p text:style-name="P62">He has a reliable car</text:p>
        </text:list-item>
        <text:list-item>
          <text:p text:style-name="P62">I need to solve this task </text:p>
        </text:list-item>
        <text:list-item>
          <text:p text:style-name="P62">My friend won’t refuse to help you</text:p>
        </text:list-item>
        <text:list-item>
          <text:p text:style-name="P62">They won’t find a solution to such an important problem soon</text:p>
        </text:list-item>
        <text:list-item>
          <text:p text:style-name="P62">The boy showed an outstanding result </text:p>
        </text:list-item>
        <text:list-item>
          <text:p text:style-name="P62">The authorities resolved this conflict </text:p>
        </text:list-item>
        <text:list-item>
          <text:p text:style-name="P62">We’re in the same place</text:p>
        </text:list-item>
        <text:list-item>
          <text:p text:style-name="P62">I ate fresh fruit and vegetables there</text:p>
        </text:list-item>
        <text:list-item>
          <text:p text:style-name="P62">I though so, too</text:p>
        </text:list-item>
        <text:list-item>
          <text:p text:style-name="P62"><text:soft-page-break/>I entered this university </text:p>
        </text:list-item>
        <text:list-item>
          <text:p text:style-name="P62">How do you spend your free time?</text:p>
        </text:list-item>
        <text:list-item>
          <text:p text:style-name="P62">That money was enough </text:p>
        </text:list-item>
        <text:list-item>
          <text:p text:style-name="P62">This information is free </text:p>
        </text:list-item>
        <text:list-item>
          <text:p text:style-name="P62">When did your brother start preparing for his exams?</text:p>
        </text:list-item>
        <text:list-item>
          <text:p text:style-name="P63">I won’t interrupt him</text:p>
        </text:list-item>
        <text:list-item>
          <text:p text:style-name="P63">You’ll improve your grammar considerably / significantly </text:p>
        </text:list-item>
        <text:list-item>
          <text:p text:style-name="P63">We will devote more time to English </text:p>
        </text:list-item>
        <text:list-item>
          <text:p text:style-name="P63">I’ll do it to show better results </text:p>
        </text:list-item>
        <text:list-item>
          <text:p text:style-name="P63">She translated this text with a dictionary </text:p>
        </text:list-item>
        <text:list-item>
          <text:p text:style-name="P63">I didn’t take part / participate in that tournament <text:s/></text:p>
        </text:list-item>
        <text:list-item>
          <text:p text:style-name="P63">The boy wasn’t abroad last month </text:p>
        </text:list-item>
        <text:list-item>
          <text:p text:style-name="P63">She reads in English </text:p>
        </text:list-item>
        <text:list-item>
          <text:p text:style-name="P63">I didn’t know how to answer that question </text:p>
        </text:list-item>
        <text:list-item>
          <text:p text:style-name="P63">It wasn’t her achievement </text:p>
        </text:list-item>
        <text:list-item>
          <text:p text:style-name="P63">What happened?</text:p>
        </text:list-item>
        <text:list-item>
          <text:p text:style-name="P63">What’s important?</text:p>
        </text:list-item>
        <text:list-item>
          <text:p text:style-name="P63">I suggest going there later </text:p>
        </text:list-item>
        <text:list-item>
          <text:p text:style-name="P63">I mentioned it at the beginning of the meeting </text:p>
        </text:list-item>
        <text:list-item>
          <text:p text:style-name="P63">I go to school </text:p>
        </text:list-item>
        <text:list-item>
          <text:p text:style-name="P63">What’s your wife’s job?</text:p>
        </text:list-item>
        <text:list-item>
          <text:p text:style-name="P63">Who does he criticize so often?</text:p>
        </text:list-item>
        <text:list-item>
          <text:p text:style-name="P63">It’s so boring </text:p>
        </text:list-item>
        <text:list-item>
          <text:p text:style-name="P63">It isn’t her best result </text:p>
        </text:list-item>
        <text:list-item>
          <text:p text:style-name="P63">We aren’t angry. We’re kind </text:p>
        </text:list-item>
        <text:list-item>
          <text:p text:style-name="P64">Who was wrong?</text:p>
        </text:list-item>
        <text:list-item>
          <text:p text:style-name="P64">She grew fruit and vegetables in her own garden </text:p>
        </text:list-item>
        <text:list-item>
          <text:p text:style-name="P64">She’s here </text:p>
        </text:list-item>
        <text:list-item>
          <text:p text:style-name="P64">I’ll be there soon </text:p>
        </text:list-item>
        <text:list-item>
          <text:p text:style-name="P64">Do you parents understand it?</text:p>
        </text:list-item>
        <text:list-item>
          <text:p text:style-name="P64">She published this article </text:p>
        </text:list-item>
        <text:list-item>
          <text:p text:style-name="P64">This knowledge will be more than enough to pass this exam</text:p>
        </text:list-item>
        <text:list-item>
          <text:p text:style-name="P64">This book is more interesting </text:p>
        </text:list-item>
        <text:list-item>
          <text:p text:style-name="P64">He won’t deny it</text:p>
        </text:list-item>
        <text:list-item>
          <text:p text:style-name="P64">They’re together </text:p>
        </text:list-item>
        <text:list-item>
          <text:p text:style-name="P64">He introduced me to them </text:p>
        </text:list-item>
        <text:list-item>
          <text:p text:style-name="P64"><text:soft-page-break/>I’ll dink a cap of tee </text:p>
        </text:list-item>
        <text:list-item>
          <text:p text:style-name="P64">They loved each other </text:p>
        </text:list-item>
        <text:list-item>
          <text:p text:style-name="P64">Do you play tennis?</text:p>
        </text:list-item>
        <text:list-item>
          <text:p text:style-name="P64">Some people say it</text:p>
        </text:list-item>
        <text:list-item>
          <text:p text:style-name="P64">Was he in trouble?</text:p>
        </text:list-item>
        <text:list-item>
          <text:p text:style-name="P64">Did it help you improve your listening skills?</text:p>
        </text:list-item>
        <text:list-item>
          <text:p text:style-name="P64">Love is a wonderful feeling </text:p>
        </text:list-item>
        <text:list-item>
          <text:p text:style-name="P65">It’ll be a brilliant result </text:p>
        </text:list-item>
        <text:list-item>
          <text:p text:style-name="P65">Their results were satisfactory </text:p>
        </text:list-item>
        <text:list-item>
          <text:p text:style-name="P65">We wore a school uniform</text:p>
        </text:list-item>
        <text:list-item>
          <text:p text:style-name="P65">How did translate this expression?</text:p>
        </text:list-item>
        <text:list-item>
          <text:p text:style-name="P65">This problem is very big </text:p>
        </text:list-item>
        <text:list-item>
          <text:p text:style-name="P65">Is the meting so important?</text:p>
        </text:list-item>
        <text:list-item>
          <text:p text:style-name="P65">We’ll finish doing it soon</text:p>
        </text:list-item>
        <text:list-item>
          <text:p text:style-name="P65">They don’t know even basic things</text:p>
        </text:list-item>
        <text:list-item>
          <text:p text:style-name="P65">I’m not married </text:p>
        </text:list-item>
        <text:list-item>
          <text:p text:style-name="P65">I like this idea, too</text:p>
        </text:list-item>
        <text:list-item>
          <text:p text:style-name="P65">How much is this dress?</text:p>
        </text:list-item>
        <text:list-item>
          <text:p text:style-name="P65">What time does your mother come to work?</text:p>
        </text:list-item>
        <text:list-item>
          <text:p text:style-name="P65">This problem really worries <text:s/>me </text:p>
        </text:list-item>
        <text:list-item>
          <text:p text:style-name="P65">He avoids doing it </text:p>
        </text:list-item>
        <text:list-item>
          <text:p text:style-name="P65">I want to train my memory </text:p>
        </text:list-item>
        <text:list-item>
          <text:p text:style-name="P65">They’ll have another alternative </text:p>
        </text:list-item>
        <text:list-item>
          <text:p text:style-name="P65">She isn’t the best candidate for it</text:p>
        </text:list-item>
        <text:list-item>
          <text:p text:style-name="P66">I enjoy learning English listening to English songs</text:p>
        </text:list-item>
        <text:list-item>
          <text:p text:style-name="P66">He understands you very well</text:p>
        </text:list-item>
        <text:list-item>
          <text:p text:style-name="P66">It isn’t on the right</text:p>
        </text:list-item>
        <text:list-item>
          <text:p text:style-name="P66">Will my boss be surprised?</text:p>
        </text:list-item>
        <text:list-item>
          <text:p text:style-name="P66">I waited for him for two hours </text:p>
        </text:list-item>
        <text:list-item>
          <text:p text:style-name="P66">He earned this money</text:p>
        </text:list-item>
        <text:list-item>
          <text:p text:style-name="P66">These conditions won’t suit us </text:p>
        </text:list-item>
        <text:list-item>
          <text:p text:style-name="P66">She didn’t have such an intention </text:p>
        </text:list-item>
        <text:list-item>
          <text:p text:style-name="P66">Does he often watch TV?</text:p>
        </text:list-item>
        <text:list-item>
          <text:p text:style-name="P66">He didn’t delete his last comment </text:p>
        </text:list-item>
        <text:list-item>
          <text:p text:style-name="P67">It wasn’t my best result </text:p>
        </text:list-item>
        <text:list-item>
          <text:p text:style-name="P67">He kept his word</text:p>
        </text:list-item>
        <text:list-item>
          <text:p text:style-name="P67">I’ll write this report </text:p>
        </text:list-item>
        <text:list-item>
          <text:p text:style-name="P67"><text:soft-page-break/>She feels confidence </text:p>
        </text:list-item>
        <text:list-item>
          <text:p text:style-name="P67">What frightens you?</text:p>
        </text:list-item>
        <text:list-item>
          <text:p text:style-name="P67">She failed the test to our surprise </text:p>
        </text:list-item>
        <text:list-item>
          <text:p text:style-name="P67">It’s too cheap </text:p>
        </text:list-item>
        <text:list-item>
          <text:p text:style-name="P67">It’s so bad</text:p>
        </text:list-item>
        <text:list-item>
          <text:p text:style-name="P67">My parents advised me not to do it</text:p>
        </text:list-item>
        <text:list-item>
          <text:p text:style-name="P67">He goes to school with great pleasure </text:p>
        </text:list-item>
        <text:list-item>
          <text:p text:style-name="P67">It’s your best choice </text:p>
        </text:list-item>
        <text:list-item>
          <text:p text:style-name="P67">He advised me not to do it</text:p>
        </text:list-item>
        <text:list-item>
          <text:p text:style-name="P67">His parents are abroad now</text:p>
        </text:list-item>
        <text:list-item>
          <text:p text:style-name="P67">You’re a good person </text:p>
        </text:list-item>
        <text:list-item>
          <text:p text:style-name="P67">I really like it </text:p>
        </text:list-item>
        <text:list-item>
          <text:p text:style-name="P67">They informed us of this accident </text:p>
        </text:list-item>
        <text:list-item>
          <text:p text:style-name="P67">She said it very confidently <text:s text:c="2"/></text:p>
        </text:list-item>
        <text:list-item>
          <text:p text:style-name="P67">He hung his coat </text:p>
        </text:list-item>
        <text:list-item>
          <text:p text:style-name="P68">I decided not to go to that party </text:p>
        </text:list-item>
        <text:list-item>
          <text:p text:style-name="P68">He sometimes plays computer games</text:p>
        </text:list-item>
        <text:list-item>
          <text:p text:style-name="P68">You’ll hear it at the beginning of the presentation </text:p>
        </text:list-item>
        <text:list-item>
          <text:p text:style-name="P68">Does he hate it?</text:p>
        </text:list-item>
        <text:list-item>
          <text:p text:style-name="P68">I was born on the twenty first of November <text:s/></text:p>
        </text:list-item>
        <text:list-item>
          <text:p text:style-name="P68">It often rained in that place </text:p>
        </text:list-item>
        <text:list-item>
          <text:p text:style-name="P68">It didn’t help me at all</text:p>
        </text:list-item>
        <text:list-item>
          <text:p text:style-name="P68">He tries to find a job </text:p>
        </text:list-item>
        <text:list-item>
          <text:p text:style-name="P68">We see it in this photo</text:p>
        </text:list-item>
        <text:list-item>
          <text:p text:style-name="P68">It’ll have a positive effect on your health </text:p>
        </text:list-item>
        <text:list-item>
          <text:p text:style-name="P68">These lessons are very useful</text:p>
        </text:list-item>
        <text:list-item>
          <text:p text:style-name="P68">It’ll be an excellent result </text:p>
        </text:list-item>
        <text:list-item>
          <text:p text:style-name="P68">It wasn’t a commercial project </text:p>
        </text:list-item>
        <text:list-item>
          <text:p text:style-name="P68">He always supported us</text:p>
        </text:list-item>
        <text:list-item>
          <text:p text:style-name="P68">Is this university very famous </text:p>
        </text:list-item>
        <text:list-item>
          <text:p text:style-name="P68">Why will her boyfriend regret it?</text:p>
        </text:list-item>
        <text:list-item>
          <text:p text:style-name="P68">We’ll continue this playlist </text:p>
        </text:list-item>
        <text:list-item>
          <text:p text:style-name="P69">Was everyone present?</text:p>
        </text:list-item>
        <text:list-item>
          <text:p text:style-name="P69">How often will the students do this kind of exercises? </text:p>
        </text:list-item>
        <text:list-item>
          <text:p text:style-name="P69">She’ll need to think it over more thoroughly </text:p>
        </text:list-item>
        <text:list-item>
          <text:p text:style-name="P69">I need to translate it into Russian </text:p>
        </text:list-item>
        <text:list-item>
          <text:p text:style-name="P69">He’ll marry her</text:p>
        </text:list-item>
        <text:list-item>
          <text:p text:style-name="P69"><text:soft-page-break/>I slept for two hours </text:p>
        </text:list-item>
        <text:list-item>
          <text:p text:style-name="P69">I need to prepare for this exam </text:p>
        </text:list-item>
        <text:list-item>
          <text:p text:style-name="P69">I continues this playlist </text:p>
        </text:list-item>
        <text:list-item>
          <text:p text:style-name="P69">I’ll learn English here to know it really well </text:p>
        </text:list-item>
        <text:list-item>
          <text:p text:style-name="P69">He came back / returned </text:p>
        </text:list-item>
        <text:list-item>
          <text:p text:style-name="P69">You didn’t show it to me </text:p>
        </text:list-item>
        <text:list-item>
          <text:p text:style-name="P69">They hit him very badly </text:p>
        </text:list-item>
        <text:list-item>
          <text:p text:style-name="P69">He’s such a rude man </text:p>
        </text:list-item>
        <text:list-item>
          <text:p text:style-name="P69">We always finished it on time </text:p>
        </text:list-item>
        <text:list-item>
          <text:p text:style-name="P69">Is the article about politics?</text:p>
        </text:list-item>
        <text:list-item>
          <text:p text:style-name="P69">It really helps me </text:p>
        </text:list-item>
        <text:list-item>
          <text:p text:style-name="P69">We remained friends </text:p>
        </text:list-item>
        <text:list-item>
          <text:p text:style-name="P69">Are you satisfied with your results?</text:p>
        </text:list-item>
        <text:list-item>
          <text:p text:style-name="P69">The students didn’t laugh at it</text:p>
        </text:list-item>
        <text:list-item>
          <text:p text:style-name="P70">The lesson is very professional </text:p>
        </text:list-item>
        <text:list-item>
          <text:p text:style-name="P70">Who corrects your mistakes?</text:p>
        </text:list-item>
        <text:list-item>
          <text:p text:style-name="P70">He’s healthy </text:p>
        </text:list-item>
        <text:list-item>
          <text:p text:style-name="P70">Does this person seem very good?</text:p>
        </text:list-item>
        <text:list-item>
          <text:p text:style-name="P70">The price rose by thirty per cent </text:p>
        </text:list-item>
        <text:list-item>
          <text:p text:style-name="P70">I’ll be able to do it in spite of all the difficulties </text:p>
        </text:list-item>
        <text:list-item>
          <text:p text:style-name="P71">I practiced English </text:p>
        </text:list-item>
        <text:list-item>
          <text:p text:style-name="P71">Is it better?</text:p>
        </text:list-item>
        <text:list-item>
          <text:p text:style-name="P71">His father is a very successful businessman </text:p>
        </text:list-item>
        <text:list-item>
          <text:p text:style-name="P71">We finished doing it at last </text:p>
        </text:list-item>
        <text:list-item>
          <text:p text:style-name="P71">Did she have a big choice </text:p>
        </text:list-item>
        <text:list-item>
          <text:p text:style-name="P71">How was the party?</text:p>
        </text:list-item>
        <text:list-item>
          <text:p text:style-name="P71">She woke up later than usual </text:p>
        </text:list-item>
        <text:list-item>
          <text:p text:style-name="P71">I enjoy learning English watching this playlist </text:p>
        </text:list-item>
        <text:list-item>
          <text:p text:style-name="P71">I managed to improve my reading skills </text:p>
        </text:list-item>
        <text:list-item>
          <text:p text:style-name="P71">She isn’t in the kitchen </text:p>
        </text:list-item>
        <text:list-item>
          <text:p text:style-name="P71">We won’t compete with this company </text:p>
        </text:list-item>
        <text:list-item>
          <text:p text:style-name="P71">She had such a big choice</text:p>
        </text:list-item>
        <text:list-item>
          <text:p text:style-name="P71">He wants to buy this thing </text:p>
        </text:list-item>
        <text:list-item>
          <text:p text:style-name="P71">We played badminton </text:p>
        </text:list-item>
        <text:list-item>
          <text:p text:style-name="P71">You must say it directly </text:p>
        </text:list-item>
        <text:list-item>
          <text:p text:style-name="P71">He didn’t communicate with her anymore </text:p>
        </text:list-item>
        <text:list-item>
          <text:p text:style-name="P71">I want to practice English now</text:p>
        </text:list-item>
        <text:list-item>
          <text:p text:style-name="P71"><text:soft-page-break/>What English books do read?</text:p>
        </text:list-item>
        <text:list-item>
          <text:p text:style-name="P72">Money is also important </text:p>
        </text:list-item>
        <text:list-item>
          <text:p text:style-name="P72">It cost several thousand dollars </text:p>
        </text:list-item>
        <text:list-item>
          <text:p text:style-name="P72">You missed such a unique opportunity </text:p>
        </text:list-item>
        <text:list-item>
          <text:p text:style-name="P72">Everyone has this chance </text:p>
        </text:list-item>
        <text:list-item>
          <text:p text:style-name="P72">He doesn’t own this business </text:p>
        </text:list-item>
        <text:list-item>
          <text:p text:style-name="P72">I left for Russia </text:p>
        </text:list-item>
        <text:list-item>
          <text:p text:style-name="P72">We perfectly understand you </text:p>
        </text:list-item>
        <text:list-item>
          <text:p text:style-name="P72">Is this language difficult?</text:p>
        </text:list-item>
        <text:list-item>
          <text:p text:style-name="P72">I’m sure you’re the best teacher in the world </text:p>
        </text:list-item>
        <text:list-item>
          <text:p text:style-name="P72">Is it such an effective method?</text:p>
        </text:list-item>
        <text:list-item>
          <text:p text:style-name="P74">This knowledge is enough to pass this exam </text:p>
        </text:list-item>
        <text:list-item>
          <text:p text:style-name="P73"><text:span text:style-name="T9">He</text:span><text:span text:style-name="T8"> won’t smoke anymore </text:span></text:p>
        </text:list-item>
        <text:list-item>
          <text:p text:style-name="P74">He often overpaid for no reason </text:p>
        </text:list-item>
        <text:list-item>
          <text:p text:style-name="P74">They found a better place</text:p>
        </text:list-item>
        <text:list-item>
          <text:p text:style-name="P74">That offer seems strange </text:p>
        </text:list-item>
        <text:list-item>
          <text:p text:style-name="P74">I don’t want to say is </text:p>
        </text:list-item>
        <text:list-item>
          <text:p text:style-name="P74">I won’t take part / participate in this contest </text:p>
        </text:list-item>
        <text:list-item>
          <text:p text:style-name="P74">I sat down </text:p>
        </text:list-item>
        <text:list-item>
          <text:p text:style-name="P74">She pointed at my mistakes </text:p>
        </text:list-item>
        <text:list-item>
          <text:p text:style-name="P75">I think I’ll be able to learn in a year </text:p>
        </text:list-item>
        <text:list-item>
          <text:p text:style-name="P75">Why does it seem useless? </text:p>
        </text:list-item>
        <text:list-item>
          <text:p text:style-name="P75">These lessons helped me speak English more correctly </text:p>
        </text:list-item>
        <text:list-item>
          <text:p text:style-name="P75">I think you spent too little money </text:p>
        </text:list-item>
        <text:list-item>
          <text:p text:style-name="P75">Does he live there?</text:p>
        </text:list-item>
        <text:list-item>
          <text:p text:style-name="P75">He influenced me a lot </text:p>
        </text:list-item>
        <text:list-item>
          <text:p text:style-name="P75">This worker will get tired soon </text:p>
        </text:list-item>
        <text:list-item>
          <text:p text:style-name="P75">I’ll try not to be lazy </text:p>
        </text:list-item>
        <text:list-item>
          <text:p text:style-name="P75">How do you get there?</text:p>
        </text:list-item>
        <text:list-item>
          <text:p text:style-name="P75">We need more information </text:p>
        </text:list-item>
        <text:list-item>
          <text:p text:style-name="P75">We won’t confuse these words anymore</text:p>
        </text:list-item>
        <text:list-item>
          <text:p text:style-name="P75">How much did that thing cost?</text:p>
        </text:list-item>
        <text:list-item>
          <text:p text:style-name="P75">Why are you here?</text:p>
        </text:list-item>
        <text:list-item>
          <text:p text:style-name="P75">I’ll do it to show much better results </text:p>
        </text:list-item>
        <text:list-item>
          <text:p text:style-name="P75">When did you start learning English?</text:p>
        </text:list-item>
        <text:list-item>
          <text:p text:style-name="P75">I decided to do it later </text:p>
        </text:list-item>
        <text:list-item>
          <text:p text:style-name="P75">We were lucky </text:p>
        </text:list-item>
        <text:list-item>
          <text:p text:style-name="P75"><text:soft-page-break/>It’s necessary to remember it </text:p>
        </text:list-item>
        <text:list-item>
          <text:p text:style-name="P75">Some people think that money is power. Do you agree with it?</text:p>
        </text:list-item>
        <text:list-item>
          <text:p text:style-name="P75">Was he available yesterday?</text:p>
        </text:list-item>
        <text:list-item>
          <text:p text:style-name="P76">I need to finish this project by next month </text:p>
        </text:list-item>
        <text:list-item>
          <text:p text:style-name="P76">We moved to England </text:p>
        </text:list-item>
        <text:list-item>
          <text:p text:style-name="P76">He has this kind of problems </text:p>
        </text:list-item>
        <text:list-item>
          <text:p text:style-name="P76">I go swimming three times a week</text:p>
        </text:list-item>
        <text:list-item>
          <text:p text:style-name="P76">I flew to America </text:p>
        </text:list-item>
        <text:list-item>
          <text:p text:style-name="P76">We spoke English yesterday </text:p>
        </text:list-item>
        <text:list-item>
          <text:p text:style-name="P76">Will it be really possible?</text:p>
        </text:list-item>
        <text:list-item>
          <text:p text:style-name="P76">Who is subscribed to this channel? </text:p>
        </text:list-item>
        <text:list-item>
          <text:p text:style-name="P76">Who subscribed to this channel?</text:p>
        </text:list-item>
        <text:list-item>
          <text:p text:style-name="P76">He decided not to do it </text:p>
        </text:list-item>
        <text:list-item>
          <text:p text:style-name="P76">This song became very popular </text:p>
        </text:list-item>
        <text:list-item>
          <text:p text:style-name="P76">Do you often listen to music?</text:p>
        </text:list-item>
        <text:list-item>
          <text:p text:style-name="P76">Is is such an important detail? <text:s/></text:p>
        </text:list-item>
        <text:list-item>
          <text:p text:style-name="P76"><text:span text:style-name="T10">We noticed it unexpectedly </text:span><text:s/></text:p>
        </text:list-item>
        <text:list-item>
          <text:p text:style-name="P77">I’ll do my best to enter this university </text:p>
        </text:list-item>
        <text:list-item>
          <text:p text:style-name="P77">She died last year </text:p>
        </text:list-item>
        <text:list-item>
          <text:p text:style-name="P77">I tried to analyze everything very thoroughly </text:p>
        </text:list-item>
        <text:list-item>
          <text:p text:style-name="P77">He complained about that problem </text:p>
        </text:list-item>
        <text:list-item>
          <text:p text:style-name="P77">She knows English like an educated native speaker </text:p>
        </text:list-item>
        <text:list-item>
          <text:p text:style-name="P77">He finished doing it </text:p>
        </text:list-item>
        <text:list-item>
          <text:p text:style-name="P77">He prays to Good</text:p>
        </text:list-item>
        <text:list-item>
          <text:p text:style-name="P78">What videos do you admire more?</text:p>
        </text:list-item>
        <text:list-item>
          <text:p text:style-name="P78">She’ll try not to do it </text:p>
        </text:list-item>
        <text:list-item>
          <text:p text:style-name="P78">This example inspired us </text:p>
        </text:list-item>
        <text:list-item>
          <text:p text:style-name="P78">I can do it</text:p>
        </text:list-item>
        <text:list-item>
          <text:p text:style-name="P78">I visited her the day before yesterday </text:p>
        </text:list-item>
        <text:list-item>
          <text:p text:style-name="P78">They killed innocent people. The police arrested them. They punished the criminals </text:p>
        </text:list-item>
        <text:list-item>
          <text:p text:style-name="P78">I can write it down </text:p>
        </text:list-item>
        <text:list-item>
          <text:p text:style-name="P78">We think the same</text:p>
        </text:list-item>
        <text:list-item>
          <text:p text:style-name="P78">How does she get home?</text:p>
        </text:list-item>
        <text:list-item>
          <text:p text:style-name="P78">Which channel did you choose in the end?</text:p>
        </text:list-item>
        <text:list-item>
          <text:p text:style-name="P78">Will you be free tomorrow?</text:p>
        </text:list-item>
        <text:list-item>
          <text:p text:style-name="P78"><text:soft-page-break/>She became a famous actress </text:p>
        </text:list-item>
        <text:list-item>
          <text:p text:style-name="P78">I’ll share this information with you</text:p>
        </text:list-item>
        <text:list-item>
          <text:p text:style-name="P78">He described her appearance </text:p>
        </text:list-item>
        <text:list-item>
          <text:p text:style-name="P78">It isn’t his best result</text:p>
        </text:list-item>
        <text:list-item>
          <text:p text:style-name="P78">She felt so sad </text:p>
        </text:list-item>
        <text:list-item>
          <text:p text:style-name="P78">He informed me of these problems </text:p>
        </text:list-item>
        <text:list-item>
          <text:p text:style-name="P78">What’s his job?</text:p>
        </text:list-item>
        <text:list-item>
          <text:p text:style-name="P78">She’s such a tall boy </text:p>
        </text:list-item>
        <text:list-item>
          <text:p text:style-name="P78">Others can also think about it </text:p>
        </text:list-item>
        <text:list-item>
          <text:p text:style-name="P79">I did it in spite of that problem </text:p>
        </text:list-item>
        <text:list-item>
          <text:p text:style-name="P80">Do you try to improve this result?</text:p>
        </text:list-item>
        <text:list-item>
          <text:p text:style-name="P80">It depended on some other things </text:p>
        </text:list-item>
        <text:list-item>
          <text:p text:style-name="P80">We faced a very big problem</text:p>
        </text:list-item>
        <text:list-item>
          <text:p text:style-name="P80">I turned on the computer </text:p>
        </text:list-item>
        <text:list-item>
          <text:p text:style-name="P80">Is it a difficult rule?</text:p>
        </text:list-item>
        <text:list-item>
          <text:p text:style-name="P80">It it obvious?</text:p>
        </text:list-item>
        <text:list-item>
          <text:p text:style-name="P81">We’ll do it despite those words </text:p>
        </text:list-item>
        <text:list-item>
          <text:p text:style-name="P81">Her boss often criticized her</text:p>
        </text:list-item>
        <text:list-item>
          <text:p text:style-name="P81">Why is he interested in it?</text:p>
        </text:list-item>
        <text:list-item>
          <text:p text:style-name="P81">What does he need to change?</text:p>
        </text:list-item>
        <text:list-item>
          <text:p text:style-name="P81">How often do these things happen?</text:p>
        </text:list-item>
        <text:list-item>
          <text:p text:style-name="P81">I really like the simplicity of this method </text:p>
        </text:list-item>
        <text:list-item>
          <text:p text:style-name="P81">She’ll marry him</text:p>
        </text:list-item>
        <text:list-item>
          <text:p text:style-name="P81">What worries you most of all?</text:p>
        </text:list-item>
        <text:list-item>
          <text:p text:style-name="P81">I need to get in touch with him <text:s/></text:p>
        </text:list-item>
        <text:list-item>
          <text:p text:style-name="P81">What salary did he have?</text:p>
        </text:list-item>
        <text:list-item>
          <text:p text:style-name="P81">It didn’t help her at all</text:p>
        </text:list-item>
        <text:list-item>
          <text:p text:style-name="P81">My boss did him a favor </text:p>
        </text:list-item>
        <text:list-item>
          <text:p text:style-name="P81">Why is that method so ineffective?</text:p>
        </text:list-item>
        <text:list-item>
          <text:p text:style-name="P81">His conclusion was quite logical </text:p>
        </text:list-item>
        <text:list-item>
          <text:p text:style-name="P81">It’s a very high level</text:p>
        </text:list-item>
        <text:list-item>
          <text:p text:style-name="P81">Is it so bad?</text:p>
        </text:list-item>
        <text:list-item>
          <text:p text:style-name="P81">We see it in the next sentence </text:p>
        </text:list-item>
        <text:list-item>
          <text:p text:style-name="P81">I hope everyone will be grateful to you for your hard work</text:p>
        </text:list-item>
        <text:list-item>
          <text:p text:style-name="P81">I’ll be able to do it much better </text:p>
        </text:list-item>
        <text:list-item>
          <text:p text:style-name="P82">I don’t want to do it right now</text:p>
        </text:list-item>
        <text:list-item>
          <text:p text:style-name="P82">Did this change have a positive effect on her?</text:p>
        </text:list-item>
        <text:list-item>
          <text:p text:style-name="P82"><text:soft-page-break/>We see it in the second sentence </text:p>
        </text:list-item>
        <text:list-item>
          <text:p text:style-name="P82">Everyone understands it </text:p>
        </text:list-item>
        <text:list-item>
          <text:p text:style-name="P82">They remained friends </text:p>
        </text:list-item>
        <text:list-item>
          <text:p text:style-name="P82">This result impressed them</text:p>
        </text:list-item>
        <text:list-item>
          <text:p text:style-name="P82">He pays for his education </text:p>
        </text:list-item>
        <text:list-item>
          <text:p text:style-name="P82">This offer won’t be attractive soon</text:p>
        </text:list-item>
        <text:list-item>
          <text:p text:style-name="P82">The meeting began much later </text:p>
        </text:list-item>
        <text:list-item>
          <text:p text:style-name="P82">I use the Internet almost everyday </text:p>
        </text:list-item>
        <text:list-item>
          <text:p text:style-name="P82">He’ll send him such an important latter </text:p>
        </text:list-item>
        <text:list-item>
          <text:p text:style-name="P82">He apologized for his behavior </text:p>
        </text:list-item>
        <text:list-item>
          <text:p text:style-name="P82">I don’t want to tell you this thing </text:p>
        </text:list-item>
        <text:list-item>
          <text:p text:style-name="P82">I was in England last year </text:p>
        </text:list-item>
        <text:list-item>
          <text:p text:style-name="P82">His wife is thirty-seven </text:p>
        </text:list-item>
        <text:list-item>
          <text:p text:style-name="P82">Does it depend on them?</text:p>
        </text:list-item>
        <text:list-item>
          <text:p text:style-name="P83">I waited for him for half an hour </text:p>
        </text:list-item>
        <text:list-item>
          <text:p text:style-name="P83">My teacher wasn’t right </text:p>
        </text:list-item>
        <text:list-item>
          <text:p text:style-name="P83">When will it get dark?</text:p>
        </text:list-item>
        <text:list-item>
          <text:p text:style-name="P83">She reads English books</text:p>
        </text:list-item>
        <text:list-item>
          <text:p text:style-name="P83">Is your brother at home?</text:p>
        </text:list-item>
        <text:list-item>
          <text:p text:style-name="P83">I like this method </text:p>
        </text:list-item>
        <text:list-item>
          <text:p text:style-name="P83">I want to thank you</text:p>
        </text:list-item>
        <text:list-item>
          <text:p text:style-name="P83">It’s possible in our society </text:p>
        </text:list-item>
        <text:list-item>
          <text:p text:style-name="P83">It attracted new clients </text:p>
        </text:list-item>
        <text:list-item>
          <text:p text:style-name="P83">It happened on a regular basis </text:p>
        </text:list-item>
        <text:list-item>
          <text:p text:style-name="P83">Are they from Spain?</text:p>
        </text:list-item>
        <text:list-item>
          <text:p text:style-name="P83">We communicate with different people</text:p>
        </text:list-item>
        <text:list-item>
          <text:p text:style-name="P83">He translated from Russian into Spanish?</text:p>
        </text:list-item>
        <text:list-item>
          <text:p text:style-name="P83">Does this thing seem important?</text:p>
        </text:list-item>
        <text:list-item>
          <text:p text:style-name="P83">They celebrated this anniversary </text:p>
        </text:list-item>
        <text:list-item>
          <text:p text:style-name="P84">I want to go there one more time</text:p>
        </text:list-item>
        <text:list-item>
          <text:p text:style-name="P84">It’s very prestigious to live in this area </text:p>
        </text:list-item>
        <text:list-item>
          <text:p text:style-name="P84">Others didn’t realize it</text:p>
        </text:list-item>
        <text:list-item>
          <text:p text:style-name="P84">How old are you when you were in the United States? </text:p>
        </text:list-item>
        <text:list-item>
          <text:p text:style-name="P84">Two apples fell (down)</text:p>
        </text:list-item>
        <text:list-item>
          <text:p text:style-name="P84">I’d like to become a businessman </text:p>
        </text:list-item>
        <text:list-item>
          <text:p text:style-name="P84">It happens on a regular basis </text:p>
        </text:list-item>
        <text:list-item>
          <text:p text:style-name="P84">How much time will you spend on it?</text:p>
        </text:list-item>
        <text:list-item>
          <text:p text:style-name="P84"><text:soft-page-break/>They talked for hours </text:p>
        </text:list-item>
        <text:list-item>
          <text:p text:style-name="P84">That discussion wasn’t long </text:p>
        </text:list-item>
        <text:list-item>
          <text:p text:style-name="P84">She cooked dinner </text:p>
        </text:list-item>
        <text:list-item>
          <text:p text:style-name="P84">He interrupted our conversation </text:p>
        </text:list-item>
        <text:list-item>
          <text:p text:style-name="P84">She’s my girlfriend </text:p>
        </text:list-item>
        <text:list-item>
          <text:p text:style-name="P84">I saved this document </text:p>
        </text:list-item>
        <text:list-item>
          <text:p text:style-name="P85">Is he right?</text:p>
        </text:list-item>
        <text:list-item>
          <text:p text:style-name="P85">Will this change have a positive effect on them?</text:p>
        </text:list-item>
        <text:list-item>
          <text:p text:style-name="P85">This information will always be free </text:p>
        </text:list-item>
        <text:list-item>
          <text:p text:style-name="P85">Why does it happen again and again?</text:p>
        </text:list-item>
        <text:list-item>
          <text:p text:style-name="P85">We’ll be able to do it</text:p>
        </text:list-item>
        <text:list-item>
          <text:p text:style-name="P85">Will you be free the day after tomorrow?</text:p>
        </text:list-item>
        <text:list-item>
          <text:p text:style-name="P85">When did you start learning English?</text:p>
        </text:list-item>
        <text:list-item>
          <text:p text:style-name="P85">I prepared do these exams </text:p>
        </text:list-item>
        <text:list-item>
          <text:p text:style-name="P85">It’s your chance </text:p>
        </text:list-item>
        <text:list-item>
          <text:p text:style-name="P85">It was necessary to do something </text:p>
        </text:list-item>
        <text:list-item>
          <text:p text:style-name="P85">We stood up</text:p>
        </text:list-item>
        <text:list-item>
          <text:p text:style-name="P85">I’ll study very hard to pass that exam </text:p>
        </text:list-item>
        <text:list-item>
          <text:p text:style-name="P85">Is his English without mistakes?</text:p>
        </text:list-item>
        <text:list-item>
          <text:p text:style-name="P85">Do you like this city?</text:p>
        </text:list-item>
        <text:list-item>
          <text:p text:style-name="P85">What did she need to do?</text:p>
        </text:list-item>
        <text:list-item>
          <text:p text:style-name="P85">I did it on time</text:p>
        </text:list-item>
        <text:list-item>
          <text:p text:style-name="P85">Will I have this level?</text:p>
        </text:list-item>
        <text:list-item>
          <text:p text:style-name="P85">Are we in the wrong place?</text:p>
        </text:list-item>
        <text:list-item>
          <text:p text:style-name="P85">She won’t be able to pay for it </text:p>
        </text:list-item>
        <text:list-item>
          <text:p text:style-name="P85">She preferred not to do it</text:p>
        </text:list-item>
        <text:list-item>
          <text:p text:style-name="P86">How long does it take his daughter to get to school?</text:p>
        </text:list-item>
        <text:list-item>
          <text:p text:style-name="P86">I like this playlist</text:p>
        </text:list-item>
        <text:list-item>
          <text:p text:style-name="P86">My friend and I want to devote more free time to our health </text:p>
        </text:list-item>
        <text:list-item>
          <text:p text:style-name="P86">Will my English level be much higher?</text:p>
        </text:list-item>
        <text:list-item>
          <text:p text:style-name="P86">I need to check it</text:p>
        </text:list-item>
        <text:list-item>
          <text:p text:style-name="P86">You need to change it</text:p>
        </text:list-item>
        <text:list-item>
          <text:p text:style-name="P86">As for ‘often’ we put it in the middle of the sentence </text:p>
        </text:list-item>
        <text:list-item>
          <text:p text:style-name="P86">It’s such an effective lesson </text:p>
        </text:list-item>
        <text:list-item>
          <text:p text:style-name="P86">We have lots of friends </text:p>
        </text:list-item>
        <text:list-item>
          <text:p text:style-name="P86">He lit the lamp </text:p>
        </text:list-item>
        <text:list-item>
          <text:p text:style-name="P86">Which channel do you choose?</text:p>
        </text:list-item>
        <text:list-item>
          <text:p text:style-name="P86"><text:soft-page-break/>He dreamt about money </text:p>
        </text:list-item>
        <text:list-item>
          <text:p text:style-name="P86">We left England </text:p>
        </text:list-item>
        <text:list-item>
          <text:p text:style-name="P86">Where were you born?</text:p>
        </text:list-item>
        <text:list-item>
          <text:p text:style-name="P86">Will he continue working in that place?</text:p>
        </text:list-item>
        <text:list-item>
          <text:p text:style-name="P86">I don’t want to know it</text:p>
        </text:list-item>
        <text:list-item>
          <text:p text:style-name="P86">What seems useless?</text:p>
        </text:list-item>
        <text:list-item>
          <text:p text:style-name="P86">She goes to school with great pleasure </text:p>
        </text:list-item>
        <text:list-item>
          <text:p text:style-name="P86">The lesson lasted for two hours </text:p>
        </text:list-item>
        <text:list-item>
          <text:p text:style-name="P86">He threw a ball to me </text:p>
        </text:list-item>
        <text:list-item>
          <text:p text:style-name="P86">I didn’t communicate with them anymore</text:p>
        </text:list-item>
        <text:list-item>
          <text:p text:style-name="P87">She’s sad</text:p>
        </text:list-item>
        <text:list-item>
          <text:p text:style-name="P87">Will he stay here for an hour?</text:p>
        </text:list-item>
        <text:list-item>
          <text:p text:style-name="P88">How long does it take you to get home?</text:p>
        </text:list-item>
        <text:list-item>
          <text:p text:style-name="P88">We won in that tournament </text:p>
        </text:list-item>
        <text:list-item>
          <text:p text:style-name="P88">We need to think it over more thoroughly </text:p>
        </text:list-item>
        <text:list-item>
          <text:p text:style-name="P88">Everything depended on him</text:p>
        </text:list-item>
        <text:list-item>
          <text:p text:style-name="P88">You won’t influenced it</text:p>
        </text:list-item>
        <text:list-item>
          <text:p text:style-name="P88">Does this channel really seem interesting?</text:p>
        </text:list-item>
        <text:list-item>
          <text:p text:style-name="P88">You’ll see it at the beginning of the presentation </text:p>
        </text:list-item>
        <text:list-item>
          <text:p text:style-name="P89">I translated it from Russia into English <text:tab/></text:p>
        </text:list-item>
        <text:list-item>
          <text:p text:style-name="P89">He told her too much </text:p>
        </text:list-item>
        <text:list-item>
          <text:p text:style-name="P89">It isn’t near. It’s very far</text:p>
        </text:list-item>
        <text:list-item>
          <text:p text:style-name="P89">I perfectly understand you</text:p>
        </text:list-item>
        <text:list-item>
          <text:p text:style-name="P89">I decided to do it </text:p>
        </text:list-item>
        <text:list-item>
          <text:p text:style-name="P89">Her mistake wasn’t very serious </text:p>
        </text:list-item>
        <text:list-item>
          <text:p text:style-name="P89">It’ll last for more than two years</text:p>
        </text:list-item>
        <text:list-item>
          <text:p text:style-name="P89">My result was quite satisfactory </text:p>
        </text:list-item>
        <text:list-item>
          <text:p text:style-name="P89">I enjoy learning English </text:p>
        </text:list-item>
        <text:list-item>
          <text:p text:style-name="P89">My mother comes home very early </text:p>
        </text:list-item>
        <text:list-item>
          <text:p text:style-name="P89">He needs to change his life</text:p>
        </text:list-item>
        <text:list-item>
          <text:p text:style-name="P89">Is it his own flat?</text:p>
        </text:list-item>
        <text:list-item>
          <text:p text:style-name="P89">The students often confused those words</text:p>
        </text:list-item>
        <text:list-item>
          <text:p text:style-name="P89">Will she change her timetable? </text:p>
        </text:list-item>
        <text:list-item>
          <text:p text:style-name="P89">He’ll do it next time </text:p>
        </text:list-item>
        <text:list-item>
          <text:p text:style-name="P89">I’m good at foreign languages </text:p>
        </text:list-item>
        <text:list-item>
          <text:p text:style-name="P89">It’s interesting </text:p>
        </text:list-item>
        <text:list-item>
          <text:p text:style-name="P89">This project had a commercial success </text:p>
        </text:list-item>
        <text:list-item>
          <text:p text:style-name="P89"><text:soft-page-break/>All the women are here</text:p>
        </text:list-item>
        <text:list-item>
          <text:p text:style-name="P90">She wants to do it right now</text:p>
        </text:list-item>
        <text:list-item>
          <text:p text:style-name="P90">Money was also important for her </text:p>
        </text:list-item>
        <text:list-item>
          <text:p text:style-name="P90">I decided not to go there</text:p>
        </text:list-item>
        <text:list-item>
          <text:p text:style-name="P90">I promised to check everything </text:p>
        </text:list-item>
        <text:list-item>
          <text:p text:style-name="P90">It sounds strange </text:p>
        </text:list-item>
        <text:list-item>
          <text:p text:style-name="P90">I preferred to stay at home</text:p>
        </text:list-item>
        <text:list-item>
          <text:p text:style-name="P90">This house belonged to him </text:p>
        </text:list-item>
        <text:list-item>
          <text:p text:style-name="P90">How effective is the lesson?</text:p>
        </text:list-item>
        <text:list-item>
          <text:p text:style-name="P90">We’ll follow your advice </text:p>
        </text:list-item>
        <text:list-item>
          <text:p text:style-name="P90">Were you at home while he was at work?</text:p>
        </text:list-item>
        <text:list-item>
          <text:p text:style-name="P90">The results weren’t so good </text:p>
        </text:list-item>
        <text:list-item>
          <text:p text:style-name="P90">My pronunciation is much better</text:p>
        </text:list-item>
        <text:list-item>
          <text:p text:style-name="P90">Did they explain it to him?</text:p>
        </text:list-item>
        <text:list-item>
          <text:p text:style-name="P91">How much money do you have with you?</text:p>
        </text:list-item>
        <text:list-item>
          <text:p text:style-name="P91">It’ll be her daughter’s flat </text:p>
        </text:list-item>
        <text:list-item>
          <text:p text:style-name="P91">I’m not a manager. I’m a teacher </text:p>
        </text:list-item>
        <text:list-item>
          <text:p text:style-name="P91">This channel is more interesting </text:p>
        </text:list-item>
        <text:list-item>
          <text:p text:style-name="P91">Can you play the guitar? </text:p>
        </text:list-item>
        <text:list-item>
          <text:p text:style-name="P91">Others didn’t foresee it</text:p>
        </text:list-item>
        <text:list-item>
          <text:p text:style-name="P91">I didn’t do it anymore </text:p>
        </text:list-item>
        <text:list-item>
          <text:p text:style-name="P91">It won’t be legal </text:p>
        </text:list-item>
        <text:list-item>
          <text:p text:style-name="P91">Will this change have a positive effect on her?</text:p>
        </text:list-item>
        <text:list-item>
          <text:p text:style-name="P91">They sent me a parcel </text:p>
        </text:list-item>
        <text:list-item>
          <text:p text:style-name="P91">My father comes home late</text:p>
        </text:list-item>
        <text:list-item>
          <text:p text:style-name="P91">They’ll explain it to us </text:p>
        </text:list-item>
        <text:list-item>
          <text:p text:style-name="P91">Where do your parents live?</text:p>
        </text:list-item>
        <text:list-item>
          <text:p text:style-name="P91">I don’t know </text:p>
        </text:list-item>
        <text:list-item>
          <text:p text:style-name="P91">I really like watching these lessons </text:p>
        </text:list-item>
        <text:list-item>
          <text:p text:style-name="P91">We weren’t against it </text:p>
        </text:list-item>
        <text:list-item>
          <text:p text:style-name="P91">We <text:span text:style-name="T11">found out that it was a big mistake </text:span><text:s/></text:p>
        </text:list-item>
        <text:list-item>
          <text:p text:style-name="P92">It doesn’t help us at all</text:p>
        </text:list-item>
        <text:list-item>
          <text:p text:style-name="P92">She admired <text:s/>him </text:p>
        </text:list-item>
        <text:list-item>
          <text:p text:style-name="P92">She wants to go to the park</text:p>
        </text:list-item>
        <text:list-item>
          <text:p text:style-name="P92">I got in touch with him yesterday <text:s/></text:p>
        </text:list-item>
        <text:list-item>
          <text:p text:style-name="P92">I must work on these mistakes </text:p>
        </text:list-item>
        <text:list-item>
          <text:p text:style-name="P92">They’re subscribed to this channel </text:p>
        </text:list-item>
        <text:list-item>
          <text:p text:style-name="P92"><text:soft-page-break/>Will you go there with us to?</text:p>
        </text:list-item>
        <text:list-item>
          <text:p text:style-name="P92">She washed up the dishes </text:p>
        </text:list-item>
        <text:list-item>
          <text:p text:style-name="P92">We try not to be pessimistic </text:p>
        </text:list-item>
        <text:list-item>
          <text:p text:style-name="P92">She decided no to go to the United States to study there </text:p>
        </text:list-item>
        <text:list-item>
          <text:p text:style-name="P92">He feels happy </text:p>
        </text:list-item>
        <text:list-item>
          <text:p text:style-name="P92">He expects much more </text:p>
        </text:list-item>
        <text:list-item>
          <text:p text:style-name="P93">It didn’t cover out costs <text:s/></text:p>
        </text:list-item>
        <text:list-item>
          <text:p text:style-name="P93">I found this channel at last </text:p>
        </text:list-item>
        <text:list-item>
          <text:p text:style-name="P93">Other people didn’t notice it </text:p>
        </text:list-item>
        <text:list-item>
          <text:p text:style-name="P93">She was in our team </text:p>
        </text:list-item>
        <text:list-item>
          <text:p text:style-name="P93">I won’t go to this restaurant anymore</text:p>
        </text:list-item>
        <text:list-item>
          <text:p text:style-name="P93">I sat down and than I stood up</text:p>
        </text:list-item>
        <text:list-item>
          <text:p text:style-name="P93">We analyzed this report </text:p>
        </text:list-item>
        <text:list-item>
          <text:p text:style-name="P93">Is the idea interesting?</text:p>
        </text:list-item>
        <text:list-item>
          <text:p text:style-name="P93">They won’t sign this agreement </text:p>
        </text:list-item>
        <text:list-item>
          <text:p text:style-name="P93">This is her husband </text:p>
        </text:list-item>
        <text:list-item>
          <text:p text:style-name="P94">Why do you want to know English very well?</text:p>
        </text:list-item>
        <text:list-item>
          <text:p text:style-name="P94">We thought the same </text:p>
        </text:list-item>
        <text:list-item>
          <text:p text:style-name="P94">It isn’t the best choice </text:p>
        </text:list-item>
        <text:list-item>
          <text:p text:style-name="P94">How regularly do you practice English </text:p>
        </text:list-item>
        <text:list-item>
          <text:p text:style-name="P94">He made a discovery </text:p>
        </text:list-item>
        <text:list-item>
          <text:p text:style-name="P94">I heard it for the second time </text:p>
        </text:list-item>
        <text:list-item>
          <text:p text:style-name="P94">He didn’t apologize for it </text:p>
        </text:list-item>
        <text:list-item>
          <text:p text:style-name="P94">I’m fond of this channel </text:p>
        </text:list-item>
        <text:list-item>
          <text:p text:style-name="P94">The lesson was really useful </text:p>
        </text:list-item>
        <text:list-item>
          <text:p text:style-name="P94">I realized it only late </text:p>
        </text:list-item>
        <text:list-item>
          <text:p text:style-name="P94">What kind of computer games do they play?</text:p>
        </text:list-item>
        <text:list-item>
          <text:p text:style-name="P94">It’s obvious </text:p>
        </text:list-item>
        <text:list-item>
          <text:p text:style-name="P94">Will it be an easy test?</text:p>
        </text:list-item>
        <text:list-item>
          <text:p text:style-name="P94">Did it really depend on you?</text:p>
        </text:list-item>
        <text:list-item>
          <text:p text:style-name="P94">It’s so easy </text:p>
        </text:list-item>
        <text:list-item>
          <text:p text:style-name="P94">He owes me this money <text:s/></text:p>
        </text:list-item>
        <text:list-item>
          <text:p text:style-name="P94">His wife usually does the shopping </text:p>
        </text:list-item>
        <text:list-item>
          <text:p text:style-name="P94">I don’t want to talk about this problem </text:p>
        </text:list-item>
        <text:list-item>
          <text:p text:style-name="P95">He rode a horse yesterday </text:p>
        </text:list-item>
        <text:list-item>
          <text:p text:style-name="P95">She found this channel at last </text:p>
        </text:list-item>
        <text:list-item>
          <text:p text:style-name="P95">Was it necessary to translate it into English </text:p>
        </text:list-item>
        <text:list-item>
          <text:p text:style-name="P95"><text:soft-page-break/>It doesn’t necessarily mean that it’ll be free <text:s text:c="2"/></text:p>
        </text:list-item>
        <text:list-item>
          <text:p text:style-name="P95">Who left home?</text:p>
        </text:list-item>
        <text:list-item>
          <text:p text:style-name="P95">Who is in the second place?</text:p>
        </text:list-item>
        <text:list-item>
          <text:p text:style-name="P95">Was the exam so difficult?</text:p>
        </text:list-item>
        <text:list-item>
          <text:p text:style-name="P96">Health wasn’t in the first place for him</text:p>
        </text:list-item>
        <text:list-item>
          <text:p text:style-name="P96">He makes so many mistakes </text:p>
        </text:list-item>
        <text:list-item>
          <text:p text:style-name="P96">The playlist is so informative</text:p>
        </text:list-item>
        <text:list-item>
          <text:p text:style-name="P96">He saved her life</text:p>
        </text:list-item>
        <text:list-item>
          <text:p text:style-name="P96">I know that all these lessons are free </text:p>
        </text:list-item>
        <text:list-item>
          <text:p text:style-name="P96">She has a car </text:p>
        </text:list-item>
        <text:list-item>
          <text:p text:style-name="P96">My parents don’t insist on it </text:p>
        </text:list-item>
        <text:list-item>
          <text:p text:style-name="P96"><text:span text:style-name="T12">S</text:span>he won’t translate all the test without a dictionary </text:p>
        </text:list-item>
        <text:list-item>
          <text:p text:style-name="P97">We expected something special</text:p>
        </text:list-item>
        <text:list-item>
          <text:p text:style-name="P97">They don’t live separately </text:p>
        </text:list-item>
        <text:list-item>
          <text:p text:style-name="P97">His speech inspired me </text:p>
        </text:list-item>
        <text:list-item>
          <text:p text:style-name="P97">It’s a very important event </text:p>
        </text:list-item>
        <text:list-item>
          <text:p text:style-name="P97">Do you support this decision? </text:p>
        </text:list-item>
        <text:list-item>
          <text:p text:style-name="P97">My wife and I do the shopping </text:p>
        </text:list-item>
        <text:list-item>
          <text:p text:style-name="P97">I concentrated on it </text:p>
        </text:list-item>
        <text:list-item>
          <text:p text:style-name="P97">They accused him of this crime </text:p>
        </text:list-item>
        <text:list-item>
          <text:p text:style-name="P97">I had several ( a few ) ideas </text:p>
        </text:list-item>
        <text:list-item>
          <text:p text:style-name="P97">I earned five hundred dollars a month </text:p>
        </text:list-item>
        <text:list-item>
          <text:p text:style-name="P97">She reached this level soon </text:p>
        </text:list-item>
        <text:list-item>
          <text:p text:style-name="P97">Will it change their attitude to these things </text:p>
        </text:list-item>
        <text:list-item>
          <text:p text:style-name="P98">We found out that the keys were there </text:p>
        </text:list-item>
        <text:list-item>
          <text:p text:style-name="P98">I hated getting up so early </text:p>
        </text:list-item>
        <text:list-item>
          <text:p text:style-name="P98">They destroyed the village </text:p>
        </text:list-item>
        <text:list-item>
          <text:p text:style-name="P98">I heard it in the end </text:p>
        </text:list-item>
        <text:list-item>
          <text:p text:style-name="P98">It’s very boring </text:p>
        </text:list-item>
        <text:list-item>
          <text:p text:style-name="P98">What belongs to him? </text:p>
        </text:list-item>
        <text:list-item>
          <text:p text:style-name="P98">Her words inspire us </text:p>
        </text:list-item>
        <text:list-item>
          <text:p text:style-name="P98">Is it his opinion?</text:p>
        </text:list-item>
        <text:list-item>
          <text:p text:style-name="P98">Who wants to live abroad?</text:p>
        </text:list-item>
        <text:list-item>
          <text:p text:style-name="P98">My English is better </text:p>
        </text:list-item>
        <text:list-item>
          <text:p text:style-name="P98">They won’t be able to do it </text:p>
        </text:list-item>
        <text:list-item>
          <text:p text:style-name="P98">She usually closes her eyes on it <text:s/></text:p>
        </text:list-item>
        <text:list-item>
          <text:p text:style-name="P98">I parked near this place </text:p>
        </text:list-item>
        <text:list-item>
          <text:p text:style-name="P98"><text:soft-page-break/>He wants more practice </text:p>
        </text:list-item>
        <text:list-item>
          <text:p text:style-name="P98">We really want much more practice </text:p>
        </text:list-item>
        <text:list-item>
          <text:p text:style-name="P99">Will the police catch this criminal?</text:p>
        </text:list-item>
        <text:list-item>
          <text:p text:style-name="P99">It will depend not only on us </text:p>
        </text:list-item>
        <text:list-item>
          <text:p text:style-name="P99">How useful is it?</text:p>
        </text:list-item>
        <text:list-item>
          <text:p text:style-name="P99">When will you be free? </text:p>
        </text:list-item>
        <text:list-item>
          <text:p text:style-name="P99">Where was he?</text:p>
        </text:list-item>
        <text:list-item>
          <text:p text:style-name="P99">When is your birthday?</text:p>
        </text:list-item>
        <text:list-item>
          <text:p text:style-name="P99">I started learning English four months ago</text:p>
        </text:list-item>
        <text:list-item>
          <text:p text:style-name="P99">The house wasn’t spacious </text:p>
        </text:list-item>
        <text:list-item>
          <text:p text:style-name="P99">It’s cheap </text:p>
        </text:list-item>
        <text:list-item>
          <text:p text:style-name="P99">What channels did you watch on a regular basis?</text:p>
        </text:list-item>
        <text:list-item>
          <text:p text:style-name="P100">I’ll do my best to speak English more confidently </text:p>
        </text:list-item>
        <text:list-item>
          <text:p text:style-name="P100">He explained it to me</text:p>
        </text:list-item>
        <text:list-item>
          <text:p text:style-name="P100">They won’t be together any longer </text:p>
        </text:list-item>
        <text:list-item>
          <text:p text:style-name="P100">Are the woman at home?</text:p>
        </text:list-item>
        <text:list-item>
          <text:p text:style-name="P100">It isn’t the only right answer</text:p>
        </text:list-item>
        <text:list-item>
          <text:p text:style-name="P100">Will it help me improve my speaking skills?</text:p>
        </text:list-item>
        <text:list-item>
          <text:p text:style-name="P100">We need it </text:p>
        </text:list-item>
        <text:list-item>
          <text:p text:style-name="P100">We live in this country </text:p>
        </text:list-item>
        <text:list-item>
          <text:p text:style-name="P100">What does he remember?</text:p>
        </text:list-item>
        <text:list-item>
          <text:p text:style-name="P100">We see the advantages and disadvantages of this approach <text:s text:c="3"/></text:p>
        </text:list-item>
        <text:list-item>
          <text:p text:style-name="P100">What will belong to him? </text:p>
        </text:list-item>
        <text:list-item>
          <text:p text:style-name="P100">She doesn’t work there. She works here</text:p>
        </text:list-item>
        <text:list-item>
          <text:p text:style-name="P100">He hit the ball</text:p>
        </text:list-item>
        <text:list-item>
          <text:p text:style-name="P100">Where does she usually go?</text:p>
        </text:list-item>
        <text:list-item>
          <text:p text:style-name="P100">I won’t change my attitude to her </text:p>
        </text:list-item>
        <text:list-item>
          <text:p text:style-name="P100">They asked us some questions </text:p>
        </text:list-item>
        <text:list-item>
          <text:p text:style-name="P100">This illness isn’t serious</text:p>
        </text:list-item>
        <text:list-item>
          <text:p text:style-name="P100">I experienced a very unusual felling <text:s/></text:p>
        </text:list-item>
        <text:list-item>
          <text:p text:style-name="P101">It was necessary to check it more thoroughly </text:p>
        </text:list-item>
        <text:list-item>
          <text:p text:style-name="P101">He jumped very high </text:p>
        </text:list-item>
        <text:list-item>
          <text:p text:style-name="P101">What really helps you?</text:p>
        </text:list-item>
        <text:list-item>
          <text:p text:style-name="P101">That knowledge was more than enough to pass this exam</text:p>
        </text:list-item>
        <text:list-item>
          <text:p text:style-name="P101">Do you need to finish it by tomorrow?</text:p>
        </text:list-item>
        <text:list-item>
          <text:p text:style-name="P101">The price wasn’t high </text:p>
        </text:list-item>
        <text:list-item>
          <text:p text:style-name="P101"><text:soft-page-break/>The day wasn’t cold</text:p>
        </text:list-item>
        <text:list-item>
          <text:p text:style-name="P103">It’ll happen on a regular basis</text:p>
        </text:list-item>
        <text:list-item>
          <text:p text:style-name="P103">Do you really like this idea?</text:p>
        </text:list-item>
        <text:list-item>
          <text:p text:style-name="P103">I promised to do it</text:p>
        </text:list-item>
        <text:list-item>
          <text:p text:style-name="P103">He tore the papers </text:p>
        </text:list-item>
        <text:list-item>
          <text:p text:style-name="P102"><text:span text:style-name="T13">Did you try on this suit?</text:span> <text:s/></text:p>
        </text:list-item>
        <text:list-item>
          <text:p text:style-name="P103">Was it his fault?</text:p>
        </text:list-item>
        <text:list-item>
          <text:p text:style-name="P103">My parents didn’t support this decision</text:p>
        </text:list-item>
        <text:list-item>
          <text:p text:style-name="P103">She felt sad</text:p>
        </text:list-item>
        <text:list-item>
          <text:p text:style-name="P103">I felt so happy</text:p>
        </text:list-item>
        <text:list-item>
          <text:p text:style-name="P103">How useful are these lessons?</text:p>
        </text:list-item>
        <text:list-item>
          <text:p text:style-name="P103">You did it very well</text:p>
        </text:list-item>
        <text:list-item>
          <text:p text:style-name="P103">It’ll be necessary to check it one more time</text:p>
        </text:list-item>
        <text:list-item>
          <text:p text:style-name="P103">Our students do this kind of exercises quite rarely </text:p>
        </text:list-item>
        <text:list-item>
          <text:p text:style-name="P103">We didn’t compete with that company </text:p>
        </text:list-item>
        <text:list-item>
          <text:p text:style-name="P103">I like your lessons </text:p>
        </text:list-item>
        <text:list-item>
          <text:p text:style-name="P103">That woman is a designer </text:p>
        </text:list-item>
        <text:list-item>
          <text:p text:style-name="P103">I stood up</text:p>
        </text:list-item>
        <text:list-item>
          <text:p text:style-name="P103">I approve of this decision</text:p>
        </text:list-item>
        <text:list-item>
          <text:p text:style-name="P103">The children will go to another place </text:p>
        </text:list-item>
        <text:list-item>
          <text:p text:style-name="P103">Others know it </text:p>
        </text:list-item>
        <text:list-item>
          <text:p text:style-name="P104">It’ll be necessary to correct it </text:p>
        </text:list-item>
        <text:list-item>
          <text:p text:style-name="P104">The teacher will explain it next time </text:p>
        </text:list-item>
        <text:list-item>
          <text:p text:style-name="P104">What inspires you most of all?</text:p>
        </text:list-item>
        <text:list-item>
          <text:p text:style-name="P104">The guests noticed our absence</text:p>
        </text:list-item>
        <text:list-item>
          <text:p text:style-name="P104">I’ll go there next summer </text:p>
        </text:list-item>
        <text:list-item>
          <text:p text:style-name="P104">The police arrested this criminal yesterday </text:p>
        </text:list-item>
        <text:list-item>
          <text:p text:style-name="P104">This result impressed me </text:p>
        </text:list-item>
        <text:list-item>
          <text:p text:style-name="P104">They offered us something special <text:s/></text:p>
        </text:list-item>
        <text:list-item>
          <text:p text:style-name="P104">I’ll do it despite those words</text:p>
        </text:list-item>
        <text:list-item>
          <text:p text:style-name="P104">I was born on the eighth of August </text:p>
        </text:list-item>
        <text:list-item>
          <text:p text:style-name="P104">We need to use the second form </text:p>
        </text:list-item>
        <text:list-item>
          <text:p text:style-name="P104">He’s absent </text:p>
        </text:list-item>
        <text:list-item>
          <text:p text:style-name="P104">I don’t have many friends </text:p>
        </text:list-item>
        <text:list-item>
          <text:p text:style-name="P104">Did it help you improve your writing skills?</text:p>
        </text:list-item>
        <text:list-item>
          <text:p text:style-name="P104">I did it with great pleasure </text:p>
        </text:list-item>
        <text:list-item>
          <text:p text:style-name="P106">Did his girlfriend miss him?</text:p>
        </text:list-item>
        <text:list-item>
          <text:p text:style-name="P106"><text:soft-page-break/>Other people know it </text:p>
        </text:list-item>
        <text:list-item>
          <text:p text:style-name="P106">Why was she so pessimistic?</text:p>
        </text:list-item>
        <text:list-item>
          <text:p text:style-name="P105"><text:span text:style-name="T14">Whose offer did your friend take? </text:span><text:s/></text:p>
        </text:list-item>
        <text:list-item>
          <text:p text:style-name="P106">Who loves her?</text:p>
        </text:list-item>
        <text:list-item>
          <text:p text:style-name="P106">Who does she love?</text:p>
        </text:list-item>
        <text:list-item>
          <text:p text:style-name="P106">Other people won’t help you now</text:p>
        </text:list-item>
        <text:list-item>
          <text:p text:style-name="P106">Those measures weren’t radical enough </text:p>
        </text:list-item>
        <text:list-item>
          <text:p text:style-name="P106">We live in Russia</text:p>
        </text:list-item>
        <text:list-item>
          <text:p text:style-name="P106">I’ll win in spite of our bad chances</text:p>
        </text:list-item>
        <text:list-item>
          <text:p text:style-name="P106">She wore very expansive clothes </text:p>
        </text:list-item>
        <text:list-item>
          <text:p text:style-name="P106">This house belongs to me</text:p>
        </text:list-item>
        <text:list-item>
          <text:p text:style-name="P106">What’s necessary to check more thoroughly?</text:p>
        </text:list-item>
        <text:list-item>
          <text:p text:style-name="P106">Where will she study?</text:p>
        </text:list-item>
        <text:list-item>
          <text:p text:style-name="P106">What’s your name?</text:p>
        </text:list-item>
        <text:list-item>
          <text:p text:style-name="P106">He became a very successful businessman </text:p>
        </text:list-item>
        <text:list-item>
          <text:p text:style-name="P107">I live in this country</text:p>
        </text:list-item>
        <text:list-item>
          <text:p text:style-name="P107">As for ‘sometimes’, we can put it in the meddle of the sentence </text:p>
        </text:list-item>
        <text:list-item>
          <text:p text:style-name="P107">He doesn’t have many friends </text:p>
        </text:list-item>
        <text:list-item>
          <text:p text:style-name="P107">I won’t recommend this book</text:p>
        </text:list-item>
        <text:list-item>
          <text:p text:style-name="P107">We’ll be able to resolve this conflict </text:p>
        </text:list-item>
        <text:list-item>
          <text:p text:style-name="P107">These words are new for me</text:p>
        </text:list-item>
        <text:list-item>
          <text:p text:style-name="P107">I like this advice </text:p>
        </text:list-item>
        <text:list-item>
          <text:p text:style-name="P107">She’s very slim </text:p>
        </text:list-item>
        <text:list-item>
          <text:p text:style-name="P107">We all see the simplicity of these videos </text:p>
        </text:list-item>
        <text:list-item>
          <text:p text:style-name="P107">These approaches aren’t innovative enough</text:p>
        </text:list-item>
        <text:list-item>
          <text:p text:style-name="P107">It’s a standard procedure <text:s text:c="3"/></text:p>
        </text:list-item>
        <text:list-item>
          <text:p text:style-name="P107">He made such a big mistake </text:p>
        </text:list-item>
        <text:list-item>
          <text:p text:style-name="P107">What was in the box?</text:p>
        </text:list-item>
        <text:list-item>
          <text:p text:style-name="P107">They’re my friends </text:p>
        </text:list-item>
        <text:list-item>
          <text:p text:style-name="P107">More people will watch this channel because it really helps </text:p>
        </text:list-item>
        <text:list-item>
          <text:p text:style-name="P107">Are we in the right place?</text:p>
        </text:list-item>
        <text:list-item>
          <text:p text:style-name="P107">There are five chapters in this book </text:p>
        </text:list-item>
        <text:list-item>
          <text:p text:style-name="P107">I must know it </text:p>
        </text:list-item>
        <text:list-item>
          <text:p text:style-name="P107">Was it such an easy test? </text:p>
        </text:list-item>
        <text:list-item>
          <text:p text:style-name="P108">His salary isn’t so high. It’s low </text:p>
        </text:list-item>
        <text:list-item>
          <text:p text:style-name="P108">She thought the same </text:p>
        </text:list-item>
        <text:list-item>
          <text:p text:style-name="P108"><text:soft-page-break/>I smiled at her</text:p>
        </text:list-item>
        <text:list-item>
          <text:p text:style-name="P108">She speaks English very well</text:p>
        </text:list-item>
        <text:list-item>
          <text:p text:style-name="P108">Who admires him?</text:p>
        </text:list-item>
        <text:list-item>
          <text:p text:style-name="P108">How does he usually solve these problems </text:p>
        </text:list-item>
        <text:list-item>
          <text:p text:style-name="P108">It isn’t late now </text:p>
        </text:list-item>
        <text:list-item>
          <text:p text:style-name="P108">It’s a very simple method </text:p>
        </text:list-item>
        <text:list-item>
          <text:p text:style-name="P108">He feels very surprised </text:p>
        </text:list-item>
        <text:list-item>
          <text:p text:style-name="P108">They’re reach</text:p>
        </text:list-item>
        <text:list-item>
          <text:p text:style-name="P108">They’re lazy </text:p>
        </text:list-item>
        <text:list-item>
          <text:p text:style-name="P108">He gave up smoking </text:p>
        </text:list-item>
        <text:list-item>
          <text:p text:style-name="P108">My brother knocked at the door </text:p>
        </text:list-item>
        <text:list-item>
          <text:p text:style-name="P108">I’ll send this message to him </text:p>
        </text:list-item>
        <text:list-item>
          <text:p text:style-name="P108">How important is it?</text:p>
        </text:list-item>
        <text:list-item>
          <text:p text:style-name="P108">The days weren’t sunny</text:p>
        </text:list-item>
        <text:list-item>
          <text:p text:style-name="P108">How often did you go to the gym?</text:p>
        </text:list-item>
        <text:list-item>
          <text:p text:style-name="P108">I see you really like English </text:p>
        </text:list-item>
        <text:list-item>
          <text:p text:style-name="P108">We were right </text:p>
        </text:list-item>
        <text:list-item>
          <text:p text:style-name="P109">It’s in the third part </text:p>
        </text:list-item>
        <text:list-item>
          <text:p text:style-name="P109">How effective is it?</text:p>
        </text:list-item>
        <text:list-item>
          <text:p text:style-name="P109">He gave me this advice </text:p>
        </text:list-item>
        <text:list-item>
          <text:p text:style-name="P109">What strategy will you choose?</text:p>
        </text:list-item>
        <text:list-item>
          <text:p text:style-name="P109">I decided not to waste money </text:p>
        </text:list-item>
        <text:list-item>
          <text:p text:style-name="P109">I forgot to pay for it </text:p>
        </text:list-item>
        <text:list-item>
          <text:p text:style-name="P109">I’ll do my best to win </text:p>
        </text:list-item>
        <text:list-item>
          <text:p text:style-name="P109">He influenced significantly / considerably </text:p>
        </text:list-item>
        <text:list-item>
          <text:p text:style-name="P109">Is your mother at school?</text:p>
        </text:list-item>
        <text:list-item>
          <text:p text:style-name="P109">Does he often tell you these things?</text:p>
        </text:list-item>
        <text:list-item>
          <text:p text:style-name="P109">My friends weren’t satisfied with their results </text:p>
        </text:list-item>
        <text:list-item>
          <text:p text:style-name="P109">He divided it into several parts </text:p>
        </text:list-item>
        <text:list-item>
          <text:p text:style-name="P109">What’s in the box?</text:p>
        </text:list-item>
        <text:list-item>
          <text:p text:style-name="P109">He’s a reach person </text:p>
        </text:list-item>
        <text:list-item>
          <text:p text:style-name="P109">They live happily </text:p>
        </text:list-item>
        <text:list-item>
          <text:p text:style-name="P109">I did everything </text:p>
        </text:list-item>
        <text:list-item>
          <text:p text:style-name="P110">He isn’t the best candidate for it </text:p>
        </text:list-item>
        <text:list-item>
          <text:p text:style-name="P110">My friends really like it</text:p>
        </text:list-item>
        <text:list-item>
          <text:p text:style-name="P110">Who does she really love?</text:p>
        </text:list-item>
        <text:list-item>
          <text:p text:style-name="P110">I need to get in touch with them</text:p>
        </text:list-item>
        <text:list-item>
          <text:p text:style-name="P110"><text:soft-page-break/>Did it have a positive effect on them?</text:p>
        </text:list-item>
        <text:list-item>
          <text:p text:style-name="P110">You wasted time and money </text:p>
        </text:list-item>
        <text:list-item>
          <text:p text:style-name="P110">She was really talented</text:p>
        </text:list-item>
        <text:list-item>
          <text:p text:style-name="P110">Is her English without mistakes?</text:p>
        </text:list-item>
        <text:list-item>
          <text:p text:style-name="P110">It’s a very useful example </text:p>
        </text:list-item>
        <text:list-item>
          <text:p text:style-name="P110">She didn’t react to these changes </text:p>
        </text:list-item>
        <text:list-item>
          <text:p text:style-name="P110">He isn’t satisfied with their answer / reply </text:p>
        </text:list-item>
        <text:list-item>
          <text:p text:style-name="P110">Where did you go?</text:p>
        </text:list-item>
        <text:list-item>
          <text:p text:style-name="P110">I want to know more useful words, phrases and expressions </text:p>
        </text:list-item>
        <text:list-item>
          <text:p text:style-name="P110">I often confused these expressions </text:p>
        </text:list-item>
        <text:list-item>
          <text:p text:style-name="P110">Is he really hardworking?</text:p>
        </text:list-item>
        <text:list-item>
          <text:p text:style-name="P110">I’m at home </text:p>
        </text:list-item>
        <text:list-item>
          <text:p text:style-name="P110">Is it a waste of time?</text:p>
        </text:list-item>
        <text:list-item>
          <text:p text:style-name="P110">Will it be the only right choice? </text:p>
        </text:list-item>
        <text:list-item>
          <text:p text:style-name="P111">Were you satisfied with your result?</text:p>
        </text:list-item>
        <text:list-item>
          <text:p text:style-name="P111">He followed my advice </text:p>
        </text:list-item>
        <text:list-item>
          <text:p text:style-name="P111">Everything depends on you</text:p>
        </text:list-item>
        <text:list-item>
          <text:p text:style-name="P111">I do it to show better results </text:p>
        </text:list-item>
        <text:list-item>
          <text:p text:style-name="P111">My friend wasn’t satisfied with his result </text:p>
        </text:list-item>
        <text:list-item>
          <text:p text:style-name="P111">They remained friends</text:p>
        </text:list-item>
        <text:list-item>
          <text:p text:style-name="P111">I translated it from Spanish into English </text:p>
        </text:list-item>
        <text:list-item>
          <text:p text:style-name="P111">I find these videos very useful </text:p>
        </text:list-item>
        <text:list-item>
          <text:p text:style-name="P111">Is it a boring magazine?</text:p>
        </text:list-item>
        <text:list-item>
          <text:p text:style-name="P111">Is that information really useful?</text:p>
        </text:list-item>
        <text:list-item>
          <text:p text:style-name="P111">They’ll have a choice </text:p>
        </text:list-item>
        <text:list-item>
          <text:p text:style-name="P111">You need to do it immediately </text:p>
        </text:list-item>
        <text:list-item>
          <text:p text:style-name="P111">I wouldn’t ignore it </text:p>
        </text:list-item>
        <text:list-item>
          <text:p text:style-name="P111">He did me a favor </text:p>
        </text:list-item>
        <text:list-item>
          <text:p text:style-name="P111">You showed a brilliant result </text:p>
        </text:list-item>
        <text:list-item>
          <text:p text:style-name="P111">Did it help you improve your English?</text:p>
        </text:list-item>
        <text:list-item>
          <text:p text:style-name="P112">That event wasn’t so important </text:p>
        </text:list-item>
        <text:list-item>
          <text:p text:style-name="P112">Are they at work?</text:p>
        </text:list-item>
        <text:list-item>
          <text:p text:style-name="P112">What advice does she usually give you?</text:p>
        </text:list-item>
        <text:list-item>
          <text:p text:style-name="P112">It’s a very important event </text:p>
        </text:list-item>
        <text:list-item>
          <text:p text:style-name="P112">He was with them </text:p>
        </text:list-item>
        <text:list-item>
          <text:p text:style-name="P112">How long did it take you to get to work?</text:p>
        </text:list-item>
        <text:list-item>
          <text:p text:style-name="P112"><text:soft-page-break/>It’s possible </text:p>
        </text:list-item>
        <text:list-item>
          <text:p text:style-name="P112">She remembers it </text:p>
        </text:list-item>
        <text:list-item>
          <text:p text:style-name="P112">You’ll like this new approach </text:p>
        </text:list-item>
        <text:list-item>
          <text:p text:style-name="P112">Was he kind to you?</text:p>
        </text:list-item>
        <text:list-item>
          <text:p text:style-name="P112">Will they change his timetable?</text:p>
        </text:list-item>
        <text:list-item>
          <text:p text:style-name="P112">He’s often busy </text:p>
        </text:list-item>
        <text:list-item>
          <text:p text:style-name="P112">Did it depend on us?</text:p>
        </text:list-item>
        <text:list-item>
          <text:p text:style-name="P112">It’s a good idea </text:p>
        </text:list-item>
        <text:list-item>
          <text:p text:style-name="P112">This time won’t be convenient for me </text:p>
        </text:list-item>
        <text:list-item>
          <text:p text:style-name="P112">I’ll earn five hundred dollars monthly in the beginning </text:p>
        </text:list-item>
        <text:list-item>
          <text:p text:style-name="P112">They don’t own this business </text:p>
        </text:list-item>
        <text:list-item>
          <text:p text:style-name="P112">She’d like to learn English fast </text:p>
        </text:list-item>
        <text:list-item>
          <text:p text:style-name="P112">We competed with several big companies </text:p>
        </text:list-item>
        <text:list-item>
          <text:p text:style-name="P112">It was our main aim <text:s/></text:p>
        </text:list-item>
        <text:list-item>
          <text:p text:style-name="P113">She adapted to this situation </text:p>
        </text:list-item>
        <text:list-item>
          <text:p text:style-name="P113">They created a very positive atmosphere </text:p>
        </text:list-item>
        <text:list-item>
          <text:p text:style-name="P113">We thought it over </text:p>
        </text:list-item>
        <text:list-item>
          <text:p text:style-name="P113">Did it last for more than two years?</text:p>
        </text:list-item>
        <text:list-item>
          <text:p text:style-name="P113">It’s the same example </text:p>
        </text:list-item>
        <text:list-item>
          <text:p text:style-name="P113">He didn’t point at our mistakes </text:p>
        </text:list-item>
        <text:list-item>
          <text:p text:style-name="P113">Can you play table tennis?</text:p>
        </text:list-item>
        <text:list-item>
          <text:p text:style-name="P113">He was in our team</text:p>
        </text:list-item>
        <text:list-item>
          <text:p text:style-name="P113">We speak English </text:p>
        </text:list-item>
        <text:list-item>
          <text:p text:style-name="P113">She wants to tell you this thing right now </text:p>
        </text:list-item>
        <text:list-item>
          <text:p text:style-name="P113">He didn’t reach an Advanced level</text:p>
        </text:list-item>
        <text:list-item>
          <text:p text:style-name="P113">I didn’t communicate with her anymore </text:p>
        </text:list-item>
        <text:list-item>
          <text:p text:style-name="P113">We concentrated on the following problems </text:p>
        </text:list-item>
        <text:list-item>
          <text:p text:style-name="P113">The lessons won’t be free there </text:p>
        </text:list-item>
        <text:list-item>
          <text:p text:style-name="P113">I really want to know it</text:p>
        </text:list-item>
        <text:list-item>
          <text:p text:style-name="P113">Do you need to finish everything by next weak?</text:p>
        </text:list-item>
        <text:list-item>
          <text:p text:style-name="P114">Do you need help?</text:p>
        </text:list-item>
        <text:list-item>
          <text:p text:style-name="P114">I expect these things </text:p>
        </text:list-item>
        <text:list-item>
          <text:p text:style-name="P114">He learnt English </text:p>
        </text:list-item>
        <text:list-item>
          <text:p text:style-name="P114">I’ll devote more free time to this project </text:p>
        </text:list-item>
        <text:list-item>
          <text:p text:style-name="P114">I don’t try to learn English </text:p>
        </text:list-item>
        <text:list-item>
          <text:p text:style-name="P114">He doesn’t devote enough time to English </text:p>
        </text:list-item>
        <text:list-item>
          <text:p text:style-name="P114">She isn’t tired </text:p>
        </text:list-item>
        <text:list-item>
          <text:p text:style-name="P114"><text:soft-page-break/>Why will you fly there? </text:p>
        </text:list-item>
        <text:list-item>
          <text:p text:style-name="P114">I started living there to save money </text:p>
        </text:list-item>
        <text:list-item>
          <text:p text:style-name="P114">I won’t worry about it </text:p>
        </text:list-item>
        <text:list-item>
          <text:p text:style-name="P114">Were you friends there yesterday?</text:p>
        </text:list-item>
        <text:list-item>
          <text:p text:style-name="P114">He didn’t deny this fact </text:p>
        </text:list-item>
        <text:list-item>
          <text:p text:style-name="P114">I heard it on TV</text:p>
        </text:list-item>
        <text:list-item>
          <text:p text:style-name="P114">She’d like to drink a cap of tea</text:p>
        </text:list-item>
        <text:list-item>
          <text:p text:style-name="P114">I stopped to ask him a question </text:p>
        </text:list-item>
        <text:list-item>
          <text:p text:style-name="P114">She refuses to do it </text:p>
        </text:list-item>
        <text:list-item>
          <text:p text:style-name="P114">What seems so interesting?</text:p>
        </text:list-item>
        <text:list-item>
          <text:p text:style-name="P114">I’m sure I’ll be able to learn English </text:p>
        </text:list-item>
        <text:list-item>
          <text:p text:style-name="P114">It can mean several things <text:s/></text:p>
        </text:list-item>
        <text:list-item>
          <text:p text:style-name="P114">What’s difference between these two expressions </text:p>
        </text:list-item>
        <text:list-item>
          <text:p text:style-name="P115">It developed our professional skills </text:p>
        </text:list-item>
        <text:list-item>
          <text:p text:style-name="P115">He won’t own this business </text:p>
        </text:list-item>
        <text:list-item>
          <text:p text:style-name="P115">I wasn’t proud of this success </text:p>
        </text:list-item>
        <text:list-item>
          <text:p text:style-name="P115">Did this change have a positive effect on him?</text:p>
        </text:list-item>
        <text:list-item>
          <text:p text:style-name="P115">The boy passed that exam at last</text:p>
        </text:list-item>
        <text:list-item>
          <text:p text:style-name="P115">Who’s at work?</text:p>
        </text:list-item>
        <text:list-item>
          <text:p text:style-name="P115">Will he be satisfied with this result?</text:p>
        </text:list-item>
        <text:list-item>
          <text:p text:style-name="P115">The price rose by twenty per cent </text:p>
        </text:list-item>
        <text:list-item>
          <text:p text:style-name="P115">This place is very beautiful </text:p>
        </text:list-item>
        <text:list-item>
          <text:p text:style-name="P115">Why do you want to visit this place?</text:p>
        </text:list-item>
        <text:list-item>
          <text:p text:style-name="P115">What did he need to do?</text:p>
        </text:list-item>
        <text:list-item>
          <text:p text:style-name="P115">Are you in the library? </text:p>
        </text:list-item>
        <text:list-item>
          <text:p text:style-name="P115">I’m angry about their refusal </text:p>
        </text:list-item>
        <text:list-item>
          <text:p text:style-name="P115">Everyone likes it</text:p>
        </text:list-item>
        <text:list-item>
          <text:p text:style-name="P115">What’s there?</text:p>
        </text:list-item>
        <text:list-item>
          <text:p text:style-name="P116">I’ll be able to solve this problem</text:p>
        </text:list-item>
        <text:list-item>
          <text:p text:style-name="P116">I’ll do it without her</text:p>
        </text:list-item>
        <text:list-item>
          <text:p text:style-name="P116">Is this method really ineffective?</text:p>
        </text:list-item>
        <text:list-item>
          <text:p text:style-name="P116">He’s interested in it </text:p>
        </text:list-item>
        <text:list-item>
          <text:p text:style-name="P116">He’ll buy the same computer </text:p>
        </text:list-item>
        <text:list-item>
          <text:p text:style-name="P116">I did my best to take the first place</text:p>
        </text:list-item>
        <text:list-item>
          <text:p text:style-name="P116">Our sales manager will calculate it </text:p>
        </text:list-item>
        <text:list-item>
          <text:p text:style-name="P116">You’re so lucky </text:p>
        </text:list-item>
        <text:list-item>
          <text:p text:style-name="P116">We’ll invite them next Saturday </text:p>
        </text:list-item>
        <text:list-item>
          <text:p text:style-name="P116"><text:soft-page-break/>I’ll try not to mention it </text:p>
        </text:list-item>
        <text:list-item>
          <text:p text:style-name="P117">Do you play badminton?</text:p>
        </text:list-item>
        <text:list-item>
          <text:p text:style-name="P117">I need more space </text:p>
        </text:list-item>
        <text:list-item>
          <text:p text:style-name="P117">I’ll try not to spend such a big sum of money </text:p>
        </text:list-item>
        <text:list-item>
          <text:p text:style-name="P117">He speaks English fast and correctly</text:p>
        </text:list-item>
        <text:list-item>
          <text:p text:style-name="P117">I wrote down the following thing </text:p>
        </text:list-item>
        <text:list-item>
          <text:p text:style-name="P117">You’ll owe this sum of money</text:p>
        </text:list-item>
        <text:list-item>
          <text:p text:style-name="P117">I’ll call you back in a couple of minutes </text:p>
        </text:list-item>
        <text:list-item>
          <text:p text:style-name="P117">What’s your brother’s name?</text:p>
        </text:list-item>
        <text:list-item>
          <text:p text:style-name="P117">My English is better and better </text:p>
        </text:list-item>
        <text:list-item>
          <text:p text:style-name="P117">Will it be warm there?</text:p>
        </text:list-item>
        <text:list-item>
          <text:p text:style-name="P117">They played football </text:p>
        </text:list-item>
        <text:list-item>
          <text:p text:style-name="P117">His wife missed him </text:p>
        </text:list-item>
        <text:list-item>
          <text:p text:style-name="P117">You business partner can regret it</text:p>
        </text:list-item>
        <text:list-item>
          <text:p text:style-name="P117">When will you start preparing for your exams?</text:p>
        </text:list-item>
        <text:list-item>
          <text:p text:style-name="P117">You can subscribe to this channel </text:p>
        </text:list-item>
        <text:list-item>
          <text:p text:style-name="P117">Everyone will laugh at it </text:p>
        </text:list-item>
        <text:list-item>
          <text:p text:style-name="P117">It’s an interesting idea </text:p>
        </text:list-item>
        <text:list-item>
          <text:p text:style-name="P117">He s<text:span text:style-name="T15">tole his wallet </text:span></text:p>
        </text:list-item>
        <text:list-item>
          <text:p text:style-name="P118">They were in another place</text:p>
        </text:list-item>
        <text:list-item>
          <text:p text:style-name="P118">What kind of literature will we need?</text:p>
        </text:list-item>
        <text:list-item>
          <text:p text:style-name="P118">It was a real sensation <text:s/></text:p>
        </text:list-item>
        <text:list-item>
          <text:p text:style-name="P118">It’s a useless lesson </text:p>
        </text:list-item>
        <text:list-item>
          <text:p text:style-name="P118">This is test too easy?</text:p>
        </text:list-item>
        <text:list-item>
          <text:p text:style-name="P118">They signed this document </text:p>
        </text:list-item>
        <text:list-item>
          <text:p text:style-name="P118">You’ll see it at the beginning of the meting </text:p>
        </text:list-item>
        <text:list-item>
          <text:p text:style-name="P119">He was born on the seventh of July </text:p>
        </text:list-item>
        <text:list-item>
          <text:p text:style-name="P119">Do these results motivate you?</text:p>
        </text:list-item>
        <text:list-item>
          <text:p text:style-name="P119">She considers it unimportant </text:p>
        </text:list-item>
        <text:list-item>
          <text:p text:style-name="P119">I really like this city </text:p>
        </text:list-item>
        <text:list-item>
          <text:p text:style-name="P119">I arrived home </text:p>
        </text:list-item>
        <text:list-item>
          <text:p text:style-name="P119">It won’t help you at all </text:p>
        </text:list-item>
        <text:list-item>
          <text:p text:style-name="P119">He translated that document from English into Russian</text:p>
        </text:list-item>
        <text:list-item>
          <text:p text:style-name="P119">Were they behind her?</text:p>
        </text:list-item>
        <text:list-item>
          <text:p text:style-name="P119">Will I know English like educated native speaker? </text:p>
        </text:list-item>
        <text:list-item>
          <text:p text:style-name="P119">He’s a very strange person </text:p>
        </text:list-item>
        <text:list-item>
          <text:p text:style-name="P119">I want a good car</text:p>
        </text:list-item>
        <text:list-item>
          <text:p text:style-name="P119"><text:soft-page-break/>How effective was it?</text:p>
        </text:list-item>
        <text:list-item>
          <text:p text:style-name="P120">Other people didn’t realize it </text:p>
        </text:list-item>
        <text:list-item>
          <text:p text:style-name="P120">This university is very prestigious </text:p>
        </text:list-item>
        <text:list-item>
          <text:p text:style-name="P120">We must get rid of our mistakes as soon as possible </text:p>
        </text:list-item>
        <text:list-item>
          <text:p text:style-name="P120">She was born on the twenty third of March </text:p>
        </text:list-item>
        <text:list-item>
          <text:p text:style-name="P120">Did she have such a big choice? </text:p>
        </text:list-item>
        <text:list-item>
          <text:p text:style-name="P120">Did we deserve it?</text:p>
        </text:list-item>
        <text:list-item>
          <text:p text:style-name="P120">The lecture began fifteen minutes ago</text:p>
        </text:list-item>
        <text:list-item>
          <text:p text:style-name="P121">We didn’t know how to thank him?</text:p>
        </text:list-item>
        <text:list-item>
          <text:p text:style-name="P121">He thought the same</text:p>
        </text:list-item>
        <text:list-item>
          <text:p text:style-name="P121">He needs to think it over more thoroughly </text:p>
        </text:list-item>
        <text:list-item>
          <text:p text:style-name="P121">She apologized for everything </text:p>
        </text:list-item>
        <text:list-item>
          <text:p text:style-name="P121">It’s a very useful lesson </text:p>
        </text:list-item>
        <text:list-item>
          <text:p text:style-name="P121">All the children are there</text:p>
        </text:list-item>
        <text:list-item>
          <text:p text:style-name="P121">Will they be angry?</text:p>
        </text:list-item>
        <text:list-item>
          <text:p text:style-name="P121">Will she keep this secret? </text:p>
        </text:list-item>
        <text:list-item>
          <text:p text:style-name="P121">She lit the cigarette </text:p>
        </text:list-item>
        <text:list-item>
          <text:p text:style-name="P121">I took him with me</text:p>
        </text:list-item>
        <text:list-item>
          <text:p text:style-name="P121">Do you understand me?</text:p>
        </text:list-item>
        <text:list-item>
          <text:p text:style-name="P121">They hit the door</text:p>
        </text:list-item>
        <text:list-item>
          <text:p text:style-name="P121">Will it last for two hours?</text:p>
        </text:list-item>
        <text:list-item>
          <text:p text:style-name="P121">It isn’t a bad situation </text:p>
        </text:list-item>
        <text:list-item>
          <text:p text:style-name="P121">It’s the longest river in the world </text:p>
        </text:list-item>
        <text:list-item>
          <text:p text:style-name="P121">I’ll ask him some questions </text:p>
        </text:list-item>
        <text:list-item>
          <text:p text:style-name="P122">They’ll made a very interesting discovery</text:p>
        </text:list-item>
        <text:list-item>
          <text:p text:style-name="P122">Why do you like this channel?</text:p>
        </text:list-item>
        <text:list-item>
          <text:p text:style-name="P122">He dreamt about a career in music </text:p>
        </text:list-item>
        <text:list-item>
          <text:p text:style-name="P122">Our sales manager calculated it </text:p>
        </text:list-item>
        <text:list-item>
          <text:p text:style-name="P122">You’ll hear it at the beginning of the movie </text:p>
        </text:list-item>
        <text:list-item>
          <text:p text:style-name="P122">I threw this thing away </text:p>
        </text:list-item>
        <text:list-item>
          <text:p text:style-name="P122">It’ll be necessary to check it more thoroughly </text:p>
        </text:list-item>
        <text:list-item>
          <text:p text:style-name="P122">I did everything on time </text:p>
        </text:list-item>
        <text:list-item>
          <text:p text:style-name="P122">I read it online </text:p>
        </text:list-item>
        <text:list-item>
          <text:p text:style-name="P122">I parked not far from there </text:p>
        </text:list-item>
        <text:list-item>
          <text:p text:style-name="P123">I’ll do my best to study better </text:p>
        </text:list-item>
        <text:list-item>
          <text:p text:style-name="P123">I’ll manage to double our sales despite the crisis </text:p>
        </text:list-item>
        <text:list-item>
          <text:p text:style-name="P123">He spoilt the food</text:p>
        </text:list-item>
        <text:list-item>
          <text:p text:style-name="P123"><text:soft-page-break/>Will it be possible a<text:span text:style-name="T16">t</text:span> the beginning of this year?</text:p>
        </text:list-item>
        <text:list-item>
          <text:p text:style-name="P123">All the furniture is new </text:p>
        </text:list-item>
        <text:list-item>
          <text:p text:style-name="P123">This method isn’t new </text:p>
        </text:list-item>
        <text:list-item>
          <text:p text:style-name="P123">How difficult is this exercise?</text:p>
        </text:list-item>
        <text:list-item>
          <text:p text:style-name="P123">What’s your job?</text:p>
        </text:list-item>
        <text:list-item>
          <text:p text:style-name="P123">I’m sure I’ll be lucky</text:p>
        </text:list-item>
        <text:list-item>
          <text:p text:style-name="P123">Does he often speak English?</text:p>
        </text:list-item>
        <text:list-item>
          <text:p text:style-name="P123">Is the cat in that room?</text:p>
        </text:list-item>
        <text:list-item>
          <text:p text:style-name="P123">When will your brother start preparing for his exams?</text:p>
        </text:list-item>
        <text:list-item>
          <text:p text:style-name="P123">We worked very hard to pay for it?</text:p>
        </text:list-item>
        <text:list-item>
          <text:p text:style-name="P123">I flew to the United States </text:p>
        </text:list-item>
        <text:list-item>
          <text:p text:style-name="P123">She’s a very beautiful girl </text:p>
        </text:list-item>
        <text:list-item>
          <text:p text:style-name="P123">What will we need to do?</text:p>
        </text:list-item>
        <text:list-item>
          <text:p text:style-name="P123">This businessman is very rich </text:p>
        </text:list-item>
        <text:list-item>
          <text:p text:style-name="P123">She doesn’t pay taxes </text:p>
        </text:list-item>
        <text:list-item>
          <text:p text:style-name="P123">He described her appearance </text:p>
        </text:list-item>
        <text:list-item>
          <text:p text:style-name="P124">They didn’t want to reinvent the wheel </text:p>
        </text:list-item>
        <text:list-item>
          <text:p text:style-name="P124">Is it a funny video?</text:p>
        </text:list-item>
        <text:list-item>
          <text:p text:style-name="P124">It’s a commercial project </text:p>
        </text:list-item>
        <text:list-item>
          <text:p text:style-name="P124">How often will you be in that place?</text:p>
        </text:list-item>
        <text:list-item>
          <text:p text:style-name="P124">We’ll try to be optimistic </text:p>
        </text:list-item>
        <text:list-item>
          <text:p text:style-name="P124">Will she explain it to me?</text:p>
        </text:list-item>
        <text:list-item>
          <text:p text:style-name="P124">His friend borrowed this money <text:s/></text:p>
        </text:list-item>
        <text:list-item>
          <text:p text:style-name="P125">I prefer tea</text:p>
        </text:list-item>
        <text:list-item>
          <text:p text:style-name="P125">Does it look strange?</text:p>
        </text:list-item>
        <text:list-item>
          <text:p text:style-name="P125">We overcame those difficulties </text:p>
        </text:list-item>
        <text:list-item>
          <text:p text:style-name="P125">What fruit and vegetables will they eat there?</text:p>
        </text:list-item>
        <text:list-item>
          <text:p text:style-name="P125">Does his girlfriend miss him?</text:p>
        </text:list-item>
        <text:list-item>
          <text:p text:style-name="P125">He never overate </text:p>
        </text:list-item>
        <text:list-item>
          <text:p text:style-name="P125">I’m fond of this channel thanks to my fantastic result </text:p>
        </text:list-item>
        <text:list-item>
          <text:p text:style-name="P125">He’s surprised </text:p>
        </text:list-item>
        <text:list-item>
          <text:p text:style-name="P125">We need to consider various economic problems, too</text:p>
        </text:list-item>
        <text:list-item>
          <text:p text:style-name="P125">I ordered this thing online </text:p>
        </text:list-item>
        <text:list-item>
          <text:p text:style-name="P125">His result wasn’t satisfactory </text:p>
        </text:list-item>
        <text:list-item>
          <text:p text:style-name="P125">It’s necessary to do something </text:p>
        </text:list-item>
        <text:list-item>
          <text:p text:style-name="P125">I like the simplicity of this approach </text:p>
        </text:list-item>
        <text:list-item>
          <text:p text:style-name="P125">She cut the fish into three pieces <text:s/></text:p>
        </text:list-item>
        <text:list-item>
          <text:p text:style-name="P125"><text:soft-page-break/>How much money does he owe us?</text:p>
        </text:list-item>
        <text:list-item>
          <text:p text:style-name="P125">You’ll know so many useful words, expressions and phrases </text:p>
        </text:list-item>
        <text:list-item>
          <text:p text:style-name="P125">I spent lots of time on English to know it really well </text:p>
        </text:list-item>
        <text:list-item>
          <text:p text:style-name="P126">These conditions will suit us </text:p>
        </text:list-item>
        <text:list-item>
          <text:p text:style-name="P126">We’ll know it next month</text:p>
        </text:list-item>
        <text:list-item>
          <text:p text:style-name="P126">It’s such an interesting story </text:p>
        </text:list-item>
        <text:list-item>
          <text:p text:style-name="P126">Why do you think so?</text:p>
        </text:list-item>
        <text:list-item>
          <text:p text:style-name="P126">They’ll live in another despite their financial problems </text:p>
        </text:list-item>
        <text:list-item>
          <text:p text:style-name="P126">They apologized for their rude behavior </text:p>
        </text:list-item>
        <text:list-item>
          <text:p text:style-name="P126">We’ll try to double our sales </text:p>
        </text:list-item>
        <text:list-item>
          <text:p text:style-name="P126">I won’t participate in this championship </text:p>
        </text:list-item>
        <text:list-item>
          <text:p text:style-name="P126">I didn’t devote much time to English </text:p>
        </text:list-item>
        <text:list-item>
          <text:p text:style-name="P126">What motivated you most of all? </text:p>
        </text:list-item>
        <text:list-item>
          <text:p text:style-name="P126">Did you him yesterday?</text:p>
        </text:list-item>
        <text:list-item>
          <text:p text:style-name="P126">He was born on the fifteen of May </text:p>
        </text:list-item>
        <text:list-item>
          <text:p text:style-name="P126">They dog bit him </text:p>
        </text:list-item>
        <text:list-item>
          <text:p text:style-name="P126">I’ll try no to forget to call him back</text:p>
        </text:list-item>
        <text:list-item>
          <text:p text:style-name="P126">I need to see her </text:p>
        </text:list-item>
        <text:list-item>
          <text:p text:style-name="P126">He drank a glass of milk </text:p>
        </text:list-item>
        <text:list-item>
          <text:p text:style-name="P126">Is she the best student?</text:p>
        </text:list-item>
        <text:list-item>
          <text:p text:style-name="P126"/>
        </text:list-item>
      </text:list>
      <text:p text:style-name="P1"/>
      <text:list xml:id="list131050349028949" text:continue-numbering="true" text:style-name="WWNum1">
        <text:list-header>
          <text:p text:style-name="P127"/>
          <text:p text:style-name="P12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.049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0</meta:editing-cycles>
    <dc:date>2021-08-14T13:10:05.543531150</dc:date>
    <meta:generator>LibreOffice/7.1.5.2$Linux_X86_64 LibreOffice_project/10$Build-2</meta:generator>
    <meta:editing-duration>PT2H21M22S</meta:editing-duration>
    <meta:document-statistic meta:table-count="0" meta:image-count="0" meta:object-count="0" meta:page-count="51" meta:paragraph-count="1856" meta:word-count="12068" meta:character-count="59677" meta:non-whitespace-character-count="50100"/>
    <meta:template xlink:type="simple" xlink:actuate="onRequest" xlink:title="Normal.dotm" xlink:href=""/>
  </office:meta>
</office:document-meta>
</file>